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Обычный" style:master-page-name="MP0" style:family="paragraph">
      <style:paragraph-properties fo:break-before="page" fo:text-align="end"/>
      <style:text-properties fo:font-size="8pt" style:font-size-asian="8pt" style:font-size-complex="8pt"/>
    </style:style>
    <style:style style:name="P3" style:parent-style-name="Обычный" style:family="paragraph">
      <style:paragraph-properties fo:text-align="end">
        <style:tab-stops>
          <style:tab-stop style:type="left" style:position="8.6625in"/>
        </style:tab-stops>
      </style:paragraph-properties>
      <style:text-properties fo:font-size="8pt" style:font-size-asian="8pt" style:font-size-complex="8pt"/>
    </style:style>
    <style:style style:name="P4" style:parent-style-name="Обычный" style:family="paragraph">
      <style:paragraph-properties fo:text-align="end">
        <style:tab-stops>
          <style:tab-stop style:type="left" style:position="8.6625in"/>
        </style:tab-stops>
      </style:paragraph-properties>
      <style:text-properties fo:font-size="8pt" style:font-size-asian="8pt" style:font-size-complex="8pt"/>
    </style:style>
    <style:style style:name="P5" style:parent-style-name="Обычный" style:family="paragraph">
      <style:text-properties fo:font-size="10pt" style:font-size-asian="10pt" style:font-size-complex="10pt"/>
    </style:style>
    <style:style style:name="TableColumn7" style:family="table-column">
      <style:table-column-properties style:column-width="0.4861in"/>
    </style:style>
    <style:style style:name="TableColumn8" style:family="table-column">
      <style:table-column-properties style:column-width="2.975in"/>
    </style:style>
    <style:style style:name="TableColumn9" style:family="table-column">
      <style:table-column-properties style:column-width="2.2256in"/>
    </style:style>
    <style:style style:name="TableColumn10" style:family="table-column">
      <style:table-column-properties style:column-width="0.3013in"/>
    </style:style>
    <style:style style:name="TableColumn11" style:family="table-column">
      <style:table-column-properties style:column-width="1.0888in"/>
    </style:style>
    <style:style style:name="Table6" style:family="table">
      <style:table-properties style:width="7.077in" fo:margin-left="0.0097in" table:align="left"/>
    </style:style>
    <style:style style:name="TableRow12" style:family="table-row">
      <style:table-row-properties style:min-row-height="0.1666in"/>
    </style:style>
    <style:style style:name="TableCell1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4" style:parent-style-name="Обычный" style:family="paragraph">
      <style:text-properties fo:font-size="10pt" style:font-size-asian="10pt" style:font-size-complex="10pt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" style:parent-style-name="Обычный" style:family="paragraph">
      <style:paragraph-properties>
        <style:tab-stops>
          <style:tab-stop style:type="left" style:position="0.8451in"/>
        </style:tab-stops>
      </style:paragraph-properties>
      <style:text-properties fo:font-size="10pt" style:font-size-asian="10pt" style:font-size-complex="10pt"/>
    </style:style>
    <style:style style:name="TableCell17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8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9" style:family="table-row">
      <style:table-row-properties style:min-row-height="0.1666in"/>
    </style:style>
    <style:style style:name="TableCell2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1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2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23" style:parent-style-name="Обычный" style:family="paragraph">
      <style:paragraph-properties>
        <style:tab-stops>
          <style:tab-stop style:type="left" style:position="0.8451in"/>
        </style:tab-stops>
      </style:paragraph-properties>
      <style:text-properties fo:font-size="10pt" style:font-size-asian="10pt" style:font-size-complex="10pt"/>
    </style:style>
    <style:style style:name="TableCell24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25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26" style:family="table-row">
      <style:table-row-properties style:min-row-height="0.1666in"/>
    </style:style>
    <style:style style:name="TableCell27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28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2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0" style:parent-style-name="Обычный" style:family="paragraph">
      <style:paragraph-properties>
        <style:tab-stops>
          <style:tab-stop style:type="left" style:position="0.8451in"/>
        </style:tab-stops>
      </style:paragraph-properties>
      <style:text-properties fo:font-size="10pt" style:font-size-asian="10pt" style:font-size-complex="10pt"/>
    </style:style>
    <style:style style:name="TableRow31" style:family="table-row">
      <style:table-row-properties style:min-row-height="0.1666in"/>
    </style:style>
    <style:style style:name="TableCell32" style:family="table-cell">
      <style:table-cell-properties fo:border-top="0.0069in solid #000000" fo:border-left="none" fo:border-bottom="none" fo:border-right="none" style:writing-mode="lr-tb" style:vertical-align="bottom" fo:padding-top="0in" fo:padding-left="0in" fo:padding-bottom="0in" fo:padding-right="0in"/>
    </style:style>
    <style:style style:name="T33" style:parent-style-name="Основнойшрифтабзаца" style:family="text">
      <style:text-properties fo:font-size="10pt" style:font-size-asian="10pt" style:font-size-complex="10pt"/>
    </style:style>
    <style:style style:name="TableCell34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35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3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7" style:parent-style-name="Обычный" style:family="paragraph">
      <style:paragraph-properties>
        <style:tab-stops>
          <style:tab-stop style:type="left" style:position="0.8451in"/>
        </style:tab-stops>
      </style:paragraph-properties>
      <style:text-properties fo:font-size="10pt" style:font-size-asian="10pt" style:font-size-complex="10pt"/>
    </style:style>
    <style:style style:name="P38" style:parent-style-name="Обычный" style:family="paragraph">
      <style:text-properties fo:font-size="10pt" style:font-size-asian="10pt" style:font-size-complex="10pt"/>
    </style:style>
    <style:style style:name="P39" style:parent-style-name="Обычный" style:family="paragraph">
      <style:paragraph-properties fo:text-align="center"/>
      <style:text-properties fo:font-weight="bold" style:font-weight-asian="bold" fo:letter-spacing="0.0277in"/>
    </style:style>
    <style:style style:name="P40" style:parent-style-name="Обычный" style:family="paragraph">
      <style:paragraph-properties fo:text-align="center"/>
      <style:text-properties fo:font-weight="bold" style:font-weight-asian="bold" fo:letter-spacing="0.0277in"/>
    </style:style>
    <style:style style:name="TableColumn42" style:family="table-column">
      <style:table-column-properties style:column-width="3.6458in"/>
    </style:style>
    <style:style style:name="TableColumn43" style:family="table-column">
      <style:table-column-properties style:column-width="1.0687in"/>
    </style:style>
    <style:style style:name="Table41" style:family="table">
      <style:table-properties style:width="4.7145in" fo:margin-left="0in" table:align="center"/>
    </style:style>
    <style:style style:name="TableRow44" style:family="table-row">
      <style:table-row-properties style:min-row-height="0.1666in"/>
    </style:style>
    <style:style style:name="TableCell4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46" style:parent-style-name="Основнойшрифтабзаца" style:family="text">
      <style:text-properties fo:font-weight="bold" style:font-weight-asian="bold" fo:letter-spacing="0.0277in"/>
    </style:style>
    <style:style style:name="T47" style:parent-style-name="Основнойшрифтабзаца" style:family="text">
      <style:text-properties fo:font-weight="bold" style:font-weight-asian="bold"/>
    </style:style>
    <style:style style:name="TableCell48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49" style:parent-style-name="Обычный" style:family="paragraph">
      <style:paragraph-properties fo:text-align="center"/>
      <style:text-properties fo:font-weight="bold" style:font-weight-asian="bold"/>
    </style:style>
    <style:style style:name="P50" style:parent-style-name="Обычный" style:family="paragraph">
      <style:text-properties fo:font-size="10pt" style:font-size-asian="10pt" style:font-size-complex="10pt"/>
    </style:style>
    <style:style style:name="TableColumn52" style:family="table-column">
      <style:table-column-properties style:column-width="0.4375in"/>
    </style:style>
    <style:style style:name="TableColumn53" style:family="table-column">
      <style:table-column-properties style:column-width="0.0097in"/>
    </style:style>
    <style:style style:name="TableColumn54" style:family="table-column">
      <style:table-column-properties style:column-width="1.1958in"/>
    </style:style>
    <style:style style:name="TableColumn55" style:family="table-column">
      <style:table-column-properties style:column-width="0.4277in"/>
    </style:style>
    <style:style style:name="TableColumn56" style:family="table-column">
      <style:table-column-properties style:column-width="0.2819in"/>
    </style:style>
    <style:style style:name="TableColumn57" style:family="table-column">
      <style:table-column-properties style:column-width="0.243in"/>
    </style:style>
    <style:style style:name="TableColumn58" style:family="table-column">
      <style:table-column-properties style:column-width="0.2527in"/>
    </style:style>
    <style:style style:name="TableColumn59" style:family="table-column">
      <style:table-column-properties style:column-width="0.3305in"/>
    </style:style>
    <style:style style:name="TableColumn60" style:family="table-column">
      <style:table-column-properties style:column-width="0.0194in"/>
    </style:style>
    <style:style style:name="TableColumn61" style:family="table-column">
      <style:table-column-properties style:column-width="0.1263in"/>
    </style:style>
    <style:style style:name="TableColumn62" style:family="table-column">
      <style:table-column-properties style:column-width="0.2625in"/>
    </style:style>
    <style:style style:name="TableColumn63" style:family="table-column">
      <style:table-column-properties style:column-width="0.0777in"/>
    </style:style>
    <style:style style:name="TableColumn64" style:family="table-column">
      <style:table-column-properties style:column-width="0.2236in"/>
    </style:style>
    <style:style style:name="TableColumn65" style:family="table-column">
      <style:table-column-properties style:column-width="0.1937in"/>
    </style:style>
    <style:style style:name="TableColumn66" style:family="table-column">
      <style:table-column-properties style:column-width="0.1069in"/>
    </style:style>
    <style:style style:name="TableColumn67" style:family="table-column">
      <style:table-column-properties style:column-width="0.0388in"/>
    </style:style>
    <style:style style:name="TableColumn68" style:family="table-column">
      <style:table-column-properties style:column-width="0.4569in"/>
    </style:style>
    <style:style style:name="TableColumn69" style:family="table-column">
      <style:table-column-properties style:column-width="0.0777in"/>
    </style:style>
    <style:style style:name="TableColumn70" style:family="table-column">
      <style:table-column-properties style:column-width="0.0486in"/>
    </style:style>
    <style:style style:name="TableColumn71" style:family="table-column">
      <style:table-column-properties style:column-width="0.2722in"/>
    </style:style>
    <style:style style:name="TableColumn72" style:family="table-column">
      <style:table-column-properties style:column-width="0.243in"/>
    </style:style>
    <style:style style:name="TableColumn73" style:family="table-column">
      <style:table-column-properties style:column-width="0.1166in"/>
    </style:style>
    <style:style style:name="TableColumn74" style:family="table-column">
      <style:table-column-properties style:column-width="0.0875in"/>
    </style:style>
    <style:style style:name="TableColumn75" style:family="table-column">
      <style:table-column-properties style:column-width="0.175in"/>
    </style:style>
    <style:style style:name="TableColumn76" style:family="table-column">
      <style:table-column-properties style:column-width="0.068in"/>
    </style:style>
    <style:style style:name="TableColumn77" style:family="table-column">
      <style:table-column-properties style:column-width="0.3694in"/>
    </style:style>
    <style:style style:name="TableColumn78" style:family="table-column">
      <style:table-column-properties style:column-width="0.4277in"/>
    </style:style>
    <style:style style:name="TableColumn79" style:family="table-column">
      <style:table-column-properties style:column-width="0.5055in"/>
    </style:style>
    <style:style style:name="Table51" style:family="table">
      <style:table-properties style:width="7.077in" fo:margin-left="0.0097in" table:align="left"/>
    </style:style>
    <style:style style:name="TableRow80" style:family="table-row">
      <style:table-row-properties style:min-row-height="0.1666in"/>
    </style:style>
    <style:style style:name="TableCell8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2" style:parent-style-name="Обычный" style:family="paragraph">
      <style:text-properties fo:font-size="10pt" style:font-size-asian="10pt" style:font-size-complex="10pt"/>
    </style:style>
    <style:style style:name="TableCell83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84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8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6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87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88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8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0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91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92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93" style:family="table-row">
      <style:table-row-properties style:min-row-height="0.1666in"/>
    </style:style>
    <style:style style:name="TableCell9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5" style:parent-style-name="Обычный" style:family="paragraph">
      <style:text-properties fo:font-size="10pt" style:font-size-asian="10pt" style:font-size-complex="10pt"/>
    </style:style>
    <style:style style:name="TableCell96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97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98" style:family="table-row">
      <style:table-row-properties style:min-row-height="0.1666in"/>
    </style:style>
    <style:style style:name="TableCell9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00" style:parent-style-name="Обычный" style:family="paragraph">
      <style:text-properties fo:font-size="10pt" style:font-size-asian="10pt" style:font-size-complex="10pt"/>
    </style:style>
    <style:style style:name="TableCell10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02" style:parent-style-name="Обычный" style:family="paragraph">
      <style:text-properties fo:font-size="10pt" style:font-size-asian="10pt" style:font-size-complex="10pt"/>
    </style:style>
    <style:style style:name="TableCell103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04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0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06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07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08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0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10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11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12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13" style:family="table-row">
      <style:table-row-properties style:min-row-height="0.1666in"/>
    </style:style>
    <style:style style:name="TableCell11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15" style:parent-style-name="Обычный" style:family="paragraph">
      <style:text-properties fo:font-size="10pt" style:font-size-asian="10pt" style:font-size-complex="10pt"/>
    </style:style>
    <style:style style:name="TableCell116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17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18" style:family="table-row">
      <style:table-row-properties style:min-row-height="0.1666in"/>
    </style:style>
    <style:style style:name="TableCell11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20" style:parent-style-name="Обычный" style:family="paragraph">
      <style:text-properties fo:font-size="10pt" style:font-size-asian="10pt" style:font-size-complex="10pt"/>
    </style:style>
    <style:style style:name="TableCell121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22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2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24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25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26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2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28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29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30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31" style:family="table-row">
      <style:table-row-properties style:min-row-height="0.1666in"/>
    </style:style>
    <style:style style:name="TableCell13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33" style:parent-style-name="Обычный" style:family="paragraph">
      <style:text-properties fo:font-size="10pt" style:font-size-asian="10pt" style:font-size-complex="10pt"/>
    </style:style>
    <style:style style:name="TableCell134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35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3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37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38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39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4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41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42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43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4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45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46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47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P148" style:parent-style-name="Обычный" style:family="paragraph">
      <style:text-properties fo:font-size="10pt" style:font-size-asian="10pt" style:font-size-complex="10pt"/>
    </style:style>
    <style:style style:name="TableColumn150" style:family="table-column">
      <style:table-column-properties style:column-width="1.3409in"/>
    </style:style>
    <style:style style:name="TableColumn151" style:family="table-column">
      <style:table-column-properties style:column-width="0.2527in"/>
    </style:style>
    <style:style style:name="TableColumn152" style:family="table-column">
      <style:table-column-properties style:column-width="0.6805in"/>
    </style:style>
    <style:style style:name="TableColumn153" style:family="table-column">
      <style:table-column-properties style:column-width="0.0291in"/>
    </style:style>
    <style:style style:name="TableColumn154" style:family="table-column">
      <style:table-column-properties style:column-width="0.243in"/>
    </style:style>
    <style:style style:name="TableColumn155" style:family="table-column">
      <style:table-column-properties style:column-width="0.6541in"/>
    </style:style>
    <style:style style:name="TableColumn156" style:family="table-column">
      <style:table-column-properties style:column-width="0.134in"/>
    </style:style>
    <style:style style:name="TableColumn157" style:family="table-column">
      <style:table-column-properties style:column-width="0.6506in"/>
    </style:style>
    <style:style style:name="TableColumn158" style:family="table-column">
      <style:table-column-properties style:column-width="0.5333in"/>
    </style:style>
    <style:style style:name="TableColumn159" style:family="table-column">
      <style:table-column-properties style:column-width="0.1847in"/>
    </style:style>
    <style:style style:name="TableColumn160" style:family="table-column">
      <style:table-column-properties style:column-width="0.3305in"/>
    </style:style>
    <style:style style:name="TableColumn161" style:family="table-column">
      <style:table-column-properties style:column-width="0.6895in"/>
    </style:style>
    <style:style style:name="TableColumn162" style:family="table-column">
      <style:table-column-properties style:column-width="0.2722in"/>
    </style:style>
    <style:style style:name="TableColumn163" style:family="table-column">
      <style:table-column-properties style:column-width="1.0812in"/>
    </style:style>
    <style:style style:name="Table149" style:family="table">
      <style:table-properties style:width="7.077in" fo:margin-left="0.0097in" table:align="left"/>
    </style:style>
    <style:style style:name="TableRow164" style:family="table-row">
      <style:table-row-properties style:min-row-height="0.1666in"/>
    </style:style>
    <style:style style:name="TableCell16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6" style:parent-style-name="Обычный" style:family="paragraph">
      <style:text-properties fo:font-size="10pt" style:font-size-asian="10pt" style:font-size-complex="10pt"/>
    </style:style>
    <style:style style:name="TableCell167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68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6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0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71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72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7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4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75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76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77" style:family="table-row">
      <style:table-row-properties style:min-row-height="0.1666in"/>
    </style:style>
    <style:style style:name="TableCell178" style:family="table-cell">
      <style:table-cell-properties fo:border="none" style:writing-mode="lr-tb" style:vertical-align="bottom" fo:padding-top="0in" fo:padding-left="0in" fo:padding-bottom="0in" fo:padding-right="0in"/>
    </style:style>
    <style:style style:name="T179" style:parent-style-name="Основнойшрифтабзаца" style:family="text">
      <style:text-properties fo:font-size="10pt" style:font-size-asian="10pt" style:font-size-complex="10pt"/>
    </style:style>
    <style:style style:name="T180" style:parent-style-name="Основнойшрифтабзаца" style:family="text">
      <style:text-properties fo:font-size="10pt" style:font-size-asian="10pt" style:font-size-complex="10pt"/>
    </style:style>
    <style:style style:name="T181" style:parent-style-name="Основнойшрифтабзаца" style:family="text">
      <style:text-properties fo:font-size="10pt" style:font-size-asian="10pt" style:font-size-complex="10pt"/>
    </style:style>
    <style:style style:name="T182" style:parent-style-name="Основнойшрифтабзаца" style:family="text">
      <style:text-properties fo:font-size="10pt" style:font-size-asian="10pt" style:font-size-complex="10pt"/>
    </style:style>
    <style:style style:name="TableCell183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84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85" style:family="table-row">
      <style:table-row-properties style:min-row-height="0.1666in"/>
    </style:style>
    <style:style style:name="TableCell18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87" style:parent-style-name="Обычный" style:family="paragraph">
      <style:text-properties fo:font-size="10pt" style:font-size-asian="10pt" style:font-size-complex="10pt"/>
    </style:style>
    <style:style style:name="TableCell188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89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9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91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92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93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9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95" style:parent-style-name="Обычный" style:family="paragraph">
      <style:text-properties fo:font-size="10pt" style:font-size-asian="10pt" style:font-size-complex="10pt"/>
    </style:style>
    <style:style style:name="TableCell196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97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9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99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200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201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P202" style:parent-style-name="Обычный" style:family="paragraph">
      <style:text-properties fo:font-size="10pt" style:font-size-asian="10pt" style:font-size-complex="10pt"/>
    </style:style>
    <style:style style:name="TableColumn204" style:family="table-column">
      <style:table-column-properties style:column-width="0.9659in"/>
    </style:style>
    <style:style style:name="TableColumn205" style:family="table-column">
      <style:table-column-properties style:column-width="0.9659in"/>
    </style:style>
    <style:style style:name="TableColumn206" style:family="table-column">
      <style:table-column-properties style:column-width="3.1784in"/>
    </style:style>
    <style:style style:name="TableColumn207" style:family="table-column">
      <style:table-column-properties style:column-width="0.7062in"/>
    </style:style>
    <style:style style:name="TableColumn208" style:family="table-column">
      <style:table-column-properties style:column-width="1.2604in"/>
    </style:style>
    <style:style style:name="Table203" style:family="table">
      <style:table-properties style:width="7.077in" fo:margin-left="0.0097in" table:align="left"/>
    </style:style>
    <style:style style:name="TableRow209" style:family="table-row">
      <style:table-row-properties style:min-row-height="0.1666in"/>
    </style:style>
    <style:style style:name="TableCell210" style:family="table-cell">
      <style:table-cell-properties fo:border="0.0069in solid #000000" style:writing-mode="lr-tb" fo:padding-top="0in" fo:padding-left="0in" fo:padding-bottom="0in" fo:padding-right="0in"/>
    </style:style>
    <style:style style:name="P211" style:parent-style-name="Обычный" style:family="paragraph">
      <style:paragraph-properties fo:text-align="center" fo:margin-left="0.0395in" fo:margin-right="0.0395in">
        <style:tab-stops/>
      </style:paragraph-properties>
      <style:text-properties fo:font-size="10pt" style:font-size-asian="10pt" style:font-size-complex="10pt"/>
    </style:style>
    <style:style style:name="P212" style:parent-style-name="Обычный" style:family="paragraph">
      <style:paragraph-properties fo:text-align="center" fo:margin-left="0.0395in" fo:margin-right="0.0395in">
        <style:tab-stops/>
      </style:paragraph-properties>
      <style:text-properties fo:font-size="10pt" style:font-size-asian="10pt" style:font-size-complex="10pt"/>
    </style:style>
    <style:style style:name="P213" style:parent-style-name="Обычный" style:family="paragraph">
      <style:paragraph-properties fo:text-align="center" fo:margin-left="0.0395in" fo:margin-right="0.0395in">
        <style:tab-stops/>
      </style:paragraph-properties>
      <style:text-properties fo:font-size="10pt" style:font-size-asian="10pt" style:font-size-complex="10pt"/>
    </style:style>
    <style:style style:name="P214" style:parent-style-name="Обычный" style:family="paragraph">
      <style:paragraph-properties fo:text-align="center"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215" style:family="table-cell">
      <style:table-cell-properties fo:border="0.0069in solid #000000" style:writing-mode="lr-tb" fo:padding-top="0in" fo:padding-left="0in" fo:padding-bottom="0in" fo:padding-right="0in"/>
    </style:style>
    <style:style style:name="P216" style:parent-style-name="Обычный" style:family="paragraph">
      <style:paragraph-properties fo:text-align="center" fo:margin-left="0.0395in" fo:margin-right="0.0395in">
        <style:tab-stops/>
      </style:paragraph-properties>
      <style:text-properties fo:font-size="10pt" style:font-size-asian="10pt" style:font-size-complex="10pt"/>
    </style:style>
    <style:style style:name="P217" style:parent-style-name="Обычный" style:family="paragraph">
      <style:paragraph-properties fo:text-align="center" fo:margin-left="0.0395in" fo:margin-right="0.0395in">
        <style:tab-stops/>
      </style:paragraph-properties>
      <style:text-properties fo:font-size="10pt" style:font-size-asian="10pt" style:font-size-complex="10pt"/>
    </style:style>
    <style:style style:name="P218" style:parent-style-name="Обычный" style:family="paragraph">
      <style:paragraph-properties fo:text-align="center" fo:margin-left="0.0395in" fo:margin-right="0.0395in">
        <style:tab-stops/>
      </style:paragraph-properties>
      <style:text-properties fo:font-size="10pt" style:font-size-asian="10pt" style:font-size-complex="10pt"/>
    </style:style>
    <style:style style:name="P219" style:parent-style-name="Обычный" style:family="paragraph">
      <style:paragraph-properties fo:text-align="center"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220" style:family="table-cell">
      <style:table-cell-properties fo:border="0.0069in solid #000000" style:writing-mode="lr-tb" fo:padding-top="0in" fo:padding-left="0in" fo:padding-bottom="0in" fo:padding-right="0in"/>
    </style:style>
    <style:style style:name="P221" style:parent-style-name="Обычный" style:family="paragraph">
      <style:paragraph-properties fo:text-align="center"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222" style:family="table-cell">
      <style:table-cell-properties fo:border="0.0069in solid #000000" style:writing-mode="lr-tb" fo:padding-top="0in" fo:padding-left="0in" fo:padding-bottom="0in" fo:padding-right="0in"/>
    </style:style>
    <style:style style:name="P223" style:parent-style-name="Обычный" style:family="paragraph">
      <style:paragraph-properties fo:text-align="center" fo:margin-left="0.0395in" fo:margin-right="0.0395in">
        <style:tab-stops/>
      </style:paragraph-properties>
      <style:text-properties fo:font-size="10pt" style:font-size-asian="10pt" style:font-size-complex="10pt"/>
    </style:style>
    <style:style style:name="P224" style:parent-style-name="Обычный" style:family="paragraph">
      <style:paragraph-properties fo:text-align="center"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225" style:family="table-cell">
      <style:table-cell-properties fo:border="0.0069in solid #000000" style:writing-mode="lr-tb" fo:padding-top="0in" fo:padding-left="0in" fo:padding-bottom="0in" fo:padding-right="0in"/>
    </style:style>
    <style:style style:name="P226" style:parent-style-name="Обычный" style:family="paragraph">
      <style:paragraph-properties fo:text-align="center"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227" style:family="table-row">
      <style:table-row-properties style:min-row-height="0.1666in"/>
    </style:style>
    <style:style style:name="TableCell228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29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230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31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23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33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23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35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236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37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238" style:family="table-row">
      <style:table-row-properties style:min-row-height="0.1666in"/>
    </style:style>
    <style:style style:name="TableCell23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40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241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42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243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44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245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46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247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48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249" style:family="table-row">
      <style:table-row-properties style:min-row-height="0.1666in"/>
    </style:style>
    <style:style style:name="TableCell250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51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25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53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25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55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256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57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258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59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260" style:family="table-row">
      <style:table-row-properties style:min-row-height="0.1666in"/>
    </style:style>
    <style:style style:name="TableCell261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62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263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64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265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66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267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68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26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70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271" style:family="table-row">
      <style:table-row-properties style:min-row-height="0.1666in"/>
    </style:style>
    <style:style style:name="TableCell27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73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27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75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276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77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278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79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280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281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P282" style:parent-style-name="Обычный" style:family="paragraph">
      <style:paragraph-properties fo:break-before="page" fo:text-align="end"/>
      <style:text-properties fo:font-weight="bold" style:font-weight-asian="bold" fo:font-size="10pt" style:font-size-asian="10pt" style:font-size-complex="10pt"/>
    </style:style>
    <style:style style:name="P283" style:parent-style-name="Обычный" style:family="paragraph">
      <style:text-properties fo:font-size="10pt" style:font-size-asian="10pt" style:font-size-complex="10pt"/>
    </style:style>
    <style:style style:name="P284" style:parent-style-name="Обычный" style:family="paragraph">
      <style:text-properties fo:font-size="10pt" style:font-size-asian="10pt" style:font-size-complex="10pt"/>
    </style:style>
    <style:style style:name="P285" style:parent-style-name="Обычный" style:family="paragraph">
      <style:paragraph-properties fo:text-align="justify"/>
    </style:style>
    <style:style style:name="T286" style:parent-style-name="Основнойшрифтабзаца" style:family="text">
      <style:text-properties fo:font-size="10pt" style:font-size-asian="10pt" style:font-size-complex="10pt"/>
    </style:style>
    <style:style style:name="T287" style:parent-style-name="Основнойшрифтабзаца" style:family="text">
      <style:text-properties fo:font-style="italic" style:font-style-asian="italic" fo:font-size="10pt" style:font-size-asian="10pt" style:font-size-complex="10pt"/>
    </style:style>
    <style:style style:name="T288" style:parent-style-name="Основнойшрифтабзаца" style:family="text">
      <style:text-properties fo:font-size="10pt" style:font-size-asian="10pt" style:font-size-complex="10pt"/>
    </style:style>
    <style:style style:name="T289" style:parent-style-name="Основнойшрифтабзаца" style:family="text">
      <style:text-properties fo:font-style="italic" style:font-style-asian="italic" fo:font-size="10pt" style:font-size-asian="10pt" style:font-size-complex="10pt"/>
    </style:style>
    <style:style style:name="T290" style:parent-style-name="Основнойшрифтабзаца" style:family="text">
      <style:text-properties fo:font-size="10pt" style:font-size-asian="10pt" style:font-size-complex="10pt"/>
    </style:style>
    <style:style style:name="P291" style:parent-style-name="Обычный" style:family="paragraph">
      <style:paragraph-properties fo:text-align="justify"/>
    </style:style>
    <style:style style:name="T292" style:parent-style-name="Основнойшрифтабзаца" style:family="text">
      <style:text-properties fo:font-size="10pt" style:font-size-asian="10pt" style:font-size-complex="10pt"/>
    </style:style>
    <style:style style:name="T293" style:parent-style-name="Основнойшрифтабзаца" style:family="text">
      <style:text-properties fo:font-size="10pt" style:font-size-asian="10pt" style:font-size-complex="10pt"/>
    </style:style>
    <style:style style:name="T294" style:parent-style-name="Основнойшрифтабзаца" style:family="text">
      <style:text-properties fo:font-size="10pt" style:font-size-asian="10pt" style:font-size-complex="10pt"/>
    </style:style>
    <style:style style:name="TableColumn296" style:family="table-column">
      <style:table-column-properties style:column-width="1.7694in"/>
    </style:style>
    <style:style style:name="TableColumn297" style:family="table-column">
      <style:table-column-properties style:column-width="0.0777in"/>
    </style:style>
    <style:style style:name="TableColumn298" style:family="table-column">
      <style:table-column-properties style:column-width="0.2333in"/>
    </style:style>
    <style:style style:name="TableColumn299" style:family="table-column">
      <style:table-column-properties style:column-width="1.293in"/>
    </style:style>
    <style:style style:name="TableColumn300" style:family="table-column">
      <style:table-column-properties style:column-width="3.7034in"/>
    </style:style>
    <style:style style:name="Table295" style:family="table">
      <style:table-properties style:width="7.077in" fo:margin-left="0.0097in" table:align="left"/>
    </style:style>
    <style:style style:name="TableRow301" style:family="table-row">
      <style:table-row-properties style:min-row-height="0.1666in"/>
    </style:style>
    <style:style style:name="TableCell30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03" style:parent-style-name="Обычный" style:family="paragraph">
      <style:text-properties fo:font-size="10pt" style:font-size-asian="10pt" style:font-size-complex="10pt"/>
    </style:style>
    <style:style style:name="TableCell304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305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306" style:family="table-row">
      <style:table-row-properties style:min-row-height="0.1666in"/>
    </style:style>
    <style:style style:name="TableCell30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08" style:parent-style-name="Обычный" style:family="paragraph">
      <style:text-properties fo:font-size="10pt" style:font-size-asian="10pt" style:font-size-complex="10pt"/>
    </style:style>
    <style:style style:name="TableCell309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310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311" style:family="table-row">
      <style:table-row-properties style:min-row-height="0.1666in"/>
    </style:style>
    <style:style style:name="TableCell31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13" style:parent-style-name="Обычный" style:family="paragraph">
      <style:text-properties fo:font-size="10pt" style:font-size-asian="10pt" style:font-size-complex="10pt"/>
    </style:style>
    <style:style style:name="TableCell314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315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316" style:family="table-row">
      <style:table-row-properties style:min-row-height="0.1666in"/>
    </style:style>
    <style:style style:name="TableCell31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318" style:parent-style-name="Обычный" style:family="paragraph">
      <style:text-properties fo:font-size="10pt" style:font-size-asian="10pt" style:font-size-complex="10pt"/>
    </style:style>
    <style:style style:name="TableCell319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320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P321" style:parent-style-name="Обычный" style:family="paragraph">
      <style:text-properties fo:font-size="10pt" style:font-size-asian="10pt" style:font-size-complex="10pt"/>
    </style:style>
    <style:style style:name="TableColumn323" style:family="table-column">
      <style:table-column-properties style:column-width="0.9625in"/>
    </style:style>
    <style:style style:name="TableColumn324" style:family="table-column">
      <style:table-column-properties style:column-width="3.7326in"/>
    </style:style>
    <style:style style:name="TableColumn325" style:family="table-column">
      <style:table-column-properties style:column-width="1.1083in"/>
    </style:style>
    <style:style style:name="TableColumn326" style:family="table-column">
      <style:table-column-properties style:column-width="1.2736in"/>
    </style:style>
    <style:style style:name="Table322" style:family="table">
      <style:table-properties style:width="7.077in" fo:margin-left="0.0097in" table:align="left"/>
    </style:style>
    <style:style style:name="TableRow327" style:family="table-row">
      <style:table-row-properties style:min-row-height="0.1666in"/>
    </style:style>
    <style:style style:name="TableCell328" style:family="table-cell">
      <style:table-cell-properties fo:border="0.0069in solid #000000" style:writing-mode="lr-tb" fo:padding-top="0in" fo:padding-left="0in" fo:padding-bottom="0in" fo:padding-right="0in"/>
    </style:style>
    <style:style style:name="P329" style:parent-style-name="Обычный" style:family="paragraph">
      <style:paragraph-properties fo:text-align="center" fo:margin-left="0.0395in" fo:margin-right="0.0395in">
        <style:tab-stops/>
      </style:paragraph-properties>
      <style:text-properties fo:font-size="10pt" style:font-size-asian="10pt" style:font-size-complex="10pt"/>
    </style:style>
    <style:style style:name="P330" style:parent-style-name="Обычный" style:family="paragraph">
      <style:paragraph-properties fo:text-align="center" fo:margin-left="0.0395in" fo:margin-right="0.0395in">
        <style:tab-stops/>
      </style:paragraph-properties>
      <style:text-properties fo:font-size="10pt" style:font-size-asian="10pt" style:font-size-complex="10pt"/>
    </style:style>
    <style:style style:name="P331" style:parent-style-name="Обычный" style:family="paragraph">
      <style:paragraph-properties fo:text-align="center" fo:margin-left="0.0395in" fo:margin-right="0.0395in">
        <style:tab-stops/>
      </style:paragraph-properties>
      <style:text-properties fo:font-size="10pt" style:font-size-asian="10pt" style:font-size-complex="10pt"/>
    </style:style>
    <style:style style:name="P332" style:parent-style-name="Обычный" style:family="paragraph">
      <style:paragraph-properties fo:text-align="center"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333" style:family="table-cell">
      <style:table-cell-properties fo:border="0.0069in solid #000000" style:writing-mode="lr-tb" fo:padding-top="0in" fo:padding-left="0in" fo:padding-bottom="0in" fo:padding-right="0in"/>
    </style:style>
    <style:style style:name="P334" style:parent-style-name="Обычный" style:family="paragraph">
      <style:paragraph-properties fo:text-align="center"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335" style:family="table-cell">
      <style:table-cell-properties fo:border="0.0069in solid #000000" style:writing-mode="lr-tb" fo:padding-top="0in" fo:padding-left="0in" fo:padding-bottom="0in" fo:padding-right="0in"/>
    </style:style>
    <style:style style:name="P336" style:parent-style-name="Обычный" style:family="paragraph">
      <style:paragraph-properties fo:text-align="center" fo:margin-left="0.0395in" fo:margin-right="0.0395in">
        <style:tab-stops/>
      </style:paragraph-properties>
      <style:text-properties fo:font-size="10pt" style:font-size-asian="10pt" style:font-size-complex="10pt"/>
    </style:style>
    <style:style style:name="P337" style:parent-style-name="Обычный" style:family="paragraph">
      <style:paragraph-properties fo:text-align="center" fo:margin-left="0.0395in" fo:margin-right="0.0395in">
        <style:tab-stops/>
      </style:paragraph-properties>
      <style:text-properties fo:font-size="10pt" style:font-size-asian="10pt" style:font-size-complex="10pt"/>
    </style:style>
    <style:style style:name="P338" style:parent-style-name="Обычный" style:family="paragraph">
      <style:paragraph-properties fo:text-align="center" fo:margin-left="0.0395in" fo:margin-right="0.0395in">
        <style:tab-stops/>
      </style:paragraph-properties>
      <style:text-properties fo:font-size="10pt" style:font-size-asian="10pt" style:font-size-complex="10pt"/>
    </style:style>
    <style:style style:name="P339" style:parent-style-name="Обычный" style:family="paragraph">
      <style:paragraph-properties fo:text-align="center"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340" style:family="table-cell">
      <style:table-cell-properties fo:border="0.0069in solid #000000" style:writing-mode="lr-tb" fo:padding-top="0in" fo:padding-left="0in" fo:padding-bottom="0in" fo:padding-right="0in"/>
    </style:style>
    <style:style style:name="P341" style:parent-style-name="Обычный" style:family="paragraph">
      <style:paragraph-properties fo:text-align="center"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342" style:family="table-row">
      <style:table-row-properties style:min-row-height="0.1666in"/>
    </style:style>
    <style:style style:name="TableCell343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44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345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46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347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48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34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50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351" style:family="table-row">
      <style:table-row-properties style:min-row-height="0.1666in"/>
    </style:style>
    <style:style style:name="TableCell35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53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35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55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356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57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358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59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360" style:family="table-row">
      <style:table-row-properties style:min-row-height="0.1666in"/>
    </style:style>
    <style:style style:name="TableCell361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62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363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64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365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66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367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68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369" style:family="table-row">
      <style:table-row-properties style:min-row-height="0.1666in"/>
    </style:style>
    <style:style style:name="TableCell370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71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37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73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37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75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376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77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378" style:family="table-row">
      <style:table-row-properties style:min-row-height="0.1666in"/>
    </style:style>
    <style:style style:name="TableCell37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80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381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82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383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84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385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86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387" style:family="table-row">
      <style:table-row-properties style:min-row-height="0.1666in"/>
    </style:style>
    <style:style style:name="TableCell388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89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390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91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39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93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39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95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396" style:family="table-row">
      <style:table-row-properties style:min-row-height="0.1666in"/>
    </style:style>
    <style:style style:name="TableCell397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398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39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400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401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402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403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404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P405" style:parent-style-name="Обычный" style:family="paragraph">
      <style:text-properties fo:font-size="10pt" style:font-size-asian="10pt" style:font-size-complex="10pt"/>
    </style:style>
    <style:style style:name="TableColumn407" style:family="table-column">
      <style:table-column-properties style:column-width="1.0986in"/>
    </style:style>
    <style:style style:name="TableColumn408" style:family="table-column">
      <style:table-column-properties style:column-width="0.9138in"/>
    </style:style>
    <style:style style:name="TableColumn409" style:family="table-column">
      <style:table-column-properties style:column-width="0.9819in"/>
    </style:style>
    <style:style style:name="TableColumn410" style:family="table-column">
      <style:table-column-properties style:column-width="1.1756in"/>
    </style:style>
    <style:style style:name="TableColumn411" style:family="table-column">
      <style:table-column-properties style:column-width="1.7694in"/>
    </style:style>
    <style:style style:name="TableColumn412" style:family="table-column">
      <style:table-column-properties style:column-width="1.1375in"/>
    </style:style>
    <style:style style:name="Table406" style:family="table">
      <style:table-properties style:width="7.077in" fo:margin-left="0.0097in" table:align="left"/>
    </style:style>
    <style:style style:name="TableRow413" style:family="table-row">
      <style:table-row-properties style:min-row-height="0.1666in"/>
    </style:style>
    <style:style style:name="TableCell41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15" style:parent-style-name="Обычный" style:family="paragraph">
      <style:text-properties fo:font-size="10pt" style:font-size-asian="10pt" style:font-size-complex="10pt"/>
    </style:style>
    <style:style style:name="TableCell416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417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41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19" style:parent-style-name="Обычный" style:family="paragraph">
      <style:paragraph-properties fo:text-align="center"/>
    </style:style>
    <style:style style:name="T420" style:parent-style-name="Основнойшрифтабзаца" style:family="text">
      <style:text-properties fo:font-size="10pt" style:font-size-asian="10pt" style:font-size-complex="10pt"/>
    </style:style>
    <style:style style:name="T42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422" style:parent-style-name="Основнойшрифтабзаца" style:family="text">
      <style:text-properties fo:font-size="10pt" style:font-size-asian="10pt" style:font-size-complex="10pt"/>
    </style:style>
    <style:style style:name="TableCell423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424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42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26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427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428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429" style:family="table-row">
      <style:table-row-properties style:min-row-height="0.1666in"/>
    </style:style>
    <style:style style:name="TableCell430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431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P432" style:parent-style-name="Обычный" style:family="paragraph">
      <style:paragraph-properties fo:break-before="page" fo:text-align="end"/>
    </style:style>
    <style:style style:name="T433" style:parent-style-name="Основнойшрифтабзаца" style:family="text">
      <style:text-properties fo:font-weight="bold" style:font-weight-asian="bold" fo:font-size="10pt" style:font-size-asian="10pt" style:font-size-complex="10pt"/>
    </style:style>
    <style:style style:name="P434" style:parent-style-name="Обычный" style:family="paragraph">
      <style:text-properties fo:font-size="6pt" style:font-size-asian="6pt" style:font-size-complex="6pt"/>
    </style:style>
    <style:style style:name="P435" style:parent-style-name="Обычный" style:family="paragraph">
      <style:text-properties fo:font-size="10pt" style:font-size-asian="10pt" style:font-size-complex="10pt"/>
    </style:style>
    <style:style style:name="TableColumn437" style:family="table-column">
      <style:table-column-properties style:column-width="0.8458in"/>
    </style:style>
    <style:style style:name="TableColumn438" style:family="table-column">
      <style:table-column-properties style:column-width="0.0486in"/>
    </style:style>
    <style:style style:name="TableColumn439" style:family="table-column">
      <style:table-column-properties style:column-width="0.1652in"/>
    </style:style>
    <style:style style:name="TableColumn440" style:family="table-column">
      <style:table-column-properties style:column-width="0.1166in"/>
    </style:style>
    <style:style style:name="TableColumn441" style:family="table-column">
      <style:table-column-properties style:column-width="0.1847in"/>
    </style:style>
    <style:style style:name="TableColumn442" style:family="table-column">
      <style:table-column-properties style:column-width="0.0194in"/>
    </style:style>
    <style:style style:name="TableColumn443" style:family="table-column">
      <style:table-column-properties style:column-width="0.418in"/>
    </style:style>
    <style:style style:name="TableColumn444" style:family="table-column">
      <style:table-column-properties style:column-width="0.0291in"/>
    </style:style>
    <style:style style:name="TableColumn445" style:family="table-column">
      <style:table-column-properties style:column-width="0.2138in"/>
    </style:style>
    <style:style style:name="TableColumn446" style:family="table-column">
      <style:table-column-properties style:column-width="0.243in"/>
    </style:style>
    <style:style style:name="TableColumn447" style:family="table-column">
      <style:table-column-properties style:column-width="0.5055in"/>
    </style:style>
    <style:style style:name="TableColumn448" style:family="table-column">
      <style:table-column-properties style:column-width="0.1555in"/>
    </style:style>
    <style:style style:name="TableColumn449" style:family="table-column">
      <style:table-column-properties style:column-width="1.1173in"/>
    </style:style>
    <style:style style:name="TableColumn450" style:family="table-column">
      <style:table-column-properties style:column-width="0.6708in"/>
    </style:style>
    <style:style style:name="TableColumn451" style:family="table-column">
      <style:table-column-properties style:column-width="0.3208in"/>
    </style:style>
    <style:style style:name="TableColumn452" style:family="table-column">
      <style:table-column-properties style:column-width="1.05in"/>
    </style:style>
    <style:style style:name="TableColumn453" style:family="table-column">
      <style:table-column-properties style:column-width="0.9722in"/>
    </style:style>
    <style:style style:name="Table436" style:family="table">
      <style:table-properties style:width="7.077in" fo:margin-left="0.0097in" table:align="left"/>
    </style:style>
    <style:style style:name="TableRow454" style:family="table-row">
      <style:table-row-properties style:min-row-height="0.1666in"/>
    </style:style>
    <style:style style:name="TableCell45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56" style:parent-style-name="Обычный" style:family="paragraph">
      <style:text-properties fo:font-size="10pt" style:font-size-asian="10pt" style:font-size-complex="10pt"/>
    </style:style>
    <style:style style:name="TableCell457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458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45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60" style:parent-style-name="Обычный" style:family="paragraph">
      <style:text-properties fo:font-size="10pt" style:font-size-asian="10pt" style:font-size-complex="10pt"/>
    </style:style>
    <style:style style:name="TableRow461" style:family="table-row">
      <style:table-row-properties style:min-row-height="0.1666in"/>
    </style:style>
    <style:style style:name="TableCell46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63" style:parent-style-name="Обычный" style:family="paragraph">
      <style:text-properties fo:font-size="10pt" style:font-size-asian="10pt" style:font-size-complex="10pt"/>
    </style:style>
    <style:style style:name="TableCell464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465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466" style:family="table-row">
      <style:table-row-properties style:min-row-height="0.1666in"/>
    </style:style>
    <style:style style:name="TableCell46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68" style:parent-style-name="Обычный" style:family="paragraph">
      <style:text-properties fo:font-size="10pt" style:font-size-asian="10pt" style:font-size-complex="10pt"/>
    </style:style>
    <style:style style:name="TableCell469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470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471" style:family="table-row">
      <style:table-row-properties style:min-row-height="0.1666in"/>
    </style:style>
    <style:style style:name="TableCell472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473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474" style:family="table-row">
      <style:table-row-properties style:min-row-height="0.1666in"/>
    </style:style>
    <style:style style:name="TableCell475" style:family="table-cell">
      <style:table-cell-properties fo:border-top="0.0069in solid #000000" fo:border-left="none" fo:border-bottom="none" fo:border-right="none" style:writing-mode="lr-tb" style:vertical-align="bottom" fo:padding-top="0in" fo:padding-left="0in" fo:padding-bottom="0in" fo:padding-right="0in"/>
    </style:style>
    <style:style style:name="P476" style:parent-style-name="Обычный" style:family="paragraph">
      <style:text-properties fo:font-size="10pt" style:font-size-asian="10pt" style:font-size-complex="10pt"/>
    </style:style>
    <style:style style:name="TableCell477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478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479" style:family="table-row">
      <style:table-row-properties style:min-row-height="0.1666in"/>
    </style:style>
    <style:style style:name="TableCell480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481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482" style:family="table-row">
      <style:table-row-properties style:min-row-height="0.1666in"/>
    </style:style>
    <style:style style:name="TableCell48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484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485" style:family="table-row">
      <style:table-row-properties style:min-row-height="0.1666in"/>
    </style:style>
    <style:style style:name="TableCell486" style:family="table-cell">
      <style:table-cell-properties fo:border-top="0.0069in solid #000000" fo:border-left="none" fo:border-bottom="none" fo:border-right="none" style:writing-mode="lr-tb" style:vertical-align="bottom" fo:padding-top="0in" fo:padding-left="0in" fo:padding-bottom="0in" fo:padding-right="0in"/>
    </style:style>
    <style:style style:name="P487" style:parent-style-name="Обычный" style:family="paragraph">
      <style:text-properties fo:font-size="10pt" style:font-size-asian="10pt" style:font-size-complex="10pt"/>
    </style:style>
    <style:style style:name="TableCell48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489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490" style:family="table-row">
      <style:table-row-properties style:min-row-height="0.1666in"/>
    </style:style>
    <style:style style:name="TableCell491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492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493" style:family="table-row">
      <style:table-row-properties style:min-row-height="0.1666in"/>
    </style:style>
    <style:style style:name="TableCell494" style:family="table-cell">
      <style:table-cell-properties fo:border-top="0.0069in solid #000000" fo:border-left="none" fo:border-bottom="none" fo:border-right="none" style:writing-mode="lr-tb" style:vertical-align="bottom" fo:padding-top="0in" fo:padding-left="0in" fo:padding-bottom="0in" fo:padding-right="0in"/>
    </style:style>
    <style:style style:name="P495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496" style:family="table-row">
      <style:table-row-properties style:min-row-height="0.1666in"/>
    </style:style>
    <style:style style:name="TableCell49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98" style:parent-style-name="Обычный" style:family="paragraph">
      <style:text-properties fo:font-size="10pt" style:font-size-asian="10pt" style:font-size-complex="10pt"/>
    </style:style>
    <style:style style:name="TableCell499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500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50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02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503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504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505" style:family="table-row">
      <style:table-row-properties style:min-row-height="0.1666in"/>
    </style:style>
    <style:style style:name="TableCell506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507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508" style:family="table-row">
      <style:table-row-properties style:min-row-height="0.1666in"/>
    </style:style>
    <style:style style:name="TableCell50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10" style:parent-style-name="Обычный" style:family="paragraph">
      <style:text-properties fo:font-size="10pt" style:font-size-asian="10pt" style:font-size-complex="10pt"/>
    </style:style>
    <style:style style:name="TableCell511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512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513" style:family="table-row">
      <style:table-row-properties style:min-row-height="0.1666in"/>
    </style:style>
    <style:style style:name="TableCell514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515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516" style:family="table-row">
      <style:table-row-properties style:min-row-height="0.1666in"/>
    </style:style>
    <style:style style:name="TableCell51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18" style:parent-style-name="Обычный" style:family="paragraph">
      <style:text-properties fo:font-size="10pt" style:font-size-asian="10pt" style:font-size-complex="10pt"/>
    </style:style>
    <style:style style:name="TableCell519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520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52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22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523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524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525" style:family="table-row">
      <style:table-row-properties style:min-row-height="0.1666in"/>
    </style:style>
    <style:style style:name="TableCell526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527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52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29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530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531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532" style:family="table-row">
      <style:table-row-properties style:min-row-height="0.1666in"/>
    </style:style>
    <style:style style:name="TableCell53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534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53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36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537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538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539" style:family="table-row">
      <style:table-row-properties style:min-row-height="0.1666in"/>
    </style:style>
    <style:style style:name="TableCell54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41" style:parent-style-name="Обычный" style:family="paragraph">
      <style:text-properties fo:font-size="10pt" style:font-size-asian="10pt" style:font-size-complex="10pt"/>
    </style:style>
    <style:style style:name="TableCell542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543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544" style:family="table-row">
      <style:table-row-properties style:min-row-height="0.1666in"/>
    </style:style>
    <style:style style:name="TableCell545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546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54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48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549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550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551" style:family="table-row">
      <style:table-row-properties style:min-row-height="0.1666in"/>
    </style:style>
    <style:style style:name="TableCell55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53" style:parent-style-name="Обычный" style:family="paragraph">
      <style:text-properties fo:font-size="10pt" style:font-size-asian="10pt" style:font-size-complex="10pt"/>
    </style:style>
    <style:style style:name="TableCell554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555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55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557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558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559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P560" style:parent-style-name="Обычный" style:family="paragraph">
      <style:text-properties fo:font-size="6pt" style:font-size-asian="6pt" style:font-size-complex="6pt"/>
    </style:style>
    <style:style style:name="TableColumn562" style:family="table-column">
      <style:table-column-properties style:column-width="0.418in"/>
    </style:style>
    <style:style style:name="TableColumn563" style:family="table-column">
      <style:table-column-properties style:column-width="3.1201in"/>
    </style:style>
    <style:style style:name="TableColumn564" style:family="table-column">
      <style:table-column-properties style:column-width="3.5388in"/>
    </style:style>
    <style:style style:name="Table561" style:family="table">
      <style:table-properties style:width="7.077in" fo:margin-left="0.0097in" table:align="left"/>
    </style:style>
    <style:style style:name="TableRow565" style:family="table-row">
      <style:table-row-properties style:min-row-height="0.1666in"/>
    </style:style>
    <style:style style:name="TableCell566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567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568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569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570" style:family="table-row">
      <style:table-row-properties style:min-row-height="0.1666in"/>
    </style:style>
    <style:style style:name="TableCell571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572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573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574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575" style:family="table-row">
      <style:table-row-properties style:min-row-height="0.1666in"/>
    </style:style>
    <style:style style:name="TableCell576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577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578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579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580" style:family="table-row">
      <style:table-row-properties style:min-row-height="0.1666in"/>
    </style:style>
    <style:style style:name="TableCell581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582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583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584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585" style:family="table-row">
      <style:table-row-properties style:min-row-height="0.1666in"/>
    </style:style>
    <style:style style:name="TableCell586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587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588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589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590" style:family="table-row">
      <style:table-row-properties style:min-row-height="0.1666in"/>
    </style:style>
    <style:style style:name="TableCell591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592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593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594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595" style:family="table-row">
      <style:table-row-properties style:min-row-height="0.1666in"/>
    </style:style>
    <style:style style:name="TableCell596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597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598" style:family="table-row">
      <style:table-row-properties style:min-row-height="0.1666in"/>
    </style:style>
    <style:style style:name="TableCell599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600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60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602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P603" style:parent-style-name="Обычный" style:family="paragraph">
      <style:paragraph-properties fo:break-before="page" fo:text-align="end"/>
    </style:style>
    <style:style style:name="T604" style:parent-style-name="Основнойшрифтабзаца" style:family="text">
      <style:text-properties fo:font-weight="bold" style:font-weight-asian="bold" fo:font-size="10pt" style:font-size-asian="10pt" style:font-size-complex="10pt"/>
    </style:style>
    <style:style style:name="P605" style:parent-style-name="Обычный" style:family="paragraph">
      <style:text-properties fo:font-size="10pt" style:font-size-asian="10pt" style:font-size-complex="10pt"/>
    </style:style>
    <style:style style:name="P606" style:parent-style-name="Обычный" style:family="paragraph">
      <style:text-properties fo:font-size="10pt" style:font-size-asian="10pt" style:font-size-complex="10pt"/>
    </style:style>
    <style:style style:name="TableColumn608" style:family="table-column">
      <style:table-column-properties style:column-width="0.4312in"/>
    </style:style>
    <style:style style:name="TableColumn609" style:family="table-column">
      <style:table-column-properties style:column-width="0.2041in"/>
    </style:style>
    <style:style style:name="TableColumn610" style:family="table-column">
      <style:table-column-properties style:column-width="1.4097in"/>
    </style:style>
    <style:style style:name="TableColumn611" style:family="table-column">
      <style:table-column-properties style:column-width="1.493in"/>
    </style:style>
    <style:style style:name="TableColumn612" style:family="table-column">
      <style:table-column-properties style:column-width="0.4409in"/>
    </style:style>
    <style:style style:name="TableColumn613" style:family="table-column">
      <style:table-column-properties style:column-width="3.0979in"/>
    </style:style>
    <style:style style:name="Table607" style:family="table">
      <style:table-properties style:width="7.077in" fo:margin-left="0.0097in" table:align="left"/>
    </style:style>
    <style:style style:name="TableRow614" style:family="table-row">
      <style:table-row-properties style:min-row-height="0.1666in"/>
    </style:style>
    <style:style style:name="TableCell615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616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617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618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619" style:family="table-row">
      <style:table-row-properties style:min-row-height="0.1666in"/>
    </style:style>
    <style:style style:name="TableCell620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621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622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623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624" style:family="table-row">
      <style:table-row-properties style:min-row-height="0.1666in"/>
    </style:style>
    <style:style style:name="TableCell625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626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627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628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629" style:family="table-row">
      <style:table-row-properties style:min-row-height="0.1666in"/>
    </style:style>
    <style:style style:name="TableCell630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31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632" style:family="table-row">
      <style:table-row-properties style:min-row-height="0.1666in"/>
    </style:style>
    <style:style style:name="TableCell633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34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635" style:family="table-row">
      <style:table-row-properties style:min-row-height="0.1666in"/>
    </style:style>
    <style:style style:name="TableCell636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37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638" style:family="table-row">
      <style:table-row-properties style:min-row-height="0.1666in"/>
    </style:style>
    <style:style style:name="TableCell63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40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641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42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643" style:family="table-row">
      <style:table-row-properties style:min-row-height="0.1666in"/>
    </style:style>
    <style:style style:name="TableCell64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45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646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47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648" style:family="table-row">
      <style:table-row-properties style:min-row-height="0.1666in"/>
    </style:style>
    <style:style style:name="TableCell64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50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651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52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653" style:family="table-row">
      <style:table-row-properties style:min-row-height="0.1666in"/>
    </style:style>
    <style:style style:name="TableCell65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55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656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57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658" style:family="table-row">
      <style:table-row-properties style:min-row-height="0.1666in"/>
    </style:style>
    <style:style style:name="TableCell65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60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661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62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663" style:family="table-row">
      <style:table-row-properties style:min-row-height="0.1666in"/>
    </style:style>
    <style:style style:name="TableCell66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65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666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67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668" style:family="table-row">
      <style:table-row-properties style:min-row-height="0.1666in"/>
    </style:style>
    <style:style style:name="TableCell66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670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671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672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673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674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P675" style:parent-style-name="Обычный" style:family="paragraph">
      <style:text-properties fo:font-size="10pt" style:font-size-asian="10pt" style:font-size-complex="10pt"/>
    </style:style>
    <style:style style:name="TableColumn677" style:family="table-column">
      <style:table-column-properties style:column-width="0.4312in"/>
    </style:style>
    <style:style style:name="TableColumn678" style:family="table-column">
      <style:table-column-properties style:column-width="0.2041in"/>
    </style:style>
    <style:style style:name="TableColumn679" style:family="table-column">
      <style:table-column-properties style:column-width="1.4097in"/>
    </style:style>
    <style:style style:name="TableColumn680" style:family="table-column">
      <style:table-column-properties style:column-width="1.493in"/>
    </style:style>
    <style:style style:name="TableColumn681" style:family="table-column">
      <style:table-column-properties style:column-width="0.4409in"/>
    </style:style>
    <style:style style:name="TableColumn682" style:family="table-column">
      <style:table-column-properties style:column-width="3.0979in"/>
    </style:style>
    <style:style style:name="Table676" style:family="table">
      <style:table-properties style:width="7.077in" fo:margin-left="0.0097in" table:align="left"/>
    </style:style>
    <style:style style:name="TableRow683" style:family="table-row">
      <style:table-row-properties style:min-row-height="0.1666in"/>
    </style:style>
    <style:style style:name="TableCell684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685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686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687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688" style:family="table-row">
      <style:table-row-properties style:min-row-height="0.1666in"/>
    </style:style>
    <style:style style:name="TableCell689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690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69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692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693" style:family="table-row">
      <style:table-row-properties style:min-row-height="0.1666in"/>
    </style:style>
    <style:style style:name="TableCell694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695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696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697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698" style:family="table-row">
      <style:table-row-properties style:min-row-height="0.1666in"/>
    </style:style>
    <style:style style:name="TableCell69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700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701" style:family="table-row">
      <style:table-row-properties style:min-row-height="0.1666in"/>
    </style:style>
    <style:style style:name="TableCell70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703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704" style:family="table-row">
      <style:table-row-properties style:min-row-height="0.1666in"/>
    </style:style>
    <style:style style:name="TableCell705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706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707" style:family="table-row">
      <style:table-row-properties style:min-row-height="0.1666in"/>
    </style:style>
    <style:style style:name="TableCell708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709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710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711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712" style:family="table-row">
      <style:table-row-properties style:min-row-height="0.1666in"/>
    </style:style>
    <style:style style:name="TableCell713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714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715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716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717" style:family="table-row">
      <style:table-row-properties style:min-row-height="0.1666in"/>
    </style:style>
    <style:style style:name="TableCell718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719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720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721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722" style:family="table-row">
      <style:table-row-properties style:min-row-height="0.1666in"/>
    </style:style>
    <style:style style:name="TableCell723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724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725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726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727" style:family="table-row">
      <style:table-row-properties style:min-row-height="0.1666in"/>
    </style:style>
    <style:style style:name="TableCell728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729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730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731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732" style:family="table-row">
      <style:table-row-properties style:min-row-height="0.1666in"/>
    </style:style>
    <style:style style:name="TableCell733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734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735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736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737" style:family="table-row">
      <style:table-row-properties style:min-row-height="0.1666in"/>
    </style:style>
    <style:style style:name="TableCell738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739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740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741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742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743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P744" style:parent-style-name="Обычный" style:family="paragraph">
      <style:paragraph-properties fo:break-before="page" fo:text-align="end"/>
    </style:style>
    <style:style style:name="T745" style:parent-style-name="Основнойшрифтабзаца" style:family="text">
      <style:text-properties fo:font-weight="bold" style:font-weight-asian="bold" fo:font-size="10pt" style:font-size-asian="10pt" style:font-size-complex="10pt"/>
    </style:style>
    <style:style style:name="P746" style:parent-style-name="Обычный" style:family="paragraph">
      <style:text-properties fo:font-size="10pt" style:font-size-asian="10pt" style:font-size-complex="10pt"/>
    </style:style>
    <style:style style:name="TableColumn748" style:family="table-column">
      <style:table-column-properties style:column-width="0.4312in"/>
    </style:style>
    <style:style style:name="TableColumn749" style:family="table-column">
      <style:table-column-properties style:column-width="0.2041in"/>
    </style:style>
    <style:style style:name="TableColumn750" style:family="table-column">
      <style:table-column-properties style:column-width="1.4097in"/>
    </style:style>
    <style:style style:name="TableColumn751" style:family="table-column">
      <style:table-column-properties style:column-width="1.493in"/>
    </style:style>
    <style:style style:name="TableColumn752" style:family="table-column">
      <style:table-column-properties style:column-width="0.4409in"/>
    </style:style>
    <style:style style:name="TableColumn753" style:family="table-column">
      <style:table-column-properties style:column-width="3.0979in"/>
    </style:style>
    <style:style style:name="Table747" style:family="table">
      <style:table-properties style:width="7.077in" fo:margin-left="0.0097in" table:align="left"/>
    </style:style>
    <style:style style:name="TableRow754" style:family="table-row">
      <style:table-row-properties style:min-row-height="0.1666in"/>
    </style:style>
    <style:style style:name="TableCell755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756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757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758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759" style:family="table-row">
      <style:table-row-properties style:min-row-height="0.1666in"/>
    </style:style>
    <style:style style:name="TableCell760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761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762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763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764" style:family="table-row">
      <style:table-row-properties style:min-row-height="0.1666in"/>
    </style:style>
    <style:style style:name="TableCell765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766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767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768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769" style:family="table-row">
      <style:table-row-properties style:min-row-height="0.1666in"/>
    </style:style>
    <style:style style:name="TableCell770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771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772" style:family="table-row">
      <style:table-row-properties style:min-row-height="0.1666in"/>
    </style:style>
    <style:style style:name="TableCell773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774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775" style:family="table-row">
      <style:table-row-properties style:min-row-height="0.1666in"/>
    </style:style>
    <style:style style:name="TableCell776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777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778" style:family="table-row">
      <style:table-row-properties style:min-row-height="0.1666in"/>
    </style:style>
    <style:style style:name="TableCell77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780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781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782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783" style:family="table-row">
      <style:table-row-properties style:min-row-height="0.1666in"/>
    </style:style>
    <style:style style:name="TableCell78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785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786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787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788" style:family="table-row">
      <style:table-row-properties style:min-row-height="0.1666in"/>
    </style:style>
    <style:style style:name="TableCell78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790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791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792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793" style:family="table-row">
      <style:table-row-properties style:min-row-height="0.1666in"/>
    </style:style>
    <style:style style:name="TableCell79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795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796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797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798" style:family="table-row">
      <style:table-row-properties style:min-row-height="0.1666in"/>
    </style:style>
    <style:style style:name="TableCell79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800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801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802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803" style:family="table-row">
      <style:table-row-properties style:min-row-height="0.1666in"/>
    </style:style>
    <style:style style:name="TableCell80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805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806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807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808" style:family="table-row">
      <style:table-row-properties style:min-row-height="0.1666in"/>
    </style:style>
    <style:style style:name="TableCell80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810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811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812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813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814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P815" style:parent-style-name="Обычный" style:family="paragraph">
      <style:text-properties fo:font-size="10pt" style:font-size-asian="10pt" style:font-size-complex="10pt"/>
    </style:style>
    <style:style style:name="TableColumn817" style:family="table-column">
      <style:table-column-properties style:column-width="0.4312in"/>
    </style:style>
    <style:style style:name="TableColumn818" style:family="table-column">
      <style:table-column-properties style:column-width="0.2041in"/>
    </style:style>
    <style:style style:name="TableColumn819" style:family="table-column">
      <style:table-column-properties style:column-width="1.4097in"/>
    </style:style>
    <style:style style:name="TableColumn820" style:family="table-column">
      <style:table-column-properties style:column-width="1.493in"/>
    </style:style>
    <style:style style:name="TableColumn821" style:family="table-column">
      <style:table-column-properties style:column-width="0.4409in"/>
    </style:style>
    <style:style style:name="TableColumn822" style:family="table-column">
      <style:table-column-properties style:column-width="3.0979in"/>
    </style:style>
    <style:style style:name="Table816" style:family="table">
      <style:table-properties style:width="7.077in" fo:margin-left="0.0097in" table:align="left"/>
    </style:style>
    <style:style style:name="TableRow823" style:family="table-row">
      <style:table-row-properties style:min-row-height="0.1666in"/>
    </style:style>
    <style:style style:name="TableCell824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825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826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827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828" style:family="table-row">
      <style:table-row-properties style:min-row-height="0.1666in"/>
    </style:style>
    <style:style style:name="TableCell829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830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83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832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833" style:family="table-row">
      <style:table-row-properties style:min-row-height="0.1666in"/>
    </style:style>
    <style:style style:name="TableCell834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835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836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837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838" style:family="table-row">
      <style:table-row-properties style:min-row-height="0.1666in"/>
    </style:style>
    <style:style style:name="TableCell83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840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841" style:family="table-row">
      <style:table-row-properties style:min-row-height="0.1666in"/>
    </style:style>
    <style:style style:name="TableCell84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843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844" style:family="table-row">
      <style:table-row-properties style:min-row-height="0.1666in"/>
    </style:style>
    <style:style style:name="TableCell845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846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847" style:family="table-row">
      <style:table-row-properties style:min-row-height="0.1666in"/>
    </style:style>
    <style:style style:name="TableCell848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849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850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851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852" style:family="table-row">
      <style:table-row-properties style:min-row-height="0.1666in"/>
    </style:style>
    <style:style style:name="TableCell853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854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855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856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857" style:family="table-row">
      <style:table-row-properties style:min-row-height="0.1666in"/>
    </style:style>
    <style:style style:name="TableCell858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859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860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861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862" style:family="table-row">
      <style:table-row-properties style:min-row-height="0.1666in"/>
    </style:style>
    <style:style style:name="TableCell863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864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865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866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867" style:family="table-row">
      <style:table-row-properties style:min-row-height="0.1666in"/>
    </style:style>
    <style:style style:name="TableCell868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869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870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871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872" style:family="table-row">
      <style:table-row-properties style:min-row-height="0.1666in"/>
    </style:style>
    <style:style style:name="TableCell873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874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875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876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877" style:family="table-row">
      <style:table-row-properties style:min-row-height="0.1666in"/>
    </style:style>
    <style:style style:name="TableCell878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879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880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881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882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883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P884" style:parent-style-name="Обычный" style:family="paragraph">
      <style:paragraph-properties fo:break-before="page" fo:text-align="end"/>
    </style:style>
    <style:style style:name="T885" style:parent-style-name="Основнойшрифтабзаца" style:family="text">
      <style:text-properties fo:font-weight="bold" style:font-weight-asian="bold" fo:font-size="10pt" style:font-size-asian="10pt" style:font-size-complex="10pt"/>
    </style:style>
    <style:style style:name="P886" style:parent-style-name="Обычный" style:family="paragraph">
      <style:text-properties fo:font-size="10pt" style:font-size-asian="10pt" style:font-size-complex="10pt"/>
    </style:style>
    <style:style style:name="TableColumn888" style:family="table-column">
      <style:table-column-properties style:column-width="0.4312in"/>
    </style:style>
    <style:style style:name="TableColumn889" style:family="table-column">
      <style:table-column-properties style:column-width="0.2041in"/>
    </style:style>
    <style:style style:name="TableColumn890" style:family="table-column">
      <style:table-column-properties style:column-width="1.4097in"/>
    </style:style>
    <style:style style:name="TableColumn891" style:family="table-column">
      <style:table-column-properties style:column-width="1.493in"/>
    </style:style>
    <style:style style:name="TableColumn892" style:family="table-column">
      <style:table-column-properties style:column-width="0.4409in"/>
    </style:style>
    <style:style style:name="TableColumn893" style:family="table-column">
      <style:table-column-properties style:column-width="3.0979in"/>
    </style:style>
    <style:style style:name="Table887" style:family="table">
      <style:table-properties style:width="7.077in" fo:margin-left="0.0097in" table:align="left"/>
    </style:style>
    <style:style style:name="TableRow894" style:family="table-row">
      <style:table-row-properties style:min-row-height="0.1666in"/>
    </style:style>
    <style:style style:name="TableCell895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896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897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898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899" style:family="table-row">
      <style:table-row-properties style:min-row-height="0.1666in"/>
    </style:style>
    <style:style style:name="TableCell900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901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902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903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904" style:family="table-row">
      <style:table-row-properties style:min-row-height="0.1666in"/>
    </style:style>
    <style:style style:name="TableCell905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906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907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908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909" style:family="table-row">
      <style:table-row-properties style:min-row-height="0.1666in"/>
    </style:style>
    <style:style style:name="TableCell910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911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912" style:family="table-row">
      <style:table-row-properties style:min-row-height="0.1666in"/>
    </style:style>
    <style:style style:name="TableCell913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914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915" style:family="table-row">
      <style:table-row-properties style:min-row-height="0.1666in"/>
    </style:style>
    <style:style style:name="TableCell916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917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918" style:family="table-row">
      <style:table-row-properties style:min-row-height="0.1666in"/>
    </style:style>
    <style:style style:name="TableCell91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920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921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922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923" style:family="table-row">
      <style:table-row-properties style:min-row-height="0.1666in"/>
    </style:style>
    <style:style style:name="TableCell92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925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926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927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928" style:family="table-row">
      <style:table-row-properties style:min-row-height="0.1666in"/>
    </style:style>
    <style:style style:name="TableCell92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930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931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932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933" style:family="table-row">
      <style:table-row-properties style:min-row-height="0.1666in"/>
    </style:style>
    <style:style style:name="TableCell93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935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936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937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938" style:family="table-row">
      <style:table-row-properties style:min-row-height="0.1666in"/>
    </style:style>
    <style:style style:name="TableCell93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940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941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942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943" style:family="table-row">
      <style:table-row-properties style:min-row-height="0.1666in"/>
    </style:style>
    <style:style style:name="TableCell94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945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946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947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948" style:family="table-row">
      <style:table-row-properties style:min-row-height="0.1666in"/>
    </style:style>
    <style:style style:name="TableCell94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950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951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952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953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954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P955" style:parent-style-name="Обычный" style:family="paragraph">
      <style:text-properties fo:font-size="10pt" style:font-size-asian="10pt" style:font-size-complex="10pt"/>
    </style:style>
    <style:style style:name="TableColumn957" style:family="table-column">
      <style:table-column-properties style:column-width="0.4312in"/>
    </style:style>
    <style:style style:name="TableColumn958" style:family="table-column">
      <style:table-column-properties style:column-width="0.2041in"/>
    </style:style>
    <style:style style:name="TableColumn959" style:family="table-column">
      <style:table-column-properties style:column-width="1.4097in"/>
    </style:style>
    <style:style style:name="TableColumn960" style:family="table-column">
      <style:table-column-properties style:column-width="1.493in"/>
    </style:style>
    <style:style style:name="TableColumn961" style:family="table-column">
      <style:table-column-properties style:column-width="0.4409in"/>
    </style:style>
    <style:style style:name="TableColumn962" style:family="table-column">
      <style:table-column-properties style:column-width="3.0979in"/>
    </style:style>
    <style:style style:name="Table956" style:family="table">
      <style:table-properties style:width="7.077in" fo:margin-left="0.0097in" table:align="left"/>
    </style:style>
    <style:style style:name="TableRow963" style:family="table-row">
      <style:table-row-properties style:min-row-height="0.1666in"/>
    </style:style>
    <style:style style:name="TableCell964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965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966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967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968" style:family="table-row">
      <style:table-row-properties style:min-row-height="0.1666in"/>
    </style:style>
    <style:style style:name="TableCell969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970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97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972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973" style:family="table-row">
      <style:table-row-properties style:min-row-height="0.1666in"/>
    </style:style>
    <style:style style:name="TableCell974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975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976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977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978" style:family="table-row">
      <style:table-row-properties style:min-row-height="0.1666in"/>
    </style:style>
    <style:style style:name="TableCell97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980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981" style:family="table-row">
      <style:table-row-properties style:min-row-height="0.1666in"/>
    </style:style>
    <style:style style:name="TableCell98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983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984" style:family="table-row">
      <style:table-row-properties style:min-row-height="0.1666in"/>
    </style:style>
    <style:style style:name="TableCell985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986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987" style:family="table-row">
      <style:table-row-properties style:min-row-height="0.1666in"/>
    </style:style>
    <style:style style:name="TableCell988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989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990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991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992" style:family="table-row">
      <style:table-row-properties style:min-row-height="0.1666in"/>
    </style:style>
    <style:style style:name="TableCell993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994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995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996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997" style:family="table-row">
      <style:table-row-properties style:min-row-height="0.1666in"/>
    </style:style>
    <style:style style:name="TableCell998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999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1000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001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1002" style:family="table-row">
      <style:table-row-properties style:min-row-height="0.1666in"/>
    </style:style>
    <style:style style:name="TableCell1003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004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1005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006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1007" style:family="table-row">
      <style:table-row-properties style:min-row-height="0.1666in"/>
    </style:style>
    <style:style style:name="TableCell1008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009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1010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011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1012" style:family="table-row">
      <style:table-row-properties style:min-row-height="0.1666in"/>
    </style:style>
    <style:style style:name="TableCell1013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014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1015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016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1017" style:family="table-row">
      <style:table-row-properties style:min-row-height="0.1666in"/>
    </style:style>
    <style:style style:name="TableCell1018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019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1020" style:family="table-cell">
      <style:table-cell-properties fo:border-top="0.0069in solid #000000" fo:border-left="0.0069in solid #000000" fo:border-bottom="0.0069in solid #000000" fo:border-right="none" style:writing-mode="lr-tb" style:vertical-align="bottom" fo:padding-top="0in" fo:padding-left="0in" fo:padding-bottom="0in" fo:padding-right="0in"/>
    </style:style>
    <style:style style:name="P1021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1022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in" fo:padding-bottom="0in" fo:padding-right="0in"/>
    </style:style>
    <style:style style:name="P1023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P1024" style:parent-style-name="Обычный" style:family="paragraph">
      <style:paragraph-properties fo:break-before="page" fo:text-align="end"/>
    </style:style>
    <style:style style:name="T1025" style:parent-style-name="Основнойшрифтабзаца" style:family="text">
      <style:text-properties fo:font-weight="bold" style:font-weight-asian="bold" fo:font-size="10pt" style:font-size-asian="10pt" style:font-size-complex="10pt"/>
    </style:style>
    <style:style style:name="P1026" style:parent-style-name="Обычный" style:family="paragraph">
      <style:text-properties fo:font-size="10pt" style:font-size-asian="10pt" style:font-size-complex="10pt"/>
    </style:style>
    <style:style style:name="P1027" style:parent-style-name="Обычный" style:family="paragraph">
      <style:text-properties fo:font-size="10pt" style:font-size-asian="10pt" style:font-size-complex="10pt"/>
    </style:style>
    <style:style style:name="TableColumn1029" style:family="table-column">
      <style:table-column-properties style:column-width="0.3888in"/>
    </style:style>
    <style:style style:name="TableColumn1030" style:family="table-column">
      <style:table-column-properties style:column-width="0.4569in"/>
    </style:style>
    <style:style style:name="TableColumn1031" style:family="table-column">
      <style:table-column-properties style:column-width="0.0777in"/>
    </style:style>
    <style:style style:name="TableColumn1032" style:family="table-column">
      <style:table-column-properties style:column-width="0.768in"/>
    </style:style>
    <style:style style:name="TableColumn1033" style:family="table-column">
      <style:table-column-properties style:column-width="0.0875in"/>
    </style:style>
    <style:style style:name="TableColumn1034" style:family="table-column">
      <style:table-column-properties style:column-width="0.0486in"/>
    </style:style>
    <style:style style:name="TableColumn1035" style:family="table-column">
      <style:table-column-properties style:column-width="0.0972in"/>
    </style:style>
    <style:style style:name="TableColumn1036" style:family="table-column">
      <style:table-column-properties style:column-width="0.0583in"/>
    </style:style>
    <style:style style:name="TableColumn1037" style:family="table-column">
      <style:table-column-properties style:column-width="0.35in"/>
    </style:style>
    <style:style style:name="TableColumn1038" style:family="table-column">
      <style:table-column-properties style:column-width="0.4569in"/>
    </style:style>
    <style:style style:name="TableColumn1039" style:family="table-column">
      <style:table-column-properties style:column-width="0.2916in"/>
    </style:style>
    <style:style style:name="TableColumn1040" style:family="table-column">
      <style:table-column-properties style:column-width="0.8361in"/>
    </style:style>
    <style:style style:name="TableColumn1041" style:family="table-column">
      <style:table-column-properties style:column-width="1.1368in"/>
    </style:style>
    <style:style style:name="TableColumn1042" style:family="table-column">
      <style:table-column-properties style:column-width="0.2333in"/>
    </style:style>
    <style:style style:name="TableColumn1043" style:family="table-column">
      <style:table-column-properties style:column-width="0.1361in"/>
    </style:style>
    <style:style style:name="TableColumn1044" style:family="table-column">
      <style:table-column-properties style:column-width="0.6319in"/>
    </style:style>
    <style:style style:name="TableColumn1045" style:family="table-column">
      <style:table-column-properties style:column-width="0.0486in"/>
    </style:style>
    <style:style style:name="TableColumn1046" style:family="table-column">
      <style:table-column-properties style:column-width="0.9722in"/>
    </style:style>
    <style:style style:name="Table1028" style:family="table">
      <style:table-properties style:width="7.077in" fo:margin-left="0.0097in" table:align="left"/>
    </style:style>
    <style:style style:name="TableRow1047" style:family="table-row">
      <style:table-row-properties style:min-row-height="0.1666in"/>
    </style:style>
    <style:style style:name="TableCell104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049" style:parent-style-name="Обычный" style:family="paragraph">
      <style:text-properties fo:font-size="10pt" style:font-size-asian="10pt" style:font-size-complex="10pt"/>
    </style:style>
    <style:style style:name="TableCell1050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051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05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053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054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055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05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057" style:parent-style-name="Обычный" style:family="paragraph">
      <style:paragraph-properties fo:text-align="end"/>
      <style:text-properties fo:font-size="10pt" style:font-size-asian="10pt" style:font-size-complex="10pt"/>
    </style:style>
    <style:style style:name="TableCell1058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059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06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061" style:parent-style-name="Обычный" style:family="paragraph">
      <style:text-properties fo:font-size="10pt" style:font-size-asian="10pt" style:font-size-complex="10pt"/>
    </style:style>
    <style:style style:name="TableRow1062" style:family="table-row">
      <style:table-row-properties style:min-row-height="0.1666in"/>
    </style:style>
    <style:style style:name="TableCell106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064" style:parent-style-name="Обычный" style:family="paragraph">
      <style:text-properties fo:font-size="10pt" style:font-size-asian="10pt" style:font-size-complex="10pt"/>
    </style:style>
    <style:style style:name="TableCell1065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066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067" style:family="table-row">
      <style:table-row-properties style:min-row-height="0.1666in"/>
    </style:style>
    <style:style style:name="TableCell1068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069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070" style:family="table-row">
      <style:table-row-properties style:min-row-height="0.1666in"/>
    </style:style>
    <style:style style:name="TableCell107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072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073" style:family="table-row">
      <style:table-row-properties style:min-row-height="0.1666in"/>
    </style:style>
    <style:style style:name="TableCell1074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075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076" style:family="table-row">
      <style:table-row-properties style:min-row-height="0.1666in"/>
    </style:style>
    <style:style style:name="TableCell1077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078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079" style:family="table-row">
      <style:table-row-properties style:min-row-height="0.1666in"/>
    </style:style>
    <style:style style:name="TableCell108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081" style:parent-style-name="Обычный" style:family="paragraph">
      <style:text-properties fo:font-size="10pt" style:font-size-asian="10pt" style:font-size-complex="10pt"/>
    </style:style>
    <style:style style:name="TableCell1082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083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084" style:family="table-row">
      <style:table-row-properties style:min-row-height="0.1666in"/>
    </style:style>
    <style:style style:name="TableCell1085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086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087" style:family="table-row">
      <style:table-row-properties style:min-row-height="0.1666in"/>
    </style:style>
    <style:style style:name="TableCell108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089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090" style:family="table-row">
      <style:table-row-properties style:min-row-height="0.1666in"/>
    </style:style>
    <style:style style:name="TableCell109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092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093" style:family="table-row">
      <style:table-row-properties style:min-row-height="0.1666in"/>
    </style:style>
    <style:style style:name="TableCell1094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095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096" style:family="table-row">
      <style:table-row-properties style:min-row-height="0.1666in"/>
    </style:style>
    <style:style style:name="TableCell1097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098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099" style:family="table-row">
      <style:table-row-properties style:min-row-height="0.1666in"/>
    </style:style>
    <style:style style:name="TableCell110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101" style:parent-style-name="Обычный" style:family="paragraph">
      <style:text-properties fo:font-size="10pt" style:font-size-asian="10pt" style:font-size-complex="10pt"/>
    </style:style>
    <style:style style:name="TableCell1102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103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10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105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106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107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108" style:family="table-row">
      <style:table-row-properties style:min-row-height="0.1666in"/>
    </style:style>
    <style:style style:name="TableCell1109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110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111" style:family="table-row">
      <style:table-row-properties style:min-row-height="0.1666in"/>
    </style:style>
    <style:style style:name="TableCell111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113" style:parent-style-name="Обычный" style:family="paragraph">
      <style:text-properties fo:font-size="10pt" style:font-size-asian="10pt" style:font-size-complex="10pt"/>
    </style:style>
    <style:style style:name="TableCell1114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115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116" style:family="table-row">
      <style:table-row-properties style:min-row-height="0.1666in"/>
    </style:style>
    <style:style style:name="TableCell1117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118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119" style:family="table-row">
      <style:table-row-properties style:min-row-height="0.1666in"/>
    </style:style>
    <style:style style:name="TableCell112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121" style:parent-style-name="Обычный" style:family="paragraph">
      <style:text-properties fo:font-size="10pt" style:font-size-asian="10pt" style:font-size-complex="10pt"/>
    </style:style>
    <style:style style:name="TableCell1122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123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12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125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126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127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128" style:family="table-row">
      <style:table-row-properties style:min-row-height="0.1666in"/>
    </style:style>
    <style:style style:name="TableCell1129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130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13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132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133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134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135" style:family="table-row">
      <style:table-row-properties style:min-row-height="0.1666in"/>
    </style:style>
    <style:style style:name="TableCell113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137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13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139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140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141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142" style:family="table-row">
      <style:table-row-properties style:min-row-height="0.1666in"/>
    </style:style>
    <style:style style:name="TableCell114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144" style:parent-style-name="Обычный" style:family="paragraph">
      <style:text-properties fo:font-size="10pt" style:font-size-asian="10pt" style:font-size-complex="10pt"/>
    </style:style>
    <style:style style:name="TableCell1145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146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147" style:family="table-row">
      <style:table-row-properties style:min-row-height="0.1666in"/>
    </style:style>
    <style:style style:name="TableCell1148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149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15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151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152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153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154" style:family="table-row">
      <style:table-row-properties style:min-row-height="0.1666in"/>
    </style:style>
    <style:style style:name="TableCell115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156" style:parent-style-name="Обычный" style:family="paragraph">
      <style:text-properties fo:font-size="10pt" style:font-size-asian="10pt" style:font-size-complex="10pt"/>
    </style:style>
    <style:style style:name="TableCell1157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158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159" style:family="table-row">
      <style:table-row-properties style:min-row-height="0.1666in"/>
    </style:style>
    <style:style style:name="TableCell1160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161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162" style:family="table-row">
      <style:table-row-properties style:min-row-height="0.1666in"/>
    </style:style>
    <style:style style:name="TableCell116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164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165" style:family="table-row">
      <style:table-row-properties style:min-row-height="0.1666in"/>
    </style:style>
    <style:style style:name="TableCell116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167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168" style:family="table-row">
      <style:table-row-properties style:min-row-height="0.1666in"/>
    </style:style>
    <style:style style:name="TableCell116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170" style:parent-style-name="Обычный" style:family="paragraph">
      <style:text-properties fo:font-size="10pt" style:font-size-asian="10pt" style:font-size-complex="10pt"/>
    </style:style>
    <style:style style:name="TableCell1171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172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173" style:family="table-row">
      <style:table-row-properties style:min-row-height="0.1666in"/>
    </style:style>
    <style:style style:name="TableCell117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175" style:parent-style-name="Обычный" style:family="paragraph">
      <style:text-properties fo:font-size="10pt" style:font-size-asian="10pt" style:font-size-complex="10pt"/>
    </style:style>
    <style:style style:name="TableCell1176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177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P1178" style:parent-style-name="Обычный" style:family="paragraph">
      <style:paragraph-properties fo:break-before="page" fo:text-align="end"/>
    </style:style>
    <style:style style:name="T1179" style:parent-style-name="Основнойшрифтабзаца" style:family="text">
      <style:text-properties fo:font-weight="bold" style:font-weight-asian="bold" fo:font-size="10pt" style:font-size-asian="10pt" style:font-size-complex="10pt"/>
    </style:style>
    <style:style style:name="P1180" style:parent-style-name="Обычный" style:family="paragraph">
      <style:text-properties fo:font-size="10pt" style:font-size-asian="10pt" style:font-size-complex="10pt"/>
    </style:style>
    <style:style style:name="P1181" style:parent-style-name="Обычный" style:family="paragraph">
      <style:text-properties fo:font-size="10pt" style:font-size-asian="10pt" style:font-size-complex="10pt"/>
    </style:style>
    <style:style style:name="TableColumn1183" style:family="table-column">
      <style:table-column-properties style:column-width="0.3888in"/>
    </style:style>
    <style:style style:name="TableColumn1184" style:family="table-column">
      <style:table-column-properties style:column-width="0.4569in"/>
    </style:style>
    <style:style style:name="TableColumn1185" style:family="table-column">
      <style:table-column-properties style:column-width="0.1944in"/>
    </style:style>
    <style:style style:name="TableColumn1186" style:family="table-column">
      <style:table-column-properties style:column-width="0.6513in"/>
    </style:style>
    <style:style style:name="TableColumn1187" style:family="table-column">
      <style:table-column-properties style:column-width="0.0875in"/>
    </style:style>
    <style:style style:name="TableColumn1188" style:family="table-column">
      <style:table-column-properties style:column-width="0.0486in"/>
    </style:style>
    <style:style style:name="TableColumn1189" style:family="table-column">
      <style:table-column-properties style:column-width="0.0972in"/>
    </style:style>
    <style:style style:name="TableColumn1190" style:family="table-column">
      <style:table-column-properties style:column-width="0.1166in"/>
    </style:style>
    <style:style style:name="TableColumn1191" style:family="table-column">
      <style:table-column-properties style:column-width="0.2916in"/>
    </style:style>
    <style:style style:name="TableColumn1192" style:family="table-column">
      <style:table-column-properties style:column-width="0.4569in"/>
    </style:style>
    <style:style style:name="TableColumn1193" style:family="table-column">
      <style:table-column-properties style:column-width="0.8263in"/>
    </style:style>
    <style:style style:name="TableColumn1194" style:family="table-column">
      <style:table-column-properties style:column-width="0.3013in"/>
    </style:style>
    <style:style style:name="TableColumn1195" style:family="table-column">
      <style:table-column-properties style:column-width="0.5534in"/>
    </style:style>
    <style:style style:name="TableColumn1196" style:family="table-column">
      <style:table-column-properties style:column-width="0.175in"/>
    </style:style>
    <style:style style:name="TableColumn1197" style:family="table-column">
      <style:table-column-properties style:column-width="0.4083in"/>
    </style:style>
    <style:style style:name="TableColumn1198" style:family="table-column">
      <style:table-column-properties style:column-width="0.2333in"/>
    </style:style>
    <style:style style:name="TableColumn1199" style:family="table-column">
      <style:table-column-properties style:column-width="0.1361in"/>
    </style:style>
    <style:style style:name="TableColumn1200" style:family="table-column">
      <style:table-column-properties style:column-width="0.6319in"/>
    </style:style>
    <style:style style:name="TableColumn1201" style:family="table-column">
      <style:table-column-properties style:column-width="0.0486in"/>
    </style:style>
    <style:style style:name="TableColumn1202" style:family="table-column">
      <style:table-column-properties style:column-width="0.9722in"/>
    </style:style>
    <style:style style:name="Table1182" style:family="table">
      <style:table-properties style:width="7.077in" fo:margin-left="0.0097in" table:align="left"/>
    </style:style>
    <style:style style:name="TableRow1203" style:family="table-row">
      <style:table-row-properties style:min-row-height="0.1666in"/>
    </style:style>
    <style:style style:name="TableCell120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205" style:parent-style-name="Обычный" style:family="paragraph">
      <style:text-properties fo:font-size="10pt" style:font-size-asian="10pt" style:font-size-complex="10pt"/>
    </style:style>
    <style:style style:name="TableCell1206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207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20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209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210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211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21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213" style:parent-style-name="Обычный" style:family="paragraph">
      <style:paragraph-properties fo:text-align="end"/>
      <style:text-properties fo:font-size="10pt" style:font-size-asian="10pt" style:font-size-complex="10pt"/>
    </style:style>
    <style:style style:name="TableCell1214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215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2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217" style:parent-style-name="Обычный" style:family="paragraph">
      <style:text-properties fo:font-size="10pt" style:font-size-asian="10pt" style:font-size-complex="10pt"/>
    </style:style>
    <style:style style:name="TableRow1218" style:family="table-row">
      <style:table-row-properties style:min-row-height="0.1666in"/>
    </style:style>
    <style:style style:name="TableCell121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220" style:parent-style-name="Обычный" style:family="paragraph">
      <style:text-properties fo:font-size="10pt" style:font-size-asian="10pt" style:font-size-complex="10pt"/>
    </style:style>
    <style:style style:name="TableCell1221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222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223" style:family="table-row">
      <style:table-row-properties style:min-row-height="0.1666in"/>
    </style:style>
    <style:style style:name="TableCell1224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225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226" style:family="table-row">
      <style:table-row-properties style:min-row-height="0.1666in"/>
    </style:style>
    <style:style style:name="TableCell1227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228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229" style:family="table-row">
      <style:table-row-properties style:min-row-height="0.1666in"/>
    </style:style>
    <style:style style:name="TableCell1230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231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232" style:family="table-row">
      <style:table-row-properties style:min-row-height="0.1666in"/>
    </style:style>
    <style:style style:name="TableCell123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234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235" style:family="table-row">
      <style:table-row-properties style:min-row-height="0.1666in"/>
    </style:style>
    <style:style style:name="TableCell123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237" style:parent-style-name="Обычный" style:family="paragraph">
      <style:text-properties fo:font-size="10pt" style:font-size-asian="10pt" style:font-size-complex="10pt"/>
    </style:style>
    <style:style style:name="TableCell1238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239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240" style:family="table-row">
      <style:table-row-properties style:min-row-height="0.1666in"/>
    </style:style>
    <style:style style:name="TableCell1241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242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243" style:family="table-row">
      <style:table-row-properties style:min-row-height="0.1666in"/>
    </style:style>
    <style:style style:name="TableCell1244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245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246" style:family="table-row">
      <style:table-row-properties style:min-row-height="0.1666in"/>
    </style:style>
    <style:style style:name="TableCell1247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248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249" style:family="table-row">
      <style:table-row-properties style:min-row-height="0.1666in"/>
    </style:style>
    <style:style style:name="TableCell1250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251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252" style:family="table-row">
      <style:table-row-properties style:min-row-height="0.1666in"/>
    </style:style>
    <style:style style:name="TableCell125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254" style:parent-style-name="Обычный" style:family="paragraph">
      <style:text-properties fo:font-size="10pt" style:font-size-asian="10pt" style:font-size-complex="10pt"/>
    </style:style>
    <style:style style:name="TableCell1255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256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25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258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259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260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261" style:family="table-row">
      <style:table-row-properties style:min-row-height="0.1666in"/>
    </style:style>
    <style:style style:name="TableCell1262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263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264" style:family="table-row">
      <style:table-row-properties style:min-row-height="0.1666in"/>
    </style:style>
    <style:style style:name="TableCell126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266" style:parent-style-name="Обычный" style:family="paragraph">
      <style:text-properties fo:font-size="10pt" style:font-size-asian="10pt" style:font-size-complex="10pt"/>
    </style:style>
    <style:style style:name="TableCell1267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268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269" style:family="table-row">
      <style:table-row-properties style:min-row-height="0.1666in"/>
    </style:style>
    <style:style style:name="TableCell1270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271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272" style:family="table-row">
      <style:table-row-properties style:min-row-height="0.1666in"/>
    </style:style>
    <style:style style:name="TableCell127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274" style:parent-style-name="Обычный" style:family="paragraph">
      <style:text-properties fo:font-size="10pt" style:font-size-asian="10pt" style:font-size-complex="10pt"/>
    </style:style>
    <style:style style:name="TableCell1275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276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27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278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279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280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281" style:family="table-row">
      <style:table-row-properties style:min-row-height="0.1666in"/>
    </style:style>
    <style:style style:name="TableCell1282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283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28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285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286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287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288" style:family="table-row">
      <style:table-row-properties style:min-row-height="0.1666in"/>
    </style:style>
    <style:style style:name="TableCell1289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290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29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292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293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294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295" style:family="table-row">
      <style:table-row-properties style:min-row-height="0.1666in"/>
    </style:style>
    <style:style style:name="TableCell129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297" style:parent-style-name="Обычный" style:family="paragraph">
      <style:text-properties fo:font-size="10pt" style:font-size-asian="10pt" style:font-size-complex="10pt"/>
    </style:style>
    <style:style style:name="TableCell1298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299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300" style:family="table-row">
      <style:table-row-properties style:min-row-height="0.1666in"/>
    </style:style>
    <style:style style:name="TableCell1301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302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30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304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305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306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307" style:family="table-row">
      <style:table-row-properties style:min-row-height="0.1666in"/>
    </style:style>
    <style:style style:name="TableCell130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309" style:parent-style-name="Обычный" style:family="paragraph">
      <style:text-properties fo:font-size="10pt" style:font-size-asian="10pt" style:font-size-complex="10pt"/>
    </style:style>
    <style:style style:name="TableCell1310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311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312" style:family="table-row">
      <style:table-row-properties style:min-row-height="0.1666in"/>
    </style:style>
    <style:style style:name="TableCell1313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314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315" style:family="table-row">
      <style:table-row-properties style:min-row-height="0.1666in"/>
    </style:style>
    <style:style style:name="TableCell131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317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318" style:family="table-row">
      <style:table-row-properties style:min-row-height="0.1666in"/>
    </style:style>
    <style:style style:name="TableCell1319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320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321" style:family="table-row">
      <style:table-row-properties style:min-row-height="0.1666in"/>
    </style:style>
    <style:style style:name="TableCell132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323" style:parent-style-name="Обычный" style:family="paragraph">
      <style:text-properties fo:font-size="10pt" style:font-size-asian="10pt" style:font-size-complex="10pt"/>
    </style:style>
    <style:style style:name="TableCell1324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325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326" style:family="table-row">
      <style:table-row-properties style:min-row-height="0.1666in"/>
    </style:style>
    <style:style style:name="TableCell132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328" style:parent-style-name="Обычный" style:family="paragraph">
      <style:text-properties fo:font-size="10pt" style:font-size-asian="10pt" style:font-size-complex="10pt"/>
    </style:style>
    <style:style style:name="TableCell1329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330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33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332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333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334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P1335" style:parent-style-name="Обычный" style:family="paragraph">
      <style:paragraph-properties fo:break-before="page" fo:text-align="end"/>
    </style:style>
    <style:style style:name="T1336" style:parent-style-name="Основнойшрифтабзаца" style:family="text">
      <style:text-properties fo:font-weight="bold" style:font-weight-asian="bold" fo:font-size="10pt" style:font-size-asian="10pt" style:font-size-complex="10pt"/>
    </style:style>
    <style:style style:name="P1337" style:parent-style-name="Обычный" style:family="paragraph">
      <style:text-properties fo:font-size="10pt" style:font-size-asian="10pt" style:font-size-complex="10pt"/>
    </style:style>
    <style:style style:name="TableColumn1339" style:family="table-column">
      <style:table-column-properties style:column-width="0.3888in"/>
    </style:style>
    <style:style style:name="TableColumn1340" style:family="table-column">
      <style:table-column-properties style:column-width="0.4569in"/>
    </style:style>
    <style:style style:name="TableColumn1341" style:family="table-column">
      <style:table-column-properties style:column-width="0.0777in"/>
    </style:style>
    <style:style style:name="TableColumn1342" style:family="table-column">
      <style:table-column-properties style:column-width="0.768in"/>
    </style:style>
    <style:style style:name="TableColumn1343" style:family="table-column">
      <style:table-column-properties style:column-width="0.1361in"/>
    </style:style>
    <style:style style:name="TableColumn1344" style:family="table-column">
      <style:table-column-properties style:column-width="0.0972in"/>
    </style:style>
    <style:style style:name="TableColumn1345" style:family="table-column">
      <style:table-column-properties style:column-width="0.1166in"/>
    </style:style>
    <style:style style:name="TableColumn1346" style:family="table-column">
      <style:table-column-properties style:column-width="0.0486in"/>
    </style:style>
    <style:style style:name="TableColumn1347" style:family="table-column">
      <style:table-column-properties style:column-width="0.243in"/>
    </style:style>
    <style:style style:name="TableColumn1348" style:family="table-column">
      <style:table-column-properties style:column-width="0.4569in"/>
    </style:style>
    <style:style style:name="TableColumn1349" style:family="table-column">
      <style:table-column-properties style:column-width="0.6513in"/>
    </style:style>
    <style:style style:name="TableColumn1350" style:family="table-column">
      <style:table-column-properties style:column-width="1.1173in"/>
    </style:style>
    <style:style style:name="TableColumn1351" style:family="table-column">
      <style:table-column-properties style:column-width="0.4958in"/>
    </style:style>
    <style:style style:name="TableColumn1352" style:family="table-column">
      <style:table-column-properties style:column-width="1.05in"/>
    </style:style>
    <style:style style:name="TableColumn1353" style:family="table-column">
      <style:table-column-properties style:column-width="0.9722in"/>
    </style:style>
    <style:style style:name="Table1338" style:family="table">
      <style:table-properties style:width="7.077in" fo:margin-left="0.0097in" table:align="left"/>
    </style:style>
    <style:style style:name="TableRow1354" style:family="table-row">
      <style:table-row-properties style:min-row-height="0.1666in"/>
    </style:style>
    <style:style style:name="TableCell135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356" style:parent-style-name="Обычный" style:family="paragraph">
      <style:text-properties fo:font-size="10pt" style:font-size-asian="10pt" style:font-size-complex="10pt"/>
    </style:style>
    <style:style style:name="TableCell1357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358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359" style:family="table-row">
      <style:table-row-properties style:min-row-height="0.1666in"/>
    </style:style>
    <style:style style:name="TableCell136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361" style:parent-style-name="Обычный" style:family="paragraph">
      <style:text-properties fo:font-size="10pt" style:font-size-asian="10pt" style:font-size-complex="10pt"/>
    </style:style>
    <style:style style:name="TableCell1362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363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364" style:family="table-row">
      <style:table-row-properties style:min-row-height="0.1666in"/>
    </style:style>
    <style:style style:name="TableCell1365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366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367" style:family="table-row">
      <style:table-row-properties style:min-row-height="0.1666in"/>
    </style:style>
    <style:style style:name="TableCell136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369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370" style:family="table-row">
      <style:table-row-properties style:min-row-height="0.1666in"/>
    </style:style>
    <style:style style:name="TableCell137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372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373" style:family="table-row">
      <style:table-row-properties style:min-row-height="0.1666in"/>
    </style:style>
    <style:style style:name="TableCell1374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375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376" style:family="table-row">
      <style:table-row-properties style:min-row-height="0.1666in"/>
    </style:style>
    <style:style style:name="TableCell137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378" style:parent-style-name="Обычный" style:family="paragraph">
      <style:text-properties fo:font-size="10pt" style:font-size-asian="10pt" style:font-size-complex="10pt"/>
    </style:style>
    <style:style style:name="TableCell1379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380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381" style:family="table-row">
      <style:table-row-properties style:min-row-height="0.1666in"/>
    </style:style>
    <style:style style:name="TableCell1382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383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384" style:family="table-row">
      <style:table-row-properties style:min-row-height="0.1666in"/>
    </style:style>
    <style:style style:name="TableCell1385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386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387" style:family="table-row">
      <style:table-row-properties style:min-row-height="0.1666in"/>
    </style:style>
    <style:style style:name="TableCell138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389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390" style:family="table-row">
      <style:table-row-properties style:min-row-height="0.1666in"/>
    </style:style>
    <style:style style:name="TableCell139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392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393" style:family="table-row">
      <style:table-row-properties style:min-row-height="0.1666in"/>
    </style:style>
    <style:style style:name="TableCell1394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395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396" style:family="table-row">
      <style:table-row-properties style:min-row-height="0.1666in"/>
    </style:style>
    <style:style style:name="TableCell139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398" style:parent-style-name="Обычный" style:family="paragraph">
      <style:text-properties fo:font-size="10pt" style:font-size-asian="10pt" style:font-size-complex="10pt"/>
    </style:style>
    <style:style style:name="TableCell1399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400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40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402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403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404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405" style:family="table-row">
      <style:table-row-properties style:min-row-height="0.1666in"/>
    </style:style>
    <style:style style:name="TableCell1406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407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408" style:family="table-row">
      <style:table-row-properties style:min-row-height="0.1666in"/>
    </style:style>
    <style:style style:name="TableCell140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410" style:parent-style-name="Обычный" style:family="paragraph">
      <style:text-properties fo:font-size="10pt" style:font-size-asian="10pt" style:font-size-complex="10pt"/>
    </style:style>
    <style:style style:name="TableCell1411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412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413" style:family="table-row">
      <style:table-row-properties style:min-row-height="0.1666in"/>
    </style:style>
    <style:style style:name="TableCell1414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415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416" style:family="table-row">
      <style:table-row-properties style:min-row-height="0.1666in"/>
    </style:style>
    <style:style style:name="TableCell141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418" style:parent-style-name="Обычный" style:family="paragraph">
      <style:text-properties fo:font-size="10pt" style:font-size-asian="10pt" style:font-size-complex="10pt"/>
    </style:style>
    <style:style style:name="TableCell1419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420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42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422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423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424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425" style:family="table-row">
      <style:table-row-properties style:min-row-height="0.1666in"/>
    </style:style>
    <style:style style:name="TableCell1426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427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42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429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430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431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432" style:family="table-row">
      <style:table-row-properties style:min-row-height="0.1666in"/>
    </style:style>
    <style:style style:name="TableCell143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434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435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436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437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438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439" style:family="table-row">
      <style:table-row-properties style:min-row-height="0.1666in"/>
    </style:style>
    <style:style style:name="TableCell144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441" style:parent-style-name="Обычный" style:family="paragraph">
      <style:text-properties fo:font-size="10pt" style:font-size-asian="10pt" style:font-size-complex="10pt"/>
    </style:style>
    <style:style style:name="TableCell1442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443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444" style:family="table-row">
      <style:table-row-properties style:min-row-height="0.1666in"/>
    </style:style>
    <style:style style:name="TableCell1445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446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44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448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449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450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451" style:family="table-row">
      <style:table-row-properties style:min-row-height="0.1666in"/>
    </style:style>
    <style:style style:name="TableCell145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453" style:parent-style-name="Обычный" style:family="paragraph">
      <style:text-properties fo:font-size="10pt" style:font-size-asian="10pt" style:font-size-complex="10pt"/>
    </style:style>
    <style:style style:name="TableCell1454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455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456" style:family="table-row">
      <style:table-row-properties style:min-row-height="0.1666in"/>
    </style:style>
    <style:style style:name="TableCell1457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458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459" style:family="table-row">
      <style:table-row-properties style:min-row-height="0.1666in"/>
    </style:style>
    <style:style style:name="TableCell1460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461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462" style:family="table-row">
      <style:table-row-properties style:min-row-height="0.1666in"/>
    </style:style>
    <style:style style:name="TableCell146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464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465" style:family="table-row">
      <style:table-row-properties style:min-row-height="0.1666in"/>
    </style:style>
    <style:style style:name="TableCell146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467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468" style:family="table-row">
      <style:table-row-properties style:min-row-height="0.1666in"/>
    </style:style>
    <style:style style:name="TableCell146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470" style:parent-style-name="Обычный" style:family="paragraph">
      <style:text-properties fo:font-size="10pt" style:font-size-asian="10pt" style:font-size-complex="10pt"/>
    </style:style>
    <style:style style:name="TableCell1471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472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473" style:family="table-row">
      <style:table-row-properties style:min-row-height="0.1666in"/>
    </style:style>
    <style:style style:name="TableCell1474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475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476" style:family="table-row">
      <style:table-row-properties style:min-row-height="0.1666in"/>
    </style:style>
    <style:style style:name="TableCell1477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478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479" style:family="table-row">
      <style:table-row-properties style:min-row-height="0.1666in"/>
    </style:style>
    <style:style style:name="TableCell148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481" style:parent-style-name="Обычный" style:family="paragraph">
      <style:text-properties fo:font-size="10pt" style:font-size-asian="10pt" style:font-size-complex="10pt"/>
    </style:style>
    <style:style style:name="TableCell1482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483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48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485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486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487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P1488" style:parent-style-name="Обычный" style:family="paragraph">
      <style:paragraph-properties fo:break-before="page" fo:text-align="end"/>
    </style:style>
    <style:style style:name="T1489" style:parent-style-name="Основнойшрифтабзаца" style:family="text">
      <style:text-properties fo:font-weight="bold" style:font-weight-asian="bold" fo:font-size="10pt" style:font-size-asian="10pt" style:font-size-complex="10pt"/>
    </style:style>
    <style:style style:name="P1490" style:parent-style-name="Обычный" style:family="paragraph">
      <style:text-properties fo:font-size="10pt" style:font-size-asian="10pt" style:font-size-complex="10pt"/>
    </style:style>
    <style:style style:name="P1491" style:parent-style-name="Обычный" style:family="paragraph">
      <style:text-properties fo:font-size="10pt" style:font-size-asian="10pt" style:font-size-complex="10pt"/>
    </style:style>
    <style:style style:name="TableColumn1493" style:family="table-column">
      <style:table-column-properties style:column-width="0.3888in"/>
    </style:style>
    <style:style style:name="TableColumn1494" style:family="table-column">
      <style:table-column-properties style:column-width="0.4569in"/>
    </style:style>
    <style:style style:name="TableColumn1495" style:family="table-column">
      <style:table-column-properties style:column-width="0.8458in"/>
    </style:style>
    <style:style style:name="TableColumn1496" style:family="table-column">
      <style:table-column-properties style:column-width="0.1361in"/>
    </style:style>
    <style:style style:name="TableColumn1497" style:family="table-column">
      <style:table-column-properties style:column-width="0.0972in"/>
    </style:style>
    <style:style style:name="TableColumn1498" style:family="table-column">
      <style:table-column-properties style:column-width="0.1166in"/>
    </style:style>
    <style:style style:name="TableColumn1499" style:family="table-column">
      <style:table-column-properties style:column-width="0.7486in"/>
    </style:style>
    <style:style style:name="TableColumn1500" style:family="table-column">
      <style:table-column-properties style:column-width="0.2916in"/>
    </style:style>
    <style:style style:name="TableColumn1501" style:family="table-column">
      <style:table-column-properties style:column-width="0.2333in"/>
    </style:style>
    <style:style style:name="TableColumn1502" style:family="table-column">
      <style:table-column-properties style:column-width="1.1562in"/>
    </style:style>
    <style:style style:name="TableColumn1503" style:family="table-column">
      <style:table-column-properties style:column-width="0.5833in"/>
    </style:style>
    <style:style style:name="TableColumn1504" style:family="table-column">
      <style:table-column-properties style:column-width="1.05in"/>
    </style:style>
    <style:style style:name="TableColumn1505" style:family="table-column">
      <style:table-column-properties style:column-width="0.9722in"/>
    </style:style>
    <style:style style:name="Table1492" style:family="table">
      <style:table-properties style:width="7.077in" fo:margin-left="0.0097in" table:align="left"/>
    </style:style>
    <style:style style:name="TableRow1506" style:family="table-row">
      <style:table-row-properties style:min-row-height="0.1666in"/>
    </style:style>
    <style:style style:name="TableCell150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508" style:parent-style-name="Обычный" style:family="paragraph">
      <style:text-properties fo:font-size="10pt" style:font-size-asian="10pt" style:font-size-complex="10pt"/>
    </style:style>
    <style:style style:name="TableCell1509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510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511" style:family="table-row">
      <style:table-row-properties style:min-row-height="0.1666in"/>
    </style:style>
    <style:style style:name="TableCell151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513" style:parent-style-name="Обычный" style:family="paragraph">
      <style:text-properties fo:font-size="10pt" style:font-size-asian="10pt" style:font-size-complex="10pt"/>
    </style:style>
    <style:style style:name="TableCell1514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515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516" style:family="table-row">
      <style:table-row-properties style:min-row-height="0.1666in"/>
    </style:style>
    <style:style style:name="TableCell1517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518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519" style:family="table-row">
      <style:table-row-properties style:min-row-height="0.1666in"/>
    </style:style>
    <style:style style:name="TableCell1520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521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522" style:family="table-row">
      <style:table-row-properties style:min-row-height="0.1666in"/>
    </style:style>
    <style:style style:name="TableCell152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524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525" style:family="table-row">
      <style:table-row-properties style:min-row-height="0.1666in"/>
    </style:style>
    <style:style style:name="TableCell152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527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528" style:family="table-row">
      <style:table-row-properties style:min-row-height="0.1666in"/>
    </style:style>
    <style:style style:name="TableCell152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530" style:parent-style-name="Обычный" style:family="paragraph">
      <style:text-properties fo:font-size="10pt" style:font-size-asian="10pt" style:font-size-complex="10pt"/>
    </style:style>
    <style:style style:name="TableCell1531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532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533" style:family="table-row">
      <style:table-row-properties style:min-row-height="0.1666in"/>
    </style:style>
    <style:style style:name="TableCell1534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535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536" style:family="table-row">
      <style:table-row-properties style:min-row-height="0.1666in"/>
    </style:style>
    <style:style style:name="TableCell1537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538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539" style:family="table-row">
      <style:table-row-properties style:min-row-height="0.1666in"/>
    </style:style>
    <style:style style:name="TableCell1540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541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542" style:family="table-row">
      <style:table-row-properties style:min-row-height="0.1666in"/>
    </style:style>
    <style:style style:name="TableCell154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544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545" style:family="table-row">
      <style:table-row-properties style:min-row-height="0.1666in"/>
    </style:style>
    <style:style style:name="TableCell1546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547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548" style:family="table-row">
      <style:table-row-properties style:min-row-height="0.1666in"/>
    </style:style>
    <style:style style:name="TableCell154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550" style:parent-style-name="Обычный" style:family="paragraph">
      <style:text-properties fo:font-size="10pt" style:font-size-asian="10pt" style:font-size-complex="10pt"/>
    </style:style>
    <style:style style:name="TableCell1551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552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55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554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555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556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557" style:family="table-row">
      <style:table-row-properties style:min-row-height="0.1666in"/>
    </style:style>
    <style:style style:name="TableCell1558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559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560" style:family="table-row">
      <style:table-row-properties style:min-row-height="0.1666in"/>
    </style:style>
    <style:style style:name="TableCell156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562" style:parent-style-name="Обычный" style:family="paragraph">
      <style:text-properties fo:font-size="10pt" style:font-size-asian="10pt" style:font-size-complex="10pt"/>
    </style:style>
    <style:style style:name="TableCell1563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564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565" style:family="table-row">
      <style:table-row-properties style:min-row-height="0.1666in"/>
    </style:style>
    <style:style style:name="TableCell1566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567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568" style:family="table-row">
      <style:table-row-properties style:min-row-height="0.1666in"/>
    </style:style>
    <style:style style:name="TableCell156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570" style:parent-style-name="Обычный" style:family="paragraph">
      <style:text-properties fo:font-size="10pt" style:font-size-asian="10pt" style:font-size-complex="10pt"/>
    </style:style>
    <style:style style:name="TableCell1571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572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573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574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575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576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577" style:family="table-row">
      <style:table-row-properties style:min-row-height="0.1666in"/>
    </style:style>
    <style:style style:name="TableCell1578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579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58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581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582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583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584" style:family="table-row">
      <style:table-row-properties style:min-row-height="0.1666in"/>
    </style:style>
    <style:style style:name="TableCell1585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586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58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588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589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590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591" style:family="table-row">
      <style:table-row-properties style:min-row-height="0.1666in"/>
    </style:style>
    <style:style style:name="TableCell159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593" style:parent-style-name="Обычный" style:family="paragraph">
      <style:text-properties fo:font-size="10pt" style:font-size-asian="10pt" style:font-size-complex="10pt"/>
    </style:style>
    <style:style style:name="TableCell1594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595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596" style:family="table-row">
      <style:table-row-properties style:min-row-height="0.1666in"/>
    </style:style>
    <style:style style:name="TableCell1597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598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59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00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Cell1601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602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603" style:family="table-row">
      <style:table-row-properties style:min-row-height="0.1666in"/>
    </style:style>
    <style:style style:name="TableCell160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05" style:parent-style-name="Обычный" style:family="paragraph">
      <style:text-properties fo:font-size="10pt" style:font-size-asian="10pt" style:font-size-complex="10pt"/>
    </style:style>
    <style:style style:name="TableCell1606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607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608" style:family="table-row">
      <style:table-row-properties style:min-row-height="0.1666in"/>
    </style:style>
    <style:style style:name="TableCell1609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610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611" style:family="table-row">
      <style:table-row-properties style:min-row-height="0.1666in"/>
    </style:style>
    <style:style style:name="TableCell1612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613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614" style:family="table-row">
      <style:table-row-properties style:min-row-height="0.1666in"/>
    </style:style>
    <style:style style:name="TableCell1615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616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617" style:family="table-row">
      <style:table-row-properties style:min-row-height="0.1666in"/>
    </style:style>
    <style:style style:name="TableCell1618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619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TableRow1620" style:family="table-row">
      <style:table-row-properties style:min-row-height="0.1666in"/>
    </style:style>
    <style:style style:name="TableCell1621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622" style:parent-style-name="Обычный" style:family="paragraph">
      <style:text-properties fo:font-size="10pt" style:font-size-asian="10pt" style:font-size-complex="10pt"/>
    </style:style>
    <style:style style:name="TableCell1623" style:family="table-cell">
      <style:table-cell-properties fo:border-top="none" fo:border-left="none" fo:border-bottom="0.0069in solid #000000" fo:border-right="none" style:writing-mode="lr-tb" style:vertical-align="bottom" fo:padding-top="0in" fo:padding-left="0in" fo:padding-bottom="0in" fo:padding-right="0in"/>
    </style:style>
    <style:style style:name="P1624" style:parent-style-name="Обычный" style:family="paragraph">
      <style:paragraph-properties fo:text-align="center"/>
      <style:text-properties fo:font-size="10pt" style:font-size-asian="10pt" style:font-size-complex="10pt"/>
    </style:style>
    <style:style style:name="P1625" style:parent-style-name="Обычный" style:family="paragraph">
      <style:paragraph-properties fo:break-before="page" fo:text-align="end"/>
    </style:style>
    <style:style style:name="T1626" style:parent-style-name="Основнойшрифтабзаца" style:family="text">
      <style:text-properties fo:font-weight="bold" style:font-weight-asian="bold" fo:font-size="10pt" style:font-size-asian="10pt" style:font-size-complex="10pt"/>
    </style:style>
    <style:style style:name="P1627" style:parent-style-name="Обычный" style:family="paragraph">
      <style:text-properties fo:font-size="10pt" style:font-size-asian="10pt" style:font-size-complex="10pt"/>
    </style:style>
    <style:style style:name="P1628" style:parent-style-name="Обычный" style:family="paragraph">
      <style:text-properties fo:font-size="10pt" style:font-size-asian="10pt" style:font-size-complex="10pt"/>
    </style:style>
    <style:style style:name="TableColumn1630" style:family="table-column">
      <style:table-column-properties style:column-width="1.1277in"/>
    </style:style>
    <style:style style:name="TableColumn1631" style:family="table-column">
      <style:table-column-properties style:column-width="3.4215in"/>
    </style:style>
    <style:style style:name="TableColumn1632" style:family="table-column">
      <style:table-column-properties style:column-width="2.5277in"/>
    </style:style>
    <style:style style:name="Table1629" style:family="table">
      <style:table-properties style:width="7.077in" fo:margin-left="0.0097in" table:align="left"/>
    </style:style>
    <style:style style:name="TableRow1633" style:family="table-row">
      <style:table-row-properties style:min-row-height="0.1666in"/>
    </style:style>
    <style:style style:name="TableCell1634" style:family="table-cell">
      <style:table-cell-properties fo:border="0.0069in solid #000000" style:writing-mode="lr-tb" fo:padding-top="0in" fo:padding-left="0in" fo:padding-bottom="0in" fo:padding-right="0in"/>
    </style:style>
    <style:style style:name="P1635" style:parent-style-name="Обычный" style:family="paragraph">
      <style:paragraph-properties fo:text-align="center" fo:margin-left="0.0395in" fo:margin-right="0.0395in">
        <style:tab-stops/>
      </style:paragraph-properties>
      <style:text-properties fo:font-size="10pt" style:font-size-asian="10pt" style:font-size-complex="10pt"/>
    </style:style>
    <style:style style:name="P1636" style:parent-style-name="Обычный" style:family="paragraph">
      <style:paragraph-properties fo:text-align="center" fo:margin-left="0.0395in" fo:margin-right="0.0395in">
        <style:tab-stops/>
      </style:paragraph-properties>
      <style:text-properties fo:font-size="10pt" style:font-size-asian="10pt" style:font-size-complex="10pt"/>
    </style:style>
    <style:style style:name="P1637" style:parent-style-name="Обычный" style:family="paragraph">
      <style:paragraph-properties fo:text-align="center"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1638" style:family="table-cell">
      <style:table-cell-properties fo:border="0.0069in solid #000000" style:writing-mode="lr-tb" fo:padding-top="0in" fo:padding-left="0in" fo:padding-bottom="0in" fo:padding-right="0in"/>
    </style:style>
    <style:style style:name="P1639" style:parent-style-name="Обычный" style:family="paragraph">
      <style:paragraph-properties fo:text-align="center" fo:margin-left="0.0395in" fo:margin-right="0.0395in">
        <style:tab-stops/>
      </style:paragraph-properties>
      <style:text-properties fo:font-size="10pt" style:font-size-asian="10pt" style:font-size-complex="10pt"/>
    </style:style>
    <style:style style:name="P1640" style:parent-style-name="Обычный" style:family="paragraph">
      <style:paragraph-properties fo:text-align="center"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1641" style:family="table-cell">
      <style:table-cell-properties fo:border="0.0069in solid #000000" style:writing-mode="lr-tb" fo:padding-top="0in" fo:padding-left="0in" fo:padding-bottom="0in" fo:padding-right="0in"/>
    </style:style>
    <style:style style:name="P1642" style:parent-style-name="Обычный" style:family="paragraph">
      <style:paragraph-properties fo:text-align="center" fo:margin-left="0.0395in" fo:margin-right="0.0395in">
        <style:tab-stops/>
      </style:paragraph-properties>
      <style:text-properties fo:font-size="10pt" style:font-size-asian="10pt" style:font-size-complex="10pt"/>
    </style:style>
    <style:style style:name="P1643" style:parent-style-name="Обычный" style:family="paragraph">
      <style:paragraph-properties fo:text-align="center"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1644" style:family="table-row">
      <style:table-row-properties style:min-row-height="0.1666in"/>
    </style:style>
    <style:style style:name="TableCell1645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646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1647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648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164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650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1651" style:family="table-row">
      <style:table-row-properties style:min-row-height="0.1666in"/>
    </style:style>
    <style:style style:name="TableCell165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653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165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655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1656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657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1658" style:family="table-row">
      <style:table-row-properties style:min-row-height="0.1666in"/>
    </style:style>
    <style:style style:name="TableCell165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660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1661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662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1663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664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1665" style:family="table-row">
      <style:table-row-properties style:min-row-height="0.1666in"/>
    </style:style>
    <style:style style:name="TableCell1666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667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1668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669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1670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671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1672" style:family="table-row">
      <style:table-row-properties style:min-row-height="0.1666in"/>
    </style:style>
    <style:style style:name="TableCell1673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674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1675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676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1677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678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1679" style:family="table-row">
      <style:table-row-properties style:min-row-height="0.1666in"/>
    </style:style>
    <style:style style:name="TableCell1680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681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168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683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168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685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P1686" style:parent-style-name="Обычный" style:family="paragraph">
      <style:text-properties fo:font-size="10pt" style:font-size-asian="10pt" style:font-size-complex="10pt"/>
    </style:style>
    <style:style style:name="P1687" style:parent-style-name="Обычный" style:family="paragraph">
      <style:text-properties fo:font-size="10pt" style:font-size-asian="10pt" style:font-size-complex="10pt"/>
    </style:style>
    <style:style style:name="TableColumn1689" style:family="table-column">
      <style:table-column-properties style:column-width="1.1277in"/>
    </style:style>
    <style:style style:name="TableColumn1690" style:family="table-column">
      <style:table-column-properties style:column-width="4.1541in"/>
    </style:style>
    <style:style style:name="TableColumn1691" style:family="table-column">
      <style:table-column-properties style:column-width="1.7951in"/>
    </style:style>
    <style:style style:name="Table1688" style:family="table">
      <style:table-properties style:width="7.077in" fo:margin-left="0.0097in" table:align="left"/>
    </style:style>
    <style:style style:name="TableRow1692" style:family="table-row">
      <style:table-row-properties style:min-row-height="0.1666in"/>
    </style:style>
    <style:style style:name="TableCell1693" style:family="table-cell">
      <style:table-cell-properties fo:border="0.0069in solid #000000" style:writing-mode="lr-tb" fo:padding-top="0in" fo:padding-left="0in" fo:padding-bottom="0in" fo:padding-right="0in"/>
    </style:style>
    <style:style style:name="P1694" style:parent-style-name="Обычный" style:family="paragraph">
      <style:paragraph-properties fo:text-align="center" fo:margin-left="0.0395in" fo:margin-right="0.0395in">
        <style:tab-stops/>
      </style:paragraph-properties>
      <style:text-properties fo:font-size="10pt" style:font-size-asian="10pt" style:font-size-complex="10pt"/>
    </style:style>
    <style:style style:name="P1695" style:parent-style-name="Обычный" style:family="paragraph">
      <style:paragraph-properties fo:text-align="center"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1696" style:family="table-cell">
      <style:table-cell-properties fo:border="0.0069in solid #000000" style:writing-mode="lr-tb" fo:padding-top="0in" fo:padding-left="0in" fo:padding-bottom="0in" fo:padding-right="0in"/>
    </style:style>
    <style:style style:name="P1697" style:parent-style-name="Обычный" style:family="paragraph">
      <style:paragraph-properties fo:text-align="center"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1698" style:family="table-cell">
      <style:table-cell-properties fo:border="0.0069in solid #000000" style:writing-mode="lr-tb" fo:padding-top="0in" fo:padding-left="0in" fo:padding-bottom="0in" fo:padding-right="0in"/>
    </style:style>
    <style:style style:name="P1699" style:parent-style-name="Обычный" style:family="paragraph">
      <style:paragraph-properties fo:text-align="center"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1700" style:family="table-row">
      <style:table-row-properties style:min-row-height="0.1666in"/>
    </style:style>
    <style:style style:name="TableCell1701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702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1703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704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1705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706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1707" style:family="table-row">
      <style:table-row-properties style:min-row-height="0.1666in"/>
    </style:style>
    <style:style style:name="TableCell1708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709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1710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711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171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713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1714" style:family="table-row">
      <style:table-row-properties style:min-row-height="0.1666in"/>
    </style:style>
    <style:style style:name="TableCell1715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716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1717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718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171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720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1721" style:family="table-row">
      <style:table-row-properties style:min-row-height="0.1666in"/>
    </style:style>
    <style:style style:name="TableCell172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723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172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725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1726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727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1728" style:family="table-row">
      <style:table-row-properties style:min-row-height="0.1666in"/>
    </style:style>
    <style:style style:name="TableCell172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730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1731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732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1733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734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P1735" style:parent-style-name="Обычный" style:family="paragraph">
      <style:text-properties fo:font-size="10pt" style:font-size-asian="10pt" style:font-size-complex="10pt"/>
    </style:style>
    <style:style style:name="P1736" style:parent-style-name="Обычный" style:family="paragraph">
      <style:text-properties fo:font-size="10pt" style:font-size-asian="10pt" style:font-size-complex="10pt"/>
    </style:style>
    <style:style style:name="TableColumn1738" style:family="table-column">
      <style:table-column-properties style:column-width="1.1277in"/>
    </style:style>
    <style:style style:name="TableColumn1739" style:family="table-column">
      <style:table-column-properties style:column-width="4.1541in"/>
    </style:style>
    <style:style style:name="TableColumn1740" style:family="table-column">
      <style:table-column-properties style:column-width="1.7951in"/>
    </style:style>
    <style:style style:name="Table1737" style:family="table">
      <style:table-properties style:width="7.077in" fo:margin-left="0.0097in" table:align="left"/>
    </style:style>
    <style:style style:name="TableRow1741" style:family="table-row">
      <style:table-row-properties style:min-row-height="0.1666in"/>
    </style:style>
    <style:style style:name="TableCell1742" style:family="table-cell">
      <style:table-cell-properties fo:border="0.0069in solid #000000" style:writing-mode="lr-tb" fo:padding-top="0in" fo:padding-left="0in" fo:padding-bottom="0in" fo:padding-right="0in"/>
    </style:style>
    <style:style style:name="P1743" style:parent-style-name="Обычный" style:family="paragraph">
      <style:paragraph-properties fo:text-align="center" fo:margin-left="0.0395in" fo:margin-right="0.0395in">
        <style:tab-stops/>
      </style:paragraph-properties>
      <style:text-properties fo:font-size="10pt" style:font-size-asian="10pt" style:font-size-complex="10pt"/>
    </style:style>
    <style:style style:name="P1744" style:parent-style-name="Обычный" style:family="paragraph">
      <style:paragraph-properties fo:text-align="center"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1745" style:family="table-cell">
      <style:table-cell-properties fo:border="0.0069in solid #000000" style:writing-mode="lr-tb" fo:padding-top="0in" fo:padding-left="0in" fo:padding-bottom="0in" fo:padding-right="0in"/>
    </style:style>
    <style:style style:name="P1746" style:parent-style-name="Обычный" style:family="paragraph">
      <style:paragraph-properties fo:text-align="center"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1747" style:family="table-cell">
      <style:table-cell-properties fo:border="0.0069in solid #000000" style:writing-mode="lr-tb" fo:padding-top="0in" fo:padding-left="0in" fo:padding-bottom="0in" fo:padding-right="0in"/>
    </style:style>
    <style:style style:name="P1748" style:parent-style-name="Обычный" style:family="paragraph">
      <style:paragraph-properties fo:text-align="center"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1749" style:family="table-row">
      <style:table-row-properties style:min-row-height="0.1666in"/>
    </style:style>
    <style:style style:name="TableCell1750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751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175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753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175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755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1756" style:family="table-row">
      <style:table-row-properties style:min-row-height="0.1666in"/>
    </style:style>
    <style:style style:name="TableCell1757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758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175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760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1761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762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1763" style:family="table-row">
      <style:table-row-properties style:min-row-height="0.1666in"/>
    </style:style>
    <style:style style:name="TableCell1764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765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1766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767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1768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769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1770" style:family="table-row">
      <style:table-row-properties style:min-row-height="0.1666in"/>
    </style:style>
    <style:style style:name="TableCell1771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772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1773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774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1775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776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1777" style:family="table-row">
      <style:table-row-properties style:min-row-height="0.1666in"/>
    </style:style>
    <style:style style:name="TableCell1778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779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1780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781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1782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783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Row1784" style:family="table-row">
      <style:table-row-properties style:min-row-height="0.1666in"/>
    </style:style>
    <style:style style:name="TableCell1785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786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1787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788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TableCell1789" style:family="table-cell">
      <style:table-cell-properties fo:border="0.0069in solid #000000" style:writing-mode="lr-tb" style:vertical-align="bottom" fo:padding-top="0in" fo:padding-left="0in" fo:padding-bottom="0in" fo:padding-right="0in"/>
    </style:style>
    <style:style style:name="P1790" style:parent-style-name="Обычный" style:family="paragraph">
      <style:paragraph-properties fo:margin-left="0.0395in" fo:margin-right="0.0395in">
        <style:tab-stops/>
      </style:paragraph-properties>
      <style:text-properties fo:font-size="10pt" style:font-size-asian="10pt" style:font-size-complex="10pt"/>
    </style:style>
    <style:style style:name="P1791" style:parent-style-name="Обычный" style:family="paragraph">
      <style:paragraph-properties fo:break-before="page" fo:text-align="end"/>
    </style:style>
    <style:style style:name="T1792" style:parent-style-name="Основнойшрифтабзаца" style:family="text">
      <style:text-properties fo:font-weight="bold" style:font-weight-asian="bold" fo:font-size="10pt" style:font-size-asian="10pt" style:font-size-complex="10pt"/>
    </style:style>
    <style:style style:name="P1793" style:parent-style-name="Обычный" style:family="paragraph">
      <style:text-properties fo:font-size="10pt" style:font-size-asian="10pt" style:font-size-complex="10pt"/>
    </style:style>
    <style:style style:name="P1794" style:parent-style-name="Обычный" style:family="paragraph">
      <style:text-properties fo:font-size="10pt" style:font-size-asian="10pt" style:font-size-complex="10pt"/>
    </style:style>
    <style:style style:name="P1795" style:parent-style-name="Обычный" style:family="paragraph">
      <style:text-properties fo:font-size="10pt" style:font-size-asian="10pt" style:font-size-complex="10pt"/>
    </style:style>
    <style:style style:name="P1796" style:parent-style-name="Обычный" style:family="paragraph">
      <style:text-properties fo:font-size="10pt" style:font-size-asian="10pt" style:font-size-complex="10pt"/>
    </style:style>
    <style:style style:name="P1797" style:parent-style-name="Обычный" style:family="paragraph">
      <style:text-properties fo:font-size="10pt" style:font-size-asian="10pt" style:font-size-complex="10pt"/>
    </style:style>
    <style:style style:name="P1798" style:parent-style-name="Обычный" style:family="paragraph">
      <style:paragraph-properties fo:break-before="page" fo:text-align="end"/>
    </style:style>
    <style:style style:name="T1799" style:parent-style-name="Основнойшрифтабзаца" style:family="text">
      <style:text-properties fo:font-weight="bold" style:font-weight-asian="bold" fo:font-size="10pt" style:font-size-asian="10pt" style:font-size-complex="10pt"/>
    </style:style>
    <style:style style:name="P1800" style:parent-style-name="Обычный" style:family="paragraph">
      <style:text-properties fo:font-size="10pt" style:font-size-asian="10pt" style:font-size-complex="10pt"/>
    </style:style>
    <style:style style:name="P1801" style:parent-style-name="Обычный" style:family="paragraph">
      <style:text-properties fo:font-size="10pt" style:font-size-asian="10pt" style:font-size-complex="10pt"/>
    </style:style>
    <style:style style:name="P1802" style:parent-style-name="Обычный" style:family="paragraph">
      <style:text-properties fo:font-size="10pt" style:font-size-asian="10pt" style:font-size-complex="10pt"/>
    </style:style>
    <style:style style:name="P1803" style:parent-style-name="Обычный" style:family="paragraph">
      <style:text-properties fo:font-size="10pt" style:font-size-asian="10pt" style:font-size-complex="10pt"/>
    </style:style>
    <style:style style:name="P1804" style:parent-style-name="Обычный" style:family="paragraph">
      <style:text-properties fo:font-size="10pt" style:font-size-asian="10pt" style:font-size-complex="10pt"/>
    </style:style>
    <style:style style:name="P1805" style:parent-style-name="Обычный" style:family="paragraph">
      <style:paragraph-properties fo:break-before="page" fo:text-align="end"/>
    </style:style>
    <style:style style:name="T1806" style:parent-style-name="Основнойшрифтабзаца" style:family="text">
      <style:text-properties fo:font-weight="bold" style:font-weight-asian="bold" fo:font-size="10pt" style:font-size-asian="10pt" style:font-size-complex="10pt"/>
    </style:style>
    <style:style style:name="P1807" style:parent-style-name="Обычный" style:family="paragraph">
      <style:text-properties fo:font-size="10pt" style:font-size-asian="10pt" style:font-size-complex="10pt"/>
    </style:style>
    <style:style style:name="P1808" style:parent-style-name="Обычный" style:family="paragraph">
      <style:text-properties fo:font-size="10pt" style:font-size-asian="10pt" style:font-size-complex="10pt"/>
    </style:style>
    <style:style style:name="P1809" style:parent-style-name="Обычный" style:family="paragraph">
      <style:text-properties fo:font-size="10pt" style:font-size-asian="10pt" style:font-size-complex="10pt"/>
    </style:style>
  </office:automatic-styles>
  <office:body>
    <office:text text:use-soft-page-breaks="true">
      <text:p text:style-name="P1">Приложение<text:s/>№<text:s/>1</text:p>
      <text:p text:style-name="P3">к<text:s/>приказу<text:s/>Минздрава России</text:p>
      <text:p text:style-name="P4">от<text:s/>15 декабря 2014 г.<text:s/>№<text:s/>834н</text:p>
      <text:p text:style-name="P5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 table:number-columns-spanned="2">
            <text:p text:style-name="P14">Наименование медицинской организации</text:p>
          </table:table-cell>
          <table:covered-table-cell/>
          <table:table-cell table:style-name="TableCell15">
            <text:p text:style-name="P16"><text:tab/>Код формы по ОКУД</text:p>
          </table:table-cell>
          <table:table-cell table:style-name="TableCell17" table:number-columns-spanned="2">
            <text:p text:style-name="P18"/>
          </table:table-cell>
          <table:covered-table-cell/>
        </table:table-row>
        <table:table-row table:style-name="TableRow19">
          <table:table-cell table:style-name="TableCell20" table:number-columns-spanned="2">
            <text:p text:style-name="P21"/>
          </table:table-cell>
          <table:covered-table-cell/>
          <table:table-cell table:style-name="TableCell22" table:number-columns-spanned="2">
            <text:p text:style-name="P23"><text:tab/>Код организации по ОКПО</text:p>
          </table:table-cell>
          <table:covered-table-cell/>
          <table:table-cell table:style-name="TableCell24">
            <text:p text:style-name="P25"/>
          </table:table-cell>
        </table:table-row>
        <table:table-row table:style-name="TableRow26">
          <table:table-cell table:style-name="TableCell27" table:number-columns-spanned="2">
            <text:p text:style-name="P28"/>
          </table:table-cell>
          <table:covered-table-cell/>
          <table:table-cell table:style-name="TableCell29" table:number-columns-spanned="3">
            <text:p text:style-name="P30"><text:tab/>Медицинская документация</text:p>
          </table:table-cell>
          <table:covered-table-cell/>
          <table:covered-table-cell/>
        </table:table-row>
        <table:table-row table:style-name="TableRow31">
          <table:table-cell table:style-name="TableCell32">
            <text:p text:style-name="Обычный"><text:span text:style-name="T33">Адрес</text:span></text:p>
          </table:table-cell>
          <table:table-cell table:style-name="TableCell34">
            <text:p text:style-name="P35"/>
          </table:table-cell>
          <table:table-cell table:style-name="TableCell36" table:number-columns-spanned="3">
            <text:p text:style-name="P37"><text:tab/>Учетная форма № 025/у</text:p>
          </table:table-cell>
          <table:covered-table-cell/>
          <table:covered-table-cell/>
        </table:table-row>
      </table:table>
      <text:p text:style-name="P38"/>
      <text:p text:style-name="P39">МЕДИЦИНСКАЯ КАРТА</text:p>
      <text:p text:style-name="P40">ПАЦИЕНТА, ПОЛУЧАЮЩЕГО МЕДИЦИНСКУЮ ПОМОЩЬ</text:p>
      <table:table table:style-name="Table41">
        <table:table-columns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Обычный"><text:span text:style-name="T46">В АМБУЛАТОРНЫХ УСЛОВИЯХ</text:span><text:span text:style-name="T47"><text:s/>№</text:span></text:p>
          </table:table-cell>
          <table:table-cell table:style-name="TableCell48">
            <text:p text:style-name="P49"/>
          </table:table-cell>
        </table:table-row>
      </table:table>
      <text:p text:style-name="P50"/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  <table:table-column table:style-name="TableColumn62"/>
          <table:table-column table:style-name="TableColumn63"/>
          <table:table-column table:style-name="TableColumn64"/>
          <table:table-column table:style-name="TableColumn65"/>
          <table:table-column table:style-name="TableColumn66"/>
          <table:table-column table:style-name="TableColumn67"/>
          <table:table-column table:style-name="TableColumn68"/>
          <table:table-column table:style-name="TableColumn69"/>
          <table:table-column table:style-name="TableColumn70"/>
          <table:table-column table:style-name="TableColumn71"/>
          <table:table-column table:style-name="TableColumn72"/>
          <table:table-column table:style-name="TableColumn73"/>
          <table:table-column table:style-name="TableColumn74"/>
          <table:table-column table:style-name="TableColumn75"/>
          <table:table-column table:style-name="TableColumn76"/>
          <table:table-column table:style-name="TableColumn77"/>
          <table:table-column table:style-name="TableColumn78"/>
          <table:table-column table:style-name="TableColumn79"/>
        </table:table-columns>
        <table:table-row table:style-name="TableRow80">
          <table:table-cell table:style-name="TableCell81" table:number-columns-spanned="7">
            <text:p text:style-name="P82">1. Дата заполнения медицинской карты: число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3">
            <text:p text:style-name="P84"/>
          </table:table-cell>
          <table:table-cell table:style-name="TableCell85" table:number-columns-spanned="4">
            <text:p text:style-name="P86">месяц</text:p>
          </table:table-cell>
          <table:covered-table-cell/>
          <table:covered-table-cell/>
          <table:covered-table-cell/>
          <table:table-cell table:style-name="TableCell87" table:number-columns-spanned="6">
            <text:p text:style-name="P88"/>
          </table:table-cell>
          <table:covered-table-cell/>
          <table:covered-table-cell/>
          <table:covered-table-cell/>
          <table:covered-table-cell/>
          <table:covered-table-cell/>
          <table:table-cell table:style-name="TableCell89" table:number-columns-spanned="2">
            <text:p text:style-name="P90">год</text:p>
          </table:table-cell>
          <table:covered-table-cell/>
          <table:table-cell table:style-name="TableCell91" table:number-columns-spanned="3">
            <text:p text:style-name="P92"/>
          </table:table-cell>
          <table:covered-table-cell/>
          <table:covered-table-cell/>
          <table:table-cell>
            <text:p text:style-name="P92"/>
          </table:table-cell>
          <table:table-cell>
            <text:p text:style-name="P92"/>
          </table:table-cell>
          <table:table-cell>
            <text:p text:style-name="P92"/>
          </table:table-cell>
          <table:table-cell>
            <text:p text:style-name="P92"/>
          </table:table-cell>
          <table:table-cell>
            <text:p text:style-name="P92"/>
          </table:table-cell>
        </table:table-row>
        <table:table-row table:style-name="TableRow93">
          <table:table-cell table:style-name="TableCell94" table:number-columns-spanned="3">
            <text:p text:style-name="P95">2. Фамилия, имя, отчество</text:p>
          </table:table-cell>
          <table:covered-table-cell/>
          <table:covered-table-cell/>
          <table:table-cell table:style-name="TableCell96" table:number-columns-spanned="25">
            <text:p text:style-name="P9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98">
          <table:table-cell table:style-name="TableCell99" table:number-columns-spanned="5">
            <text:p text:style-name="P100">3. Пол: муж. — 1, жен. — 2</text:p>
          </table:table-cell>
          <table:covered-table-cell/>
          <table:covered-table-cell/>
          <table:covered-table-cell/>
          <table:covered-table-cell/>
          <table:table-cell table:style-name="TableCell101" table:number-columns-spanned="8">
            <text:p text:style-name="P102">4. Дата рождения: число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03" table:number-columns-spanned="2">
            <text:p text:style-name="P104"/>
          </table:table-cell>
          <table:covered-table-cell/>
          <table:table-cell table:style-name="TableCell105" table:number-columns-spanned="2">
            <text:p text:style-name="P106">месяц</text:p>
          </table:table-cell>
          <table:covered-table-cell/>
          <table:table-cell table:style-name="TableCell107" table:number-columns-spanned="8">
            <text:p text:style-name="P10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09">
            <text:p text:style-name="P110">год</text:p>
          </table:table-cell>
          <table:table-cell table:style-name="TableCell111">
            <text:p text:style-name="P112"/>
          </table:table-cell>
          <table:table-cell>
            <text:p text:style-name="P112"/>
          </table:table-cell>
        </table:table-row>
        <table:table-row table:style-name="TableRow113">
          <table:table-cell table:style-name="TableCell114" table:number-columns-spanned="10">
            <text:p text:style-name="P115">5. Место регистрации: субъект Российской Федер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6" table:number-columns-spanned="18">
            <text:p text:style-name="P1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8">
          <table:table-cell table:style-name="TableCell119">
            <text:p text:style-name="P120">район</text:p>
          </table:table-cell>
          <table:table-cell table:style-name="TableCell121" table:number-columns-spanned="3">
            <text:p text:style-name="P122"/>
          </table:table-cell>
          <table:covered-table-cell/>
          <table:covered-table-cell/>
          <table:table-cell table:style-name="TableCell123" table:number-columns-spanned="2">
            <text:p text:style-name="P124">город</text:p>
          </table:table-cell>
          <table:covered-table-cell/>
          <table:table-cell table:style-name="TableCell125" table:number-columns-spanned="10">
            <text:p text:style-name="P1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7" table:number-columns-spanned="6">
            <text:p text:style-name="P128">населенный пункт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29" table:number-columns-spanned="6">
            <text:p text:style-name="P13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1">
          <table:table-cell table:style-name="TableCell132" table:number-columns-spanned="2">
            <text:p text:style-name="P133">улица</text:p>
          </table:table-cell>
          <table:covered-table-cell/>
          <table:table-cell table:style-name="TableCell134" table:number-columns-spanned="7">
            <text:p text:style-name="P1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36" table:number-columns-spanned="2">
            <text:p text:style-name="P137">дом</text:p>
          </table:table-cell>
          <table:covered-table-cell/>
          <table:table-cell table:style-name="TableCell138" table:number-columns-spanned="3">
            <text:p text:style-name="P139"/>
          </table:table-cell>
          <table:covered-table-cell/>
          <table:covered-table-cell/>
          <table:table-cell table:style-name="TableCell140" table:number-columns-spanned="5">
            <text:p text:style-name="P141">квартира</text:p>
          </table:table-cell>
          <table:covered-table-cell/>
          <table:covered-table-cell/>
          <table:covered-table-cell/>
          <table:covered-table-cell/>
          <table:table-cell table:style-name="TableCell142" table:number-columns-spanned="2">
            <text:p text:style-name="P143"/>
          </table:table-cell>
          <table:covered-table-cell/>
          <table:table-cell table:style-name="TableCell144" table:number-columns-spanned="3">
            <text:p text:style-name="P145">тел.</text:p>
          </table:table-cell>
          <table:covered-table-cell/>
          <table:covered-table-cell/>
          <table:table-cell table:style-name="TableCell146" table:number-columns-spanned="4">
            <text:p text:style-name="P147"/>
          </table:table-cell>
          <table:covered-table-cell/>
          <table:covered-table-cell/>
          <table:covered-table-cell/>
        </table:table-row>
      </table:table>
      <text:p text:style-name="P148">6. Местность: городская — 1, сельская — 2</text:p>
      <table:table table:style-name="Table149">
        <table:table-columns>
          <table:table-column table:style-name="TableColumn150"/>
          <table:table-column table:style-name="TableColumn151"/>
          <table:table-column table:style-name="TableColumn152"/>
          <table:table-column table:style-name="TableColumn153"/>
          <table:table-column table:style-name="TableColumn154"/>
          <table:table-column table:style-name="TableColumn155"/>
          <table:table-column table:style-name="TableColumn156"/>
          <table:table-column table:style-name="TableColumn157"/>
          <table:table-column table:style-name="TableColumn158"/>
          <table:table-column table:style-name="TableColumn159"/>
          <table:table-column table:style-name="TableColumn160"/>
          <table:table-column table:style-name="TableColumn161"/>
          <table:table-column table:style-name="TableColumn162"/>
          <table:table-column table:style-name="TableColumn163"/>
        </table:table-columns>
        <table:table-row table:style-name="TableRow164">
          <table:table-cell table:style-name="TableCell165">
            <text:p text:style-name="P166">7. Полис ОМС: серия</text:p>
          </table:table-cell>
          <table:table-cell table:style-name="TableCell167" table:number-columns-spanned="3">
            <text:p text:style-name="P168"/>
          </table:table-cell>
          <table:covered-table-cell/>
          <table:covered-table-cell/>
          <table:table-cell table:style-name="TableCell169">
            <text:p text:style-name="P170">№</text:p>
          </table:table-cell>
          <table:table-cell table:style-name="TableCell171" table:number-columns-spanned="3">
            <text:p text:style-name="P172"/>
          </table:table-cell>
          <table:covered-table-cell/>
          <table:covered-table-cell/>
          <table:table-cell table:style-name="TableCell173" table:number-columns-spanned="2">
            <text:p text:style-name="P174">8.<text:s/>СНИЛС</text:p>
          </table:table-cell>
          <table:covered-table-cell/>
          <table:table-cell table:style-name="TableCell175" table:number-columns-spanned="4">
            <text:p text:style-name="P176"/>
          </table:table-cell>
          <table:covered-table-cell/>
          <table:covered-table-cell/>
          <table:covered-table-cell/>
        </table:table-row>
        <table:table-row table:style-name="TableRow177">
          <table:table-cell table:style-name="TableCell178" table:number-columns-spanned="7">
            <text:p text:style-name="Обычный"><text:span text:style-name="T179">9.<text:s/></text:span><text:span text:style-name="T180">Наименование страховой медицинской организ</text:span><text:span text:style-name="T181">а</text:span><text:span text:style-name="T182">ции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83" table:number-columns-spanned="7">
            <text:p text:style-name="P18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5">
          <table:table-cell table:style-name="TableCell186" table:number-columns-spanned="2">
            <text:p text:style-name="P187">10. Код категории льготы</text:p>
          </table:table-cell>
          <table:covered-table-cell/>
          <table:table-cell table:style-name="TableCell188">
            <text:p text:style-name="P189"/>
          </table:table-cell>
          <table:table-cell table:style-name="TableCell190" table:number-columns-spanned="3">
            <text:p text:style-name="P191">11. Документ</text:p>
          </table:table-cell>
          <table:covered-table-cell/>
          <table:covered-table-cell/>
          <table:table-cell table:style-name="TableCell192" table:number-columns-spanned="3">
            <text:p text:style-name="P193"/>
          </table:table-cell>
          <table:covered-table-cell/>
          <table:covered-table-cell/>
          <table:table-cell table:style-name="TableCell194" table:number-columns-spanned="2">
            <text:p text:style-name="P195">: серия</text:p>
          </table:table-cell>
          <table:covered-table-cell/>
          <table:table-cell table:style-name="TableCell196">
            <text:p text:style-name="P197"/>
          </table:table-cell>
          <table:table-cell table:style-name="TableCell198">
            <text:p text:style-name="P199">№</text:p>
          </table:table-cell>
          <table:table-cell table:style-name="TableCell200">
            <text:p text:style-name="P201"/>
          </table:table-cell>
        </table:table-row>
      </table:table>
      <text:p text:style-name="P202">12. Заболевания, по поводу которых осуществляется диспансерное наблюдение:</text:p>
      <table:table table:style-name="Table203">
        <table:table-columns>
          <table:table-column table:style-name="TableColumn204"/>
          <table:table-column table:style-name="TableColumn205"/>
          <table:table-column table:style-name="TableColumn206"/>
          <table:table-column table:style-name="TableColumn207"/>
          <table:table-column table:style-name="TableColumn208"/>
        </table:table-columns>
        <table:table-row table:style-name="TableRow209">
          <table:table-cell table:style-name="TableCell210">
            <text:p text:style-name="P211">Дата</text:p>
            <text:p text:style-name="P212">начала</text:p>
            <text:p text:style-name="P213">диспансерного</text:p>
            <text:p text:style-name="P214">наблюдения</text:p>
          </table:table-cell>
          <table:table-cell table:style-name="TableCell215">
            <text:p text:style-name="P216">Дата</text:p>
            <text:p text:style-name="P217">прекращения</text:p>
            <text:p text:style-name="P218">диспансерного</text:p>
            <text:p text:style-name="P219">наблюдения</text:p>
          </table:table-cell>
          <table:table-cell table:style-name="TableCell220">
            <text:p text:style-name="P221">Диагноз</text:p>
          </table:table-cell>
          <table:table-cell table:style-name="TableCell222">
            <text:p text:style-name="P223">Код по</text:p>
            <text:p text:style-name="P224">МКБ-10</text:p>
          </table:table-cell>
          <table:table-cell table:style-name="TableCell225">
            <text:p text:style-name="P226">Врач</text:p>
          </table:table-cell>
        </table:table-row>
        <table:table-row table:style-name="TableRow227"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</table:table-row>
        <table:table-row table:style-name="TableRow249"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</table:table-row>
        <table:table-row table:style-name="TableRow260"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</table:table-row>
        <table:table-row table:style-name="TableRow271"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</table:table-row>
      </table:table>
      <text:soft-page-break/>
      <text:p text:style-name="P282">стр. 2 ф. № 025/у</text:p>
      <text:p text:style-name="P283"/>
      <text:p text:style-name="P284">13. Семейное положение: состоит в зарегистрированном браке — 1, не состоит в браке — 2, неизвестно — 3.</text:p>
      <text:p text:style-name="P285"><text:span text:style-name="T286">14. Образование:<text:s/></text:span><text:span text:style-name="T287">профессиональное</text:span><text:span text:style-name="T288">: высшее — 1, среднее — 2;<text:s/></text:span><text:span text:style-name="T289">общее</text:span><text:span text:style-name="T290">: среднее — 3, основное — 4, начальное — 5; неизвестно — 6.</text:span></text:p>
      <text:p text:style-name="P291"><text:span text:style-name="T292">15. Занятость: работает — 1, проходит военную службу и приравненную к ней службу — 2; пенсионер(ка) — 3, ст</text:span><text:span text:style-name="T293">у</text:span><text:span text:style-name="T294">дент(ка) — 4, не работает — 5, прочие — 6.</text:span></text:p>
      <table:table table:style-name="Table295">
        <table:table-columns>
          <table:table-column table:style-name="TableColumn296"/>
          <table:table-column table:style-name="TableColumn297"/>
          <table:table-column table:style-name="TableColumn298"/>
          <table:table-column table:style-name="TableColumn299"/>
          <table:table-column table:style-name="TableColumn300"/>
        </table:table-columns>
        <table:table-row table:style-name="TableRow301">
          <table:table-cell table:style-name="TableCell302" table:number-columns-spanned="4">
            <text:p text:style-name="P303">16. Инвалидность (первичная, повторная, группа, дата)</text:p>
          </table:table-cell>
          <table:covered-table-cell/>
          <table:covered-table-cell/>
          <table:covered-table-cell/>
          <table:table-cell table:style-name="TableCell304">
            <text:p text:style-name="P305"/>
          </table:table-cell>
        </table:table-row>
        <table:table-row table:style-name="TableRow306">
          <table:table-cell table:style-name="TableCell307" table:number-columns-spanned="2">
            <text:p text:style-name="P308">17. Место работы, должность</text:p>
          </table:table-cell>
          <table:covered-table-cell/>
          <table:table-cell table:style-name="TableCell309" table:number-columns-spanned="3">
            <text:p text:style-name="P310"/>
          </table:table-cell>
          <table:covered-table-cell/>
          <table:covered-table-cell/>
        </table:table-row>
        <table:table-row table:style-name="TableRow311">
          <table:table-cell table:style-name="TableCell312">
            <text:p text:style-name="P313">18. Изменение места работы</text:p>
          </table:table-cell>
          <table:table-cell table:style-name="TableCell314" table:number-columns-spanned="4">
            <text:p text:style-name="P315"/>
          </table:table-cell>
          <table:covered-table-cell/>
          <table:covered-table-cell/>
          <table:covered-table-cell/>
        </table:table-row>
        <table:table-row table:style-name="TableRow316">
          <table:table-cell table:style-name="TableCell317" table:number-columns-spanned="3">
            <text:p text:style-name="P318">19. Изменение места регистрации</text:p>
          </table:table-cell>
          <table:covered-table-cell/>
          <table:covered-table-cell/>
          <table:table-cell table:style-name="TableCell319" table:number-columns-spanned="2">
            <text:p text:style-name="P320"/>
          </table:table-cell>
          <table:covered-table-cell/>
        </table:table-row>
      </table:table>
      <text:p text:style-name="P321">20. Лист записи заключительных (уточненных) диагнозов:</text:p>
      <table:table table:style-name="Table322">
        <table:table-columns>
          <table:table-column table:style-name="TableColumn323"/>
          <table:table-column table:style-name="TableColumn324"/>
          <table:table-column table:style-name="TableColumn325"/>
          <table:table-column table:style-name="TableColumn326"/>
        </table:table-columns>
        <table:table-row table:style-name="TableRow327">
          <table:table-cell table:style-name="TableCell328">
            <text:p text:style-name="P329">Дата</text:p>
            <text:p text:style-name="P330">(число,</text:p>
            <text:p text:style-name="P331">месяц,</text:p>
            <text:p text:style-name="P332">год)</text:p>
          </table:table-cell>
          <table:table-cell table:style-name="TableCell333">
            <text:p text:style-name="P334">Заключительные (уточненные) диагнозы</text:p>
          </table:table-cell>
          <table:table-cell table:style-name="TableCell335">
            <text:p text:style-name="P336">Установленные</text:p>
            <text:p text:style-name="P337">впервые или</text:p>
            <text:p text:style-name="P338">повторно</text:p>
            <text:p text:style-name="P339">(+/–)</text:p>
          </table:table-cell>
          <table:table-cell table:style-name="TableCell340">
            <text:p text:style-name="P341">Врач</text:p>
          </table:table-cell>
        </table:table-row>
        <table:table-row table:style-name="TableRow342"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</table:table-row>
        <table:table-row table:style-name="TableRow351"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</table:table-row>
        <table:table-row table:style-name="TableRow360"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</table:table-row>
        <table:table-row table:style-name="TableRow369"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</table:table-row>
        <table:table-row table:style-name="TableRow378">
          <table:table-cell table:style-name="TableCell379">
            <text:p text:style-name="P380"/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</table:table-row>
        <table:table-row table:style-name="TableRow387"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</table:table-row>
        <table:table-row table:style-name="TableRow396"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</table:table-row>
      </table:table>
      <text:p text:style-name="P405"/>
      <table:table table:style-name="Table406">
        <table:table-columns>
          <table:table-column table:style-name="TableColumn407"/>
          <table:table-column table:style-name="TableColumn408"/>
          <table:table-column table:style-name="TableColumn409"/>
          <table:table-column table:style-name="TableColumn410"/>
          <table:table-column table:style-name="TableColumn411"/>
          <table:table-column table:style-name="TableColumn412"/>
        </table:table-columns>
        <table:table-row table:style-name="TableRow413">
          <table:table-cell table:style-name="TableCell414">
            <text:p text:style-name="P415">21. Группа крови</text:p>
          </table:table-cell>
          <table:table-cell table:style-name="TableCell416">
            <text:p text:style-name="P417"/>
          </table:table-cell>
          <table:table-cell table:style-name="TableCell418">
            <text:p text:style-name="P419"><text:span text:style-name="T420">22.<text:s/></text:span><text:span text:style-name="T421">Rh-</text:span><text:span text:style-name="T422">фактор</text:span></text:p>
          </table:table-cell>
          <table:table-cell table:style-name="TableCell423">
            <text:p text:style-name="P424"/>
          </table:table-cell>
          <table:table-cell table:style-name="TableCell425">
            <text:p text:style-name="P426">23. Аллергические реакции</text:p>
          </table:table-cell>
          <table:table-cell table:style-name="TableCell427">
            <text:p text:style-name="P428"/>
          </table:table-cell>
        </table:table-row>
        <table:table-row table:style-name="TableRow429">
          <table:table-cell table:style-name="TableCell430" table:number-columns-spanned="6">
            <text:p text:style-name="P43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soft-page-break/>
      <text:p text:style-name="P432"><text:span text:style-name="T433">стр. 3 ф. № 025/у</text:span></text:p>
      <text:p text:style-name="P434"/>
      <text:p text:style-name="P435">24. Записи врачей-специалистов:</text:p>
      <table:table table:style-name="Table436">
        <table:table-columns>
          <table:table-column table:style-name="TableColumn437"/>
          <table:table-column table:style-name="TableColumn438"/>
          <table:table-column table:style-name="TableColumn439"/>
          <table:table-column table:style-name="TableColumn440"/>
          <table:table-column table:style-name="TableColumn441"/>
          <table:table-column table:style-name="TableColumn442"/>
          <table:table-column table:style-name="TableColumn443"/>
          <table:table-column table:style-name="TableColumn444"/>
          <table:table-column table:style-name="TableColumn445"/>
          <table:table-column table:style-name="TableColumn446"/>
          <table:table-column table:style-name="TableColumn447"/>
          <table:table-column table:style-name="TableColumn448"/>
          <table:table-column table:style-name="TableColumn449"/>
          <table:table-column table:style-name="TableColumn450"/>
          <table:table-column table:style-name="TableColumn451"/>
          <table:table-column table:style-name="TableColumn452"/>
          <table:table-column table:style-name="TableColumn453"/>
        </table:table-columns>
        <table:table-row table:style-name="TableRow454">
          <table:table-cell table:style-name="TableCell455" table:number-columns-spanned="2">
            <text:p text:style-name="P456">Дата осмотра</text:p>
          </table:table-cell>
          <table:covered-table-cell/>
          <table:table-cell table:style-name="TableCell457" table:number-columns-spanned="8">
            <text:p text:style-name="P45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59" table:number-columns-spanned="7">
            <text:p text:style-name="P460"><text:s/>на приеме, на дому, в фельдшерско-акушерском пункте, прочее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61">
          <table:table-cell table:style-name="TableCell462" table:number-columns-spanned="6">
            <text:p text:style-name="P463">Врач (специальность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464" table:number-columns-spanned="7">
            <text:p text:style-name="P4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>
            <text:p text:style-name="P465"/>
          </table:table-cell>
          <table:table-cell>
            <text:p text:style-name="P465"/>
          </table:table-cell>
          <table:table-cell>
            <text:p text:style-name="P465"/>
          </table:table-cell>
          <table:table-cell>
            <text:p text:style-name="P465"/>
          </table:table-cell>
        </table:table-row>
        <table:table-row table:style-name="TableRow466">
          <table:table-cell table:style-name="TableCell467" table:number-columns-spanned="4">
            <text:p text:style-name="P468">Жалобы пациента</text:p>
          </table:table-cell>
          <table:covered-table-cell/>
          <table:covered-table-cell/>
          <table:covered-table-cell/>
          <table:table-cell table:style-name="TableCell469" table:number-columns-spanned="13">
            <text:p text:style-name="P47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71">
          <table:table-cell table:style-name="TableCell472" table:number-columns-spanned="17">
            <text:p text:style-name="P47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74">
          <table:table-cell table:style-name="TableCell475" table:number-columns-spanned="7">
            <text:p text:style-name="P476">Анамнез заболевания, жизн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77" table:number-columns-spanned="10">
            <text:p text:style-name="P4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79">
          <table:table-cell table:style-name="TableCell480" table:number-columns-spanned="17">
            <text:p text:style-name="P48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82">
          <table:table-cell table:style-name="TableCell483" table:number-columns-spanned="17">
            <text:p text:style-name="P48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85">
          <table:table-cell table:style-name="TableCell486" table:number-columns-spanned="5">
            <text:p text:style-name="P487">Объективные данные</text:p>
          </table:table-cell>
          <table:covered-table-cell/>
          <table:covered-table-cell/>
          <table:covered-table-cell/>
          <table:covered-table-cell/>
          <table:table-cell table:style-name="TableCell488" table:number-columns-spanned="12">
            <text:p text:style-name="P48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90">
          <table:table-cell table:style-name="TableCell491" table:number-columns-spanned="17">
            <text:p text:style-name="P49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93">
          <table:table-cell table:style-name="TableCell494" table:number-columns-spanned="17">
            <text:p text:style-name="P49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96">
          <table:table-cell table:style-name="TableCell497" table:number-columns-spanned="9">
            <text:p text:style-name="P498">Диагноз основного заболевания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99" table:number-columns-spanned="6">
            <text:p text:style-name="P500"/>
          </table:table-cell>
          <table:covered-table-cell/>
          <table:covered-table-cell/>
          <table:covered-table-cell/>
          <table:covered-table-cell/>
          <table:covered-table-cell/>
          <table:table-cell table:style-name="TableCell501">
            <text:p text:style-name="P502">код по МКБ-10</text:p>
          </table:table-cell>
          <table:table-cell table:style-name="TableCell503">
            <text:p text:style-name="P504"/>
          </table:table-cell>
        </table:table-row>
        <table:table-row table:style-name="TableRow505">
          <table:table-cell table:style-name="TableCell506" table:number-columns-spanned="17">
            <text:p text:style-name="P50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08">
          <table:table-cell table:style-name="TableCell509">
            <text:p text:style-name="P510">Осложнения:</text:p>
          </table:table-cell>
          <table:table-cell table:style-name="TableCell511" table:number-columns-spanned="16">
            <text:p text:style-name="P5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13">
          <table:table-cell table:style-name="TableCell514" table:number-columns-spanned="17">
            <text:p text:style-name="P5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16">
          <table:table-cell table:style-name="TableCell517" table:number-columns-spanned="8">
            <text:p text:style-name="P518">Сопутствующие заболе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19" table:number-columns-spanned="7">
            <text:p text:style-name="P5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21">
            <text:p text:style-name="P522">код по МКБ-10</text:p>
          </table:table-cell>
          <table:table-cell table:style-name="TableCell523">
            <text:p text:style-name="P524"/>
          </table:table-cell>
        </table:table-row>
        <table:table-row table:style-name="TableRow525">
          <table:table-cell table:style-name="TableCell526" table:number-columns-spanned="15">
            <text:p text:style-name="P5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28">
            <text:p text:style-name="P529">код по МКБ-10</text:p>
          </table:table-cell>
          <table:table-cell table:style-name="TableCell530">
            <text:p text:style-name="P531"/>
          </table:table-cell>
        </table:table-row>
        <table:table-row table:style-name="TableRow532">
          <table:table-cell table:style-name="TableCell533" table:number-columns-spanned="15">
            <text:p text:style-name="P5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35">
            <text:p text:style-name="P536">код по МКБ-10</text:p>
          </table:table-cell>
          <table:table-cell table:style-name="TableCell537">
            <text:p text:style-name="P538"/>
          </table:table-cell>
        </table:table-row>
        <table:table-row table:style-name="TableRow539">
          <table:table-cell table:style-name="TableCell540" table:number-columns-spanned="11">
            <text:p text:style-name="P541">Внешняя причина при травмах (отравлениях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42" table:number-columns-spanned="6">
            <text:p text:style-name="P5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44">
          <table:table-cell table:style-name="TableCell545" table:number-columns-spanned="15">
            <text:p text:style-name="P5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47">
            <text:p text:style-name="P548">код по МКБ-10</text:p>
          </table:table-cell>
          <table:table-cell table:style-name="TableCell549">
            <text:p text:style-name="P550"/>
          </table:table-cell>
        </table:table-row>
        <table:table-row table:style-name="TableRow551">
          <table:table-cell table:style-name="TableCell552" table:number-columns-spanned="3">
            <text:p text:style-name="P553">Группа здоровья</text:p>
          </table:table-cell>
          <table:covered-table-cell/>
          <table:covered-table-cell/>
          <table:table-cell table:style-name="TableCell554" table:number-columns-spanned="9">
            <text:p text:style-name="P55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56" table:number-columns-spanned="2">
            <text:p text:style-name="P557">Диспансерное наблюдение</text:p>
          </table:table-cell>
          <table:covered-table-cell/>
          <table:table-cell table:style-name="TableCell558" table:number-columns-spanned="3">
            <text:p text:style-name="P559"/>
          </table:table-cell>
          <table:covered-table-cell/>
          <table:covered-table-cell/>
        </table:table-row>
      </table:table>
      <text:p text:style-name="P560"/>
      <table:table table:style-name="Table561">
        <table:table-columns>
          <table:table-column table:style-name="TableColumn562"/>
          <table:table-column table:style-name="TableColumn563"/>
          <table:table-column table:style-name="TableColumn564"/>
        </table:table-columns>
        <table:table-row table:style-name="TableRow565">
          <table:table-cell table:style-name="TableCell566" table:number-columns-spanned="2">
            <text:p text:style-name="P567">Назначения (исследования, консультации)</text:p>
          </table:table-cell>
          <table:covered-table-cell/>
          <table:table-cell table:style-name="TableCell568">
            <text:p text:style-name="P569">Лекарственные препараты, физиотерапия</text:p>
          </table:table-cell>
        </table:table-row>
        <table:table-row table:style-name="TableRow570">
          <table:table-cell table:style-name="TableCell571" table:number-columns-spanned="2">
            <text:p text:style-name="P572"/>
          </table:table-cell>
          <table:covered-table-cell/>
          <table:table-cell table:style-name="TableCell573">
            <text:p text:style-name="P574"/>
          </table:table-cell>
        </table:table-row>
        <table:table-row table:style-name="TableRow575">
          <table:table-cell table:style-name="TableCell576" table:number-columns-spanned="2">
            <text:p text:style-name="P577"/>
          </table:table-cell>
          <table:covered-table-cell/>
          <table:table-cell table:style-name="TableCell578">
            <text:p text:style-name="P579"/>
          </table:table-cell>
        </table:table-row>
        <table:table-row table:style-name="TableRow580">
          <table:table-cell table:style-name="TableCell581" table:number-columns-spanned="2">
            <text:p text:style-name="P582"/>
          </table:table-cell>
          <table:covered-table-cell/>
          <table:table-cell table:style-name="TableCell583">
            <text:p text:style-name="P584"/>
          </table:table-cell>
        </table:table-row>
        <table:table-row table:style-name="TableRow585">
          <table:table-cell table:style-name="TableCell586" table:number-columns-spanned="2">
            <text:p text:style-name="P587">Листок нетрудоспособности, справка</text:p>
          </table:table-cell>
          <table:covered-table-cell/>
          <table:table-cell table:style-name="TableCell588">
            <text:p text:style-name="P589">Льготные рецепты</text:p>
          </table:table-cell>
        </table:table-row>
        <table:table-row table:style-name="TableRow590">
          <table:table-cell table:style-name="TableCell591" table:number-columns-spanned="2">
            <text:p text:style-name="P592"/>
          </table:table-cell>
          <table:covered-table-cell/>
          <table:table-cell table:style-name="TableCell593">
            <text:p text:style-name="P594"/>
          </table:table-cell>
        </table:table-row>
        <table:table-row table:style-name="TableRow595">
          <table:table-cell table:style-name="TableCell596" table:number-columns-spanned="3">
            <text:p text:style-name="P597">Информированное добровольное согласие на медицинское вмешательство, отказ от медицинского вмешательства</text:p>
          </table:table-cell>
          <table:covered-table-cell/>
          <table:covered-table-cell/>
        </table:table-row>
        <table:table-row table:style-name="TableRow598">
          <table:table-cell table:style-name="TableCell599">
            <text:p text:style-name="P600">Врач</text:p>
          </table:table-cell>
          <table:table-cell table:style-name="TableCell601" table:number-columns-spanned="2">
            <text:p text:style-name="P602"/>
          </table:table-cell>
          <table:covered-table-cell/>
        </table:table-row>
      </table:table>
      <text:soft-page-break/>
      <text:p text:style-name="P603"><text:span text:style-name="T604">стр. 4 ф. № 025/у</text:span></text:p>
      <text:p text:style-name="P605"/>
      <text:p text:style-name="P606">25. Медицинское наблюдение в динамике:</text:p>
      <table:table table:style-name="Table607">
        <table:table-columns>
          <table:table-column table:style-name="TableColumn608"/>
          <table:table-column table:style-name="TableColumn609"/>
          <table:table-column table:style-name="TableColumn610"/>
          <table:table-column table:style-name="TableColumn611"/>
          <table:table-column table:style-name="TableColumn612"/>
          <table:table-column table:style-name="TableColumn613"/>
        </table:table-columns>
        <table:table-row table:style-name="TableRow614">
          <table:table-cell table:style-name="TableCell615">
            <text:p text:style-name="P616">Дата</text:p>
          </table:table-cell>
          <table:table-cell table:style-name="TableCell617" table:number-columns-spanned="5">
            <text:p text:style-name="P618"/>
          </table:table-cell>
          <table:covered-table-cell/>
          <table:covered-table-cell/>
          <table:covered-table-cell/>
          <table:covered-table-cell/>
        </table:table-row>
        <table:table-row table:style-name="TableRow619">
          <table:table-cell table:style-name="TableCell620" table:number-columns-spanned="2">
            <text:p text:style-name="P621">Жалобы</text:p>
          </table:table-cell>
          <table:covered-table-cell/>
          <table:table-cell table:style-name="TableCell622" table:number-columns-spanned="4">
            <text:p text:style-name="P623"/>
          </table:table-cell>
          <table:covered-table-cell/>
          <table:covered-table-cell/>
          <table:covered-table-cell/>
        </table:table-row>
        <table:table-row table:style-name="TableRow624">
          <table:table-cell table:style-name="TableCell625" table:number-columns-spanned="3">
            <text:p text:style-name="P626">Данные наблюдения в динамике</text:p>
          </table:table-cell>
          <table:covered-table-cell/>
          <table:covered-table-cell/>
          <table:table-cell table:style-name="TableCell627" table:number-columns-spanned="3">
            <text:p text:style-name="P628"/>
          </table:table-cell>
          <table:covered-table-cell/>
          <table:covered-table-cell/>
        </table:table-row>
        <table:table-row table:style-name="TableRow629">
          <table:table-cell table:style-name="TableCell630" table:number-columns-spanned="6">
            <text:p text:style-name="P6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32">
          <table:table-cell table:style-name="TableCell633" table:number-columns-spanned="6">
            <text:p text:style-name="P63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35">
          <table:table-cell table:style-name="TableCell636" table:number-columns-spanned="6">
            <text:p text:style-name="P6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38">
          <table:table-cell table:style-name="TableCell639" table:number-columns-spanned="4">
            <text:p text:style-name="P640">Назначения (исследования, консультации)</text:p>
          </table:table-cell>
          <table:covered-table-cell/>
          <table:covered-table-cell/>
          <table:covered-table-cell/>
          <table:table-cell table:style-name="TableCell641" table:number-columns-spanned="2">
            <text:p text:style-name="P642">Лекарственные препараты, физиотерапия</text:p>
          </table:table-cell>
          <table:covered-table-cell/>
        </table:table-row>
        <table:table-row table:style-name="TableRow643">
          <table:table-cell table:style-name="TableCell644" table:number-columns-spanned="4">
            <text:p text:style-name="P645"/>
          </table:table-cell>
          <table:covered-table-cell/>
          <table:covered-table-cell/>
          <table:covered-table-cell/>
          <table:table-cell table:style-name="TableCell646" table:number-columns-spanned="2">
            <text:p text:style-name="P647"/>
          </table:table-cell>
          <table:covered-table-cell/>
        </table:table-row>
        <table:table-row table:style-name="TableRow648">
          <table:table-cell table:style-name="TableCell649" table:number-columns-spanned="4">
            <text:p text:style-name="P650"/>
          </table:table-cell>
          <table:covered-table-cell/>
          <table:covered-table-cell/>
          <table:covered-table-cell/>
          <table:table-cell table:style-name="TableCell651" table:number-columns-spanned="2">
            <text:p text:style-name="P652"/>
          </table:table-cell>
          <table:covered-table-cell/>
        </table:table-row>
        <table:table-row table:style-name="TableRow653">
          <table:table-cell table:style-name="TableCell654" table:number-columns-spanned="4">
            <text:p text:style-name="P655"/>
          </table:table-cell>
          <table:covered-table-cell/>
          <table:covered-table-cell/>
          <table:covered-table-cell/>
          <table:table-cell table:style-name="TableCell656" table:number-columns-spanned="2">
            <text:p text:style-name="P657"/>
          </table:table-cell>
          <table:covered-table-cell/>
        </table:table-row>
        <table:table-row table:style-name="TableRow658">
          <table:table-cell table:style-name="TableCell659" table:number-columns-spanned="4">
            <text:p text:style-name="P660">Листок нетрудоспособности, справка</text:p>
          </table:table-cell>
          <table:covered-table-cell/>
          <table:covered-table-cell/>
          <table:covered-table-cell/>
          <table:table-cell table:style-name="TableCell661" table:number-columns-spanned="2">
            <text:p text:style-name="P662">Льготные рецепты</text:p>
          </table:table-cell>
          <table:covered-table-cell/>
        </table:table-row>
        <table:table-row table:style-name="TableRow663">
          <table:table-cell table:style-name="TableCell664" table:number-columns-spanned="4">
            <text:p text:style-name="P665"/>
          </table:table-cell>
          <table:covered-table-cell/>
          <table:covered-table-cell/>
          <table:covered-table-cell/>
          <table:table-cell table:style-name="TableCell666" table:number-columns-spanned="2">
            <text:p text:style-name="P667"/>
          </table:table-cell>
          <table:covered-table-cell/>
        </table:table-row>
        <table:table-row table:style-name="TableRow668">
          <table:table-cell table:style-name="TableCell669" table:number-columns-spanned="4">
            <text:p text:style-name="P670"/>
          </table:table-cell>
          <table:covered-table-cell/>
          <table:covered-table-cell/>
          <table:covered-table-cell/>
          <table:table-cell table:style-name="TableCell671">
            <text:p text:style-name="P672">Врач</text:p>
          </table:table-cell>
          <table:table-cell table:style-name="TableCell673">
            <text:p text:style-name="P674"/>
          </table:table-cell>
        </table:table-row>
      </table:table>
      <text:p text:style-name="P675"/>
      <table:table table:style-name="Table676">
        <table:table-columns>
          <table:table-column table:style-name="TableColumn677"/>
          <table:table-column table:style-name="TableColumn678"/>
          <table:table-column table:style-name="TableColumn679"/>
          <table:table-column table:style-name="TableColumn680"/>
          <table:table-column table:style-name="TableColumn681"/>
          <table:table-column table:style-name="TableColumn682"/>
        </table:table-columns>
        <table:table-row table:style-name="TableRow683">
          <table:table-cell table:style-name="TableCell684">
            <text:p text:style-name="P685">Дата</text:p>
          </table:table-cell>
          <table:table-cell table:style-name="TableCell686" table:number-columns-spanned="5">
            <text:p text:style-name="P687"/>
          </table:table-cell>
          <table:covered-table-cell/>
          <table:covered-table-cell/>
          <table:covered-table-cell/>
          <table:covered-table-cell/>
        </table:table-row>
        <table:table-row table:style-name="TableRow688">
          <table:table-cell table:style-name="TableCell689" table:number-columns-spanned="2">
            <text:p text:style-name="P690">Жалобы</text:p>
          </table:table-cell>
          <table:covered-table-cell/>
          <table:table-cell table:style-name="TableCell691" table:number-columns-spanned="4">
            <text:p text:style-name="P692"/>
          </table:table-cell>
          <table:covered-table-cell/>
          <table:covered-table-cell/>
          <table:covered-table-cell/>
        </table:table-row>
        <table:table-row table:style-name="TableRow693">
          <table:table-cell table:style-name="TableCell694" table:number-columns-spanned="3">
            <text:p text:style-name="P695">Данные наблюдения в динамике</text:p>
          </table:table-cell>
          <table:covered-table-cell/>
          <table:covered-table-cell/>
          <table:table-cell table:style-name="TableCell696" table:number-columns-spanned="3">
            <text:p text:style-name="P697"/>
          </table:table-cell>
          <table:covered-table-cell/>
          <table:covered-table-cell/>
        </table:table-row>
        <table:table-row table:style-name="TableRow698">
          <table:table-cell table:style-name="TableCell699" table:number-columns-spanned="6">
            <text:p text:style-name="P70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01">
          <table:table-cell table:style-name="TableCell702" table:number-columns-spanned="6">
            <text:p text:style-name="P70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04">
          <table:table-cell table:style-name="TableCell705" table:number-columns-spanned="6">
            <text:p text:style-name="P70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07">
          <table:table-cell table:style-name="TableCell708" table:number-columns-spanned="4">
            <text:p text:style-name="P709">Назначения (исследования, консультации)</text:p>
          </table:table-cell>
          <table:covered-table-cell/>
          <table:covered-table-cell/>
          <table:covered-table-cell/>
          <table:table-cell table:style-name="TableCell710" table:number-columns-spanned="2">
            <text:p text:style-name="P711">Лекарственные препараты, физиотерапия</text:p>
          </table:table-cell>
          <table:covered-table-cell/>
        </table:table-row>
        <table:table-row table:style-name="TableRow712">
          <table:table-cell table:style-name="TableCell713" table:number-columns-spanned="4">
            <text:p text:style-name="P714"/>
          </table:table-cell>
          <table:covered-table-cell/>
          <table:covered-table-cell/>
          <table:covered-table-cell/>
          <table:table-cell table:style-name="TableCell715" table:number-columns-spanned="2">
            <text:p text:style-name="P716"/>
          </table:table-cell>
          <table:covered-table-cell/>
        </table:table-row>
        <table:table-row table:style-name="TableRow717">
          <table:table-cell table:style-name="TableCell718" table:number-columns-spanned="4">
            <text:p text:style-name="P719"/>
          </table:table-cell>
          <table:covered-table-cell/>
          <table:covered-table-cell/>
          <table:covered-table-cell/>
          <table:table-cell table:style-name="TableCell720" table:number-columns-spanned="2">
            <text:p text:style-name="P721"/>
          </table:table-cell>
          <table:covered-table-cell/>
        </table:table-row>
        <table:table-row table:style-name="TableRow722">
          <table:table-cell table:style-name="TableCell723" table:number-columns-spanned="4">
            <text:p text:style-name="P724"/>
          </table:table-cell>
          <table:covered-table-cell/>
          <table:covered-table-cell/>
          <table:covered-table-cell/>
          <table:table-cell table:style-name="TableCell725" table:number-columns-spanned="2">
            <text:p text:style-name="P726"/>
          </table:table-cell>
          <table:covered-table-cell/>
        </table:table-row>
        <table:table-row table:style-name="TableRow727">
          <table:table-cell table:style-name="TableCell728" table:number-columns-spanned="4">
            <text:p text:style-name="P729">Листок нетрудоспособности, справка</text:p>
          </table:table-cell>
          <table:covered-table-cell/>
          <table:covered-table-cell/>
          <table:covered-table-cell/>
          <table:table-cell table:style-name="TableCell730" table:number-columns-spanned="2">
            <text:p text:style-name="P731">Льготные рецепты</text:p>
          </table:table-cell>
          <table:covered-table-cell/>
        </table:table-row>
        <table:table-row table:style-name="TableRow732">
          <table:table-cell table:style-name="TableCell733" table:number-columns-spanned="4">
            <text:p text:style-name="P734"/>
          </table:table-cell>
          <table:covered-table-cell/>
          <table:covered-table-cell/>
          <table:covered-table-cell/>
          <table:table-cell table:style-name="TableCell735" table:number-columns-spanned="2">
            <text:p text:style-name="P736"/>
          </table:table-cell>
          <table:covered-table-cell/>
        </table:table-row>
        <table:table-row table:style-name="TableRow737">
          <table:table-cell table:style-name="TableCell738" table:number-columns-spanned="4">
            <text:p text:style-name="P739"/>
          </table:table-cell>
          <table:covered-table-cell/>
          <table:covered-table-cell/>
          <table:covered-table-cell/>
          <table:table-cell table:style-name="TableCell740">
            <text:p text:style-name="P741">Врач</text:p>
          </table:table-cell>
          <table:table-cell table:style-name="TableCell742">
            <text:p text:style-name="P743"/>
          </table:table-cell>
        </table:table-row>
      </table:table>
      <text:soft-page-break/>
      <text:p text:style-name="P744"><text:span text:style-name="T745">стр. 5 ф. № 025/у</text:span></text:p>
      <text:p text:style-name="P746"/>
      <table:table table:style-name="Table747">
        <table:table-columns>
          <table:table-column table:style-name="TableColumn748"/>
          <table:table-column table:style-name="TableColumn749"/>
          <table:table-column table:style-name="TableColumn750"/>
          <table:table-column table:style-name="TableColumn751"/>
          <table:table-column table:style-name="TableColumn752"/>
          <table:table-column table:style-name="TableColumn753"/>
        </table:table-columns>
        <table:table-row table:style-name="TableRow754">
          <table:table-cell table:style-name="TableCell755">
            <text:p text:style-name="P756">Дата</text:p>
          </table:table-cell>
          <table:table-cell table:style-name="TableCell757" table:number-columns-spanned="5">
            <text:p text:style-name="P758"/>
          </table:table-cell>
          <table:covered-table-cell/>
          <table:covered-table-cell/>
          <table:covered-table-cell/>
          <table:covered-table-cell/>
        </table:table-row>
        <table:table-row table:style-name="TableRow759">
          <table:table-cell table:style-name="TableCell760" table:number-columns-spanned="2">
            <text:p text:style-name="P761">Жалобы</text:p>
          </table:table-cell>
          <table:covered-table-cell/>
          <table:table-cell table:style-name="TableCell762" table:number-columns-spanned="4">
            <text:p text:style-name="P763"/>
          </table:table-cell>
          <table:covered-table-cell/>
          <table:covered-table-cell/>
          <table:covered-table-cell/>
        </table:table-row>
        <table:table-row table:style-name="TableRow764">
          <table:table-cell table:style-name="TableCell765" table:number-columns-spanned="3">
            <text:p text:style-name="P766">Данные наблюдения в динамике</text:p>
          </table:table-cell>
          <table:covered-table-cell/>
          <table:covered-table-cell/>
          <table:table-cell table:style-name="TableCell767" table:number-columns-spanned="3">
            <text:p text:style-name="P768"/>
          </table:table-cell>
          <table:covered-table-cell/>
          <table:covered-table-cell/>
        </table:table-row>
        <table:table-row table:style-name="TableRow769">
          <table:table-cell table:style-name="TableCell770" table:number-columns-spanned="6">
            <text:p text:style-name="P77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72">
          <table:table-cell table:style-name="TableCell773" table:number-columns-spanned="6">
            <text:p text:style-name="P77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75">
          <table:table-cell table:style-name="TableCell776" table:number-columns-spanned="6">
            <text:p text:style-name="P77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78">
          <table:table-cell table:style-name="TableCell779" table:number-columns-spanned="4">
            <text:p text:style-name="P780">Назначения (исследования, консультации)</text:p>
          </table:table-cell>
          <table:covered-table-cell/>
          <table:covered-table-cell/>
          <table:covered-table-cell/>
          <table:table-cell table:style-name="TableCell781" table:number-columns-spanned="2">
            <text:p text:style-name="P782">Лекарственные препараты, физиотерапия</text:p>
          </table:table-cell>
          <table:covered-table-cell/>
        </table:table-row>
        <table:table-row table:style-name="TableRow783">
          <table:table-cell table:style-name="TableCell784" table:number-columns-spanned="4">
            <text:p text:style-name="P785"/>
          </table:table-cell>
          <table:covered-table-cell/>
          <table:covered-table-cell/>
          <table:covered-table-cell/>
          <table:table-cell table:style-name="TableCell786" table:number-columns-spanned="2">
            <text:p text:style-name="P787"/>
          </table:table-cell>
          <table:covered-table-cell/>
        </table:table-row>
        <table:table-row table:style-name="TableRow788">
          <table:table-cell table:style-name="TableCell789" table:number-columns-spanned="4">
            <text:p text:style-name="P790"/>
          </table:table-cell>
          <table:covered-table-cell/>
          <table:covered-table-cell/>
          <table:covered-table-cell/>
          <table:table-cell table:style-name="TableCell791" table:number-columns-spanned="2">
            <text:p text:style-name="P792"/>
          </table:table-cell>
          <table:covered-table-cell/>
        </table:table-row>
        <table:table-row table:style-name="TableRow793">
          <table:table-cell table:style-name="TableCell794" table:number-columns-spanned="4">
            <text:p text:style-name="P795"/>
          </table:table-cell>
          <table:covered-table-cell/>
          <table:covered-table-cell/>
          <table:covered-table-cell/>
          <table:table-cell table:style-name="TableCell796" table:number-columns-spanned="2">
            <text:p text:style-name="P797"/>
          </table:table-cell>
          <table:covered-table-cell/>
        </table:table-row>
        <table:table-row table:style-name="TableRow798">
          <table:table-cell table:style-name="TableCell799" table:number-columns-spanned="4">
            <text:p text:style-name="P800">Листок нетрудоспособности, справка</text:p>
          </table:table-cell>
          <table:covered-table-cell/>
          <table:covered-table-cell/>
          <table:covered-table-cell/>
          <table:table-cell table:style-name="TableCell801" table:number-columns-spanned="2">
            <text:p text:style-name="P802">Льготные рецепты</text:p>
          </table:table-cell>
          <table:covered-table-cell/>
        </table:table-row>
        <table:table-row table:style-name="TableRow803">
          <table:table-cell table:style-name="TableCell804" table:number-columns-spanned="4">
            <text:p text:style-name="P805"/>
          </table:table-cell>
          <table:covered-table-cell/>
          <table:covered-table-cell/>
          <table:covered-table-cell/>
          <table:table-cell table:style-name="TableCell806" table:number-columns-spanned="2">
            <text:p text:style-name="P807"/>
          </table:table-cell>
          <table:covered-table-cell/>
        </table:table-row>
        <table:table-row table:style-name="TableRow808">
          <table:table-cell table:style-name="TableCell809" table:number-columns-spanned="4">
            <text:p text:style-name="P810"/>
          </table:table-cell>
          <table:covered-table-cell/>
          <table:covered-table-cell/>
          <table:covered-table-cell/>
          <table:table-cell table:style-name="TableCell811">
            <text:p text:style-name="P812">Врач</text:p>
          </table:table-cell>
          <table:table-cell table:style-name="TableCell813">
            <text:p text:style-name="P814"/>
          </table:table-cell>
        </table:table-row>
      </table:table>
      <text:p text:style-name="P815"/>
      <table:table table:style-name="Table816">
        <table:table-columns>
          <table:table-column table:style-name="TableColumn817"/>
          <table:table-column table:style-name="TableColumn818"/>
          <table:table-column table:style-name="TableColumn819"/>
          <table:table-column table:style-name="TableColumn820"/>
          <table:table-column table:style-name="TableColumn821"/>
          <table:table-column table:style-name="TableColumn822"/>
        </table:table-columns>
        <table:table-row table:style-name="TableRow823">
          <table:table-cell table:style-name="TableCell824">
            <text:p text:style-name="P825">Дата</text:p>
          </table:table-cell>
          <table:table-cell table:style-name="TableCell826" table:number-columns-spanned="5">
            <text:p text:style-name="P827"/>
          </table:table-cell>
          <table:covered-table-cell/>
          <table:covered-table-cell/>
          <table:covered-table-cell/>
          <table:covered-table-cell/>
        </table:table-row>
        <table:table-row table:style-name="TableRow828">
          <table:table-cell table:style-name="TableCell829" table:number-columns-spanned="2">
            <text:p text:style-name="P830">Жалобы</text:p>
          </table:table-cell>
          <table:covered-table-cell/>
          <table:table-cell table:style-name="TableCell831" table:number-columns-spanned="4">
            <text:p text:style-name="P832"/>
          </table:table-cell>
          <table:covered-table-cell/>
          <table:covered-table-cell/>
          <table:covered-table-cell/>
        </table:table-row>
        <table:table-row table:style-name="TableRow833">
          <table:table-cell table:style-name="TableCell834" table:number-columns-spanned="3">
            <text:p text:style-name="P835">Данные наблюдения в динамике</text:p>
          </table:table-cell>
          <table:covered-table-cell/>
          <table:covered-table-cell/>
          <table:table-cell table:style-name="TableCell836" table:number-columns-spanned="3">
            <text:p text:style-name="P837"/>
          </table:table-cell>
          <table:covered-table-cell/>
          <table:covered-table-cell/>
        </table:table-row>
        <table:table-row table:style-name="TableRow838">
          <table:table-cell table:style-name="TableCell839" table:number-columns-spanned="6">
            <text:p text:style-name="P84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41">
          <table:table-cell table:style-name="TableCell842" table:number-columns-spanned="6">
            <text:p text:style-name="P84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44">
          <table:table-cell table:style-name="TableCell845" table:number-columns-spanned="6">
            <text:p text:style-name="P84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47">
          <table:table-cell table:style-name="TableCell848" table:number-columns-spanned="4">
            <text:p text:style-name="P849">Назначения (исследования, консультации)</text:p>
          </table:table-cell>
          <table:covered-table-cell/>
          <table:covered-table-cell/>
          <table:covered-table-cell/>
          <table:table-cell table:style-name="TableCell850" table:number-columns-spanned="2">
            <text:p text:style-name="P851">Лекарственные препараты, физиотерапия</text:p>
          </table:table-cell>
          <table:covered-table-cell/>
        </table:table-row>
        <table:table-row table:style-name="TableRow852">
          <table:table-cell table:style-name="TableCell853" table:number-columns-spanned="4">
            <text:p text:style-name="P854"/>
          </table:table-cell>
          <table:covered-table-cell/>
          <table:covered-table-cell/>
          <table:covered-table-cell/>
          <table:table-cell table:style-name="TableCell855" table:number-columns-spanned="2">
            <text:p text:style-name="P856"/>
          </table:table-cell>
          <table:covered-table-cell/>
        </table:table-row>
        <table:table-row table:style-name="TableRow857">
          <table:table-cell table:style-name="TableCell858" table:number-columns-spanned="4">
            <text:p text:style-name="P859"/>
          </table:table-cell>
          <table:covered-table-cell/>
          <table:covered-table-cell/>
          <table:covered-table-cell/>
          <table:table-cell table:style-name="TableCell860" table:number-columns-spanned="2">
            <text:p text:style-name="P861"/>
          </table:table-cell>
          <table:covered-table-cell/>
        </table:table-row>
        <table:table-row table:style-name="TableRow862">
          <table:table-cell table:style-name="TableCell863" table:number-columns-spanned="4">
            <text:p text:style-name="P864"/>
          </table:table-cell>
          <table:covered-table-cell/>
          <table:covered-table-cell/>
          <table:covered-table-cell/>
          <table:table-cell table:style-name="TableCell865" table:number-columns-spanned="2">
            <text:p text:style-name="P866"/>
          </table:table-cell>
          <table:covered-table-cell/>
        </table:table-row>
        <table:table-row table:style-name="TableRow867">
          <table:table-cell table:style-name="TableCell868" table:number-columns-spanned="4">
            <text:p text:style-name="P869">Листок нетрудоспособности, справка</text:p>
          </table:table-cell>
          <table:covered-table-cell/>
          <table:covered-table-cell/>
          <table:covered-table-cell/>
          <table:table-cell table:style-name="TableCell870" table:number-columns-spanned="2">
            <text:p text:style-name="P871">Льготные рецепты</text:p>
          </table:table-cell>
          <table:covered-table-cell/>
        </table:table-row>
        <table:table-row table:style-name="TableRow872">
          <table:table-cell table:style-name="TableCell873" table:number-columns-spanned="4">
            <text:p text:style-name="P874"/>
          </table:table-cell>
          <table:covered-table-cell/>
          <table:covered-table-cell/>
          <table:covered-table-cell/>
          <table:table-cell table:style-name="TableCell875" table:number-columns-spanned="2">
            <text:p text:style-name="P876"/>
          </table:table-cell>
          <table:covered-table-cell/>
        </table:table-row>
        <table:table-row table:style-name="TableRow877">
          <table:table-cell table:style-name="TableCell878" table:number-columns-spanned="4">
            <text:p text:style-name="P879"/>
          </table:table-cell>
          <table:covered-table-cell/>
          <table:covered-table-cell/>
          <table:covered-table-cell/>
          <table:table-cell table:style-name="TableCell880">
            <text:p text:style-name="P881">Врач</text:p>
          </table:table-cell>
          <table:table-cell table:style-name="TableCell882">
            <text:p text:style-name="P883"/>
          </table:table-cell>
        </table:table-row>
      </table:table>
      <text:soft-page-break/>
      <text:p text:style-name="P884"><text:span text:style-name="T885">стр. 6 ф. № 025/у</text:span></text:p>
      <text:p text:style-name="P886"/>
      <table:table table:style-name="Table887">
        <table:table-columns>
          <table:table-column table:style-name="TableColumn888"/>
          <table:table-column table:style-name="TableColumn889"/>
          <table:table-column table:style-name="TableColumn890"/>
          <table:table-column table:style-name="TableColumn891"/>
          <table:table-column table:style-name="TableColumn892"/>
          <table:table-column table:style-name="TableColumn893"/>
        </table:table-columns>
        <table:table-row table:style-name="TableRow894">
          <table:table-cell table:style-name="TableCell895">
            <text:p text:style-name="P896">Дата</text:p>
          </table:table-cell>
          <table:table-cell table:style-name="TableCell897" table:number-columns-spanned="5">
            <text:p text:style-name="P898"/>
          </table:table-cell>
          <table:covered-table-cell/>
          <table:covered-table-cell/>
          <table:covered-table-cell/>
          <table:covered-table-cell/>
        </table:table-row>
        <table:table-row table:style-name="TableRow899">
          <table:table-cell table:style-name="TableCell900" table:number-columns-spanned="2">
            <text:p text:style-name="P901">Жалобы</text:p>
          </table:table-cell>
          <table:covered-table-cell/>
          <table:table-cell table:style-name="TableCell902" table:number-columns-spanned="4">
            <text:p text:style-name="P903"/>
          </table:table-cell>
          <table:covered-table-cell/>
          <table:covered-table-cell/>
          <table:covered-table-cell/>
        </table:table-row>
        <table:table-row table:style-name="TableRow904">
          <table:table-cell table:style-name="TableCell905" table:number-columns-spanned="3">
            <text:p text:style-name="P906">Данные наблюдения в динамике</text:p>
          </table:table-cell>
          <table:covered-table-cell/>
          <table:covered-table-cell/>
          <table:table-cell table:style-name="TableCell907" table:number-columns-spanned="3">
            <text:p text:style-name="P908"/>
          </table:table-cell>
          <table:covered-table-cell/>
          <table:covered-table-cell/>
        </table:table-row>
        <table:table-row table:style-name="TableRow909">
          <table:table-cell table:style-name="TableCell910" table:number-columns-spanned="6">
            <text:p text:style-name="P91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12">
          <table:table-cell table:style-name="TableCell913" table:number-columns-spanned="6">
            <text:p text:style-name="P9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15">
          <table:table-cell table:style-name="TableCell916" table:number-columns-spanned="6">
            <text:p text:style-name="P9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18">
          <table:table-cell table:style-name="TableCell919" table:number-columns-spanned="4">
            <text:p text:style-name="P920">Назначения (исследования, консультации)</text:p>
          </table:table-cell>
          <table:covered-table-cell/>
          <table:covered-table-cell/>
          <table:covered-table-cell/>
          <table:table-cell table:style-name="TableCell921" table:number-columns-spanned="2">
            <text:p text:style-name="P922">Лекарственные препараты, физиотерапия</text:p>
          </table:table-cell>
          <table:covered-table-cell/>
        </table:table-row>
        <table:table-row table:style-name="TableRow923">
          <table:table-cell table:style-name="TableCell924" table:number-columns-spanned="4">
            <text:p text:style-name="P925"/>
          </table:table-cell>
          <table:covered-table-cell/>
          <table:covered-table-cell/>
          <table:covered-table-cell/>
          <table:table-cell table:style-name="TableCell926" table:number-columns-spanned="2">
            <text:p text:style-name="P927"/>
          </table:table-cell>
          <table:covered-table-cell/>
        </table:table-row>
        <table:table-row table:style-name="TableRow928">
          <table:table-cell table:style-name="TableCell929" table:number-columns-spanned="4">
            <text:p text:style-name="P930"/>
          </table:table-cell>
          <table:covered-table-cell/>
          <table:covered-table-cell/>
          <table:covered-table-cell/>
          <table:table-cell table:style-name="TableCell931" table:number-columns-spanned="2">
            <text:p text:style-name="P932"/>
          </table:table-cell>
          <table:covered-table-cell/>
        </table:table-row>
        <table:table-row table:style-name="TableRow933">
          <table:table-cell table:style-name="TableCell934" table:number-columns-spanned="4">
            <text:p text:style-name="P935"/>
          </table:table-cell>
          <table:covered-table-cell/>
          <table:covered-table-cell/>
          <table:covered-table-cell/>
          <table:table-cell table:style-name="TableCell936" table:number-columns-spanned="2">
            <text:p text:style-name="P937"/>
          </table:table-cell>
          <table:covered-table-cell/>
        </table:table-row>
        <table:table-row table:style-name="TableRow938">
          <table:table-cell table:style-name="TableCell939" table:number-columns-spanned="4">
            <text:p text:style-name="P940">Листок нетрудоспособности, справка</text:p>
          </table:table-cell>
          <table:covered-table-cell/>
          <table:covered-table-cell/>
          <table:covered-table-cell/>
          <table:table-cell table:style-name="TableCell941" table:number-columns-spanned="2">
            <text:p text:style-name="P942">Льготные рецепты</text:p>
          </table:table-cell>
          <table:covered-table-cell/>
        </table:table-row>
        <table:table-row table:style-name="TableRow943">
          <table:table-cell table:style-name="TableCell944" table:number-columns-spanned="4">
            <text:p text:style-name="P945"/>
          </table:table-cell>
          <table:covered-table-cell/>
          <table:covered-table-cell/>
          <table:covered-table-cell/>
          <table:table-cell table:style-name="TableCell946" table:number-columns-spanned="2">
            <text:p text:style-name="P947"/>
          </table:table-cell>
          <table:covered-table-cell/>
        </table:table-row>
        <table:table-row table:style-name="TableRow948">
          <table:table-cell table:style-name="TableCell949" table:number-columns-spanned="4">
            <text:p text:style-name="P950"/>
          </table:table-cell>
          <table:covered-table-cell/>
          <table:covered-table-cell/>
          <table:covered-table-cell/>
          <table:table-cell table:style-name="TableCell951">
            <text:p text:style-name="P952">Врач</text:p>
          </table:table-cell>
          <table:table-cell table:style-name="TableCell953">
            <text:p text:style-name="P954"/>
          </table:table-cell>
        </table:table-row>
      </table:table>
      <text:p text:style-name="P955"/>
      <table:table table:style-name="Table956">
        <table:table-columns>
          <table:table-column table:style-name="TableColumn957"/>
          <table:table-column table:style-name="TableColumn958"/>
          <table:table-column table:style-name="TableColumn959"/>
          <table:table-column table:style-name="TableColumn960"/>
          <table:table-column table:style-name="TableColumn961"/>
          <table:table-column table:style-name="TableColumn962"/>
        </table:table-columns>
        <table:table-row table:style-name="TableRow963">
          <table:table-cell table:style-name="TableCell964">
            <text:p text:style-name="P965">Дата</text:p>
          </table:table-cell>
          <table:table-cell table:style-name="TableCell966" table:number-columns-spanned="5">
            <text:p text:style-name="P967"/>
          </table:table-cell>
          <table:covered-table-cell/>
          <table:covered-table-cell/>
          <table:covered-table-cell/>
          <table:covered-table-cell/>
        </table:table-row>
        <table:table-row table:style-name="TableRow968">
          <table:table-cell table:style-name="TableCell969" table:number-columns-spanned="2">
            <text:p text:style-name="P970">Жалобы</text:p>
          </table:table-cell>
          <table:covered-table-cell/>
          <table:table-cell table:style-name="TableCell971" table:number-columns-spanned="4">
            <text:p text:style-name="P972"/>
          </table:table-cell>
          <table:covered-table-cell/>
          <table:covered-table-cell/>
          <table:covered-table-cell/>
        </table:table-row>
        <table:table-row table:style-name="TableRow973">
          <table:table-cell table:style-name="TableCell974" table:number-columns-spanned="3">
            <text:p text:style-name="P975">Данные наблюдения в динамике</text:p>
          </table:table-cell>
          <table:covered-table-cell/>
          <table:covered-table-cell/>
          <table:table-cell table:style-name="TableCell976" table:number-columns-spanned="3">
            <text:p text:style-name="P977"/>
          </table:table-cell>
          <table:covered-table-cell/>
          <table:covered-table-cell/>
        </table:table-row>
        <table:table-row table:style-name="TableRow978">
          <table:table-cell table:style-name="TableCell979" table:number-columns-spanned="6">
            <text:p text:style-name="P98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81">
          <table:table-cell table:style-name="TableCell982" table:number-columns-spanned="6">
            <text:p text:style-name="P98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84">
          <table:table-cell table:style-name="TableCell985" table:number-columns-spanned="6">
            <text:p text:style-name="P98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87">
          <table:table-cell table:style-name="TableCell988" table:number-columns-spanned="4">
            <text:p text:style-name="P989">Назначения (исследования, консультации)</text:p>
          </table:table-cell>
          <table:covered-table-cell/>
          <table:covered-table-cell/>
          <table:covered-table-cell/>
          <table:table-cell table:style-name="TableCell990" table:number-columns-spanned="2">
            <text:p text:style-name="P991">Лекарственные препараты, физиотерапия</text:p>
          </table:table-cell>
          <table:covered-table-cell/>
        </table:table-row>
        <table:table-row table:style-name="TableRow992">
          <table:table-cell table:style-name="TableCell993" table:number-columns-spanned="4">
            <text:p text:style-name="P994"/>
          </table:table-cell>
          <table:covered-table-cell/>
          <table:covered-table-cell/>
          <table:covered-table-cell/>
          <table:table-cell table:style-name="TableCell995" table:number-columns-spanned="2">
            <text:p text:style-name="P996"/>
          </table:table-cell>
          <table:covered-table-cell/>
        </table:table-row>
        <table:table-row table:style-name="TableRow997">
          <table:table-cell table:style-name="TableCell998" table:number-columns-spanned="4">
            <text:p text:style-name="P999"/>
          </table:table-cell>
          <table:covered-table-cell/>
          <table:covered-table-cell/>
          <table:covered-table-cell/>
          <table:table-cell table:style-name="TableCell1000" table:number-columns-spanned="2">
            <text:p text:style-name="P1001"/>
          </table:table-cell>
          <table:covered-table-cell/>
        </table:table-row>
        <table:table-row table:style-name="TableRow1002">
          <table:table-cell table:style-name="TableCell1003" table:number-columns-spanned="4">
            <text:p text:style-name="P1004"/>
          </table:table-cell>
          <table:covered-table-cell/>
          <table:covered-table-cell/>
          <table:covered-table-cell/>
          <table:table-cell table:style-name="TableCell1005" table:number-columns-spanned="2">
            <text:p text:style-name="P1006"/>
          </table:table-cell>
          <table:covered-table-cell/>
        </table:table-row>
        <table:table-row table:style-name="TableRow1007">
          <table:table-cell table:style-name="TableCell1008" table:number-columns-spanned="4">
            <text:p text:style-name="P1009">Листок нетрудоспособности, справка</text:p>
          </table:table-cell>
          <table:covered-table-cell/>
          <table:covered-table-cell/>
          <table:covered-table-cell/>
          <table:table-cell table:style-name="TableCell1010" table:number-columns-spanned="2">
            <text:p text:style-name="P1011">Льготные рецепты</text:p>
          </table:table-cell>
          <table:covered-table-cell/>
        </table:table-row>
        <table:table-row table:style-name="TableRow1012">
          <table:table-cell table:style-name="TableCell1013" table:number-columns-spanned="4">
            <text:p text:style-name="P1014"/>
          </table:table-cell>
          <table:covered-table-cell/>
          <table:covered-table-cell/>
          <table:covered-table-cell/>
          <table:table-cell table:style-name="TableCell1015" table:number-columns-spanned="2">
            <text:p text:style-name="P1016"/>
          </table:table-cell>
          <table:covered-table-cell/>
        </table:table-row>
        <table:table-row table:style-name="TableRow1017">
          <table:table-cell table:style-name="TableCell1018" table:number-columns-spanned="4">
            <text:p text:style-name="P1019"/>
          </table:table-cell>
          <table:covered-table-cell/>
          <table:covered-table-cell/>
          <table:covered-table-cell/>
          <table:table-cell table:style-name="TableCell1020">
            <text:p text:style-name="P1021">Врач</text:p>
          </table:table-cell>
          <table:table-cell table:style-name="TableCell1022">
            <text:p text:style-name="P1023"/>
          </table:table-cell>
        </table:table-row>
      </table:table>
      <text:soft-page-break/>
      <text:p text:style-name="P1024"><text:span text:style-name="T1025">стр. 7 ф. 025/у</text:span></text:p>
      <text:p text:style-name="P1026"/>
      <text:p text:style-name="P1027">26. Этапный эпикриз</text:p>
      <table:table table:style-name="Table1028">
        <table:table-columns>
          <table:table-column table:style-name="TableColumn1029"/>
          <table:table-column table:style-name="TableColumn1030"/>
          <table:table-column table:style-name="TableColumn1031"/>
          <table:table-column table:style-name="TableColumn1032"/>
          <table:table-column table:style-name="TableColumn1033"/>
          <table:table-column table:style-name="TableColumn1034"/>
          <table:table-column table:style-name="TableColumn1035"/>
          <table:table-column table:style-name="TableColumn1036"/>
          <table:table-column table:style-name="TableColumn1037"/>
          <table:table-column table:style-name="TableColumn1038"/>
          <table:table-column table:style-name="TableColumn1039"/>
          <table:table-column table:style-name="TableColumn1040"/>
          <table:table-column table:style-name="TableColumn1041"/>
          <table:table-column table:style-name="TableColumn1042"/>
          <table:table-column table:style-name="TableColumn1043"/>
          <table:table-column table:style-name="TableColumn1044"/>
          <table:table-column table:style-name="TableColumn1045"/>
          <table:table-column table:style-name="TableColumn1046"/>
        </table:table-columns>
        <table:table-row table:style-name="TableRow1047">
          <table:table-cell table:style-name="TableCell1048">
            <text:p text:style-name="P1049">Дата</text:p>
          </table:table-cell>
          <table:table-cell table:style-name="TableCell1050" table:number-columns-spanned="3">
            <text:p text:style-name="P1051"/>
          </table:table-cell>
          <table:covered-table-cell/>
          <table:covered-table-cell/>
          <table:table-cell table:style-name="TableCell1052" table:number-columns-spanned="8">
            <text:p text:style-name="P1053">Временная нетрудоспособность 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054" table:number-columns-spanned="2">
            <text:p text:style-name="P1055"/>
          </table:table-cell>
          <table:covered-table-cell/>
          <table:table-cell table:style-name="TableCell1056">
            <text:p text:style-name="P1057">(</text:p>
          </table:table-cell>
          <table:table-cell table:style-name="TableCell1058">
            <text:p text:style-name="P1059"/>
          </table:table-cell>
          <table:table-cell table:style-name="TableCell1060" table:number-columns-spanned="2">
            <text:p text:style-name="P1061"><text:s/>дней).</text:p>
          </table:table-cell>
          <table:covered-table-cell/>
        </table:table-row>
        <table:table-row table:style-name="TableRow1062">
          <table:table-cell table:style-name="TableCell1063" table:number-columns-spanned="7">
            <text:p text:style-name="P1064">Жалобы и динамика состоя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065" table:number-columns-spanned="11">
            <text:p text:style-name="P106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67">
          <table:table-cell table:style-name="TableCell1068" table:number-columns-spanned="18">
            <text:p text:style-name="P10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0">
          <table:table-cell table:style-name="TableCell1071" table:number-columns-spanned="18">
            <text:p text:style-name="P10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3">
          <table:table-cell table:style-name="TableCell1074" table:number-columns-spanned="18">
            <text:p text:style-name="P10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6">
          <table:table-cell table:style-name="TableCell1077" table:number-columns-spanned="18">
            <text:p text:style-name="P10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79">
          <table:table-cell table:style-name="TableCell1080" table:number-columns-spanned="9">
            <text:p text:style-name="P1081">Проведенное обследование и лечени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082" table:number-columns-spanned="9">
            <text:p text:style-name="P10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84">
          <table:table-cell table:style-name="TableCell1085" table:number-columns-spanned="18">
            <text:p text:style-name="P10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87">
          <table:table-cell table:style-name="TableCell1088" table:number-columns-spanned="18">
            <text:p text:style-name="P108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90">
          <table:table-cell table:style-name="TableCell1091" table:number-columns-spanned="18">
            <text:p text:style-name="P109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93">
          <table:table-cell table:style-name="TableCell1094" table:number-columns-spanned="18">
            <text:p text:style-name="P109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96">
          <table:table-cell table:style-name="TableCell1097" table:number-columns-spanned="18">
            <text:p text:style-name="P10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99">
          <table:table-cell table:style-name="TableCell1100" table:number-columns-spanned="8">
            <text:p text:style-name="P1101">Диагноз основного заболе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02" table:number-columns-spanned="5">
            <text:p text:style-name="P1103"/>
          </table:table-cell>
          <table:covered-table-cell/>
          <table:covered-table-cell/>
          <table:covered-table-cell/>
          <table:covered-table-cell/>
          <table:table-cell table:style-name="TableCell1104" table:number-columns-spanned="4">
            <text:p text:style-name="P1105">код по МКБ-10</text:p>
          </table:table-cell>
          <table:covered-table-cell/>
          <table:covered-table-cell/>
          <table:covered-table-cell/>
          <table:table-cell table:style-name="TableCell1106">
            <text:p text:style-name="P1107"/>
          </table:table-cell>
        </table:table-row>
        <table:table-row table:style-name="TableRow1108">
          <table:table-cell table:style-name="TableCell1109" table:number-columns-spanned="18">
            <text:p text:style-name="P11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11">
          <table:table-cell table:style-name="TableCell1112" table:number-columns-spanned="2">
            <text:p text:style-name="P1113">Осложнения:</text:p>
          </table:table-cell>
          <table:covered-table-cell/>
          <table:table-cell table:style-name="TableCell1114" table:number-columns-spanned="16">
            <text:p text:style-name="P11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16">
          <table:table-cell table:style-name="TableCell1117" table:number-columns-spanned="18">
            <text:p text:style-name="P11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19">
          <table:table-cell table:style-name="TableCell1120" table:number-columns-spanned="6">
            <text:p text:style-name="P1121">Сопутствующие заболевания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122" table:number-columns-spanned="7">
            <text:p text:style-name="P11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24" table:number-columns-spanned="4">
            <text:p text:style-name="P1125">код по МКБ-10</text:p>
          </table:table-cell>
          <table:covered-table-cell/>
          <table:covered-table-cell/>
          <table:covered-table-cell/>
          <table:table-cell table:style-name="TableCell1126">
            <text:p text:style-name="P1127"/>
          </table:table-cell>
        </table:table-row>
        <table:table-row table:style-name="TableRow1128">
          <table:table-cell table:style-name="TableCell1129" table:number-columns-spanned="13">
            <text:p text:style-name="P11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31" table:number-columns-spanned="4">
            <text:p text:style-name="P1132">код по МКБ-10</text:p>
          </table:table-cell>
          <table:covered-table-cell/>
          <table:covered-table-cell/>
          <table:covered-table-cell/>
          <table:table-cell table:style-name="TableCell1133">
            <text:p text:style-name="P1134"/>
          </table:table-cell>
        </table:table-row>
        <table:table-row table:style-name="TableRow1135">
          <table:table-cell table:style-name="TableCell1136" table:number-columns-spanned="13">
            <text:p text:style-name="P11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38" table:number-columns-spanned="4">
            <text:p text:style-name="P1139">код по МКБ-10</text:p>
          </table:table-cell>
          <table:covered-table-cell/>
          <table:covered-table-cell/>
          <table:covered-table-cell/>
          <table:table-cell table:style-name="TableCell1140">
            <text:p text:style-name="P1141"/>
          </table:table-cell>
        </table:table-row>
        <table:table-row table:style-name="TableRow1142">
          <table:table-cell table:style-name="TableCell1143" table:number-columns-spanned="10">
            <text:p text:style-name="P1144">Внешняя причина при травмах (отравлениях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45" table:number-columns-spanned="8">
            <text:p text:style-name="P11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47">
          <table:table-cell table:style-name="TableCell1148" table:number-columns-spanned="13">
            <text:p text:style-name="P114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150" table:number-columns-spanned="4">
            <text:p text:style-name="P1151">код по МКБ-10</text:p>
          </table:table-cell>
          <table:covered-table-cell/>
          <table:covered-table-cell/>
          <table:covered-table-cell/>
          <table:table-cell table:style-name="TableCell1152">
            <text:p text:style-name="P1153"/>
          </table:table-cell>
        </table:table-row>
        <table:table-row table:style-name="TableRow1154">
          <table:table-cell table:style-name="TableCell1155" table:number-columns-spanned="3">
            <text:p text:style-name="P1156">Рекомендации</text:p>
          </table:table-cell>
          <table:covered-table-cell/>
          <table:covered-table-cell/>
          <table:table-cell table:style-name="TableCell1157" table:number-columns-spanned="15">
            <text:p text:style-name="P115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59">
          <table:table-cell table:style-name="TableCell1160" table:number-columns-spanned="18">
            <text:p text:style-name="P11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62">
          <table:table-cell table:style-name="TableCell1163" table:number-columns-spanned="18">
            <text:p text:style-name="P11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65">
          <table:table-cell table:style-name="TableCell1166" table:number-columns-spanned="18">
            <text:p text:style-name="P11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68">
          <table:table-cell table:style-name="TableCell1169" table:number-columns-spanned="5">
            <text:p text:style-name="P1170">Листок нетрудоспособности</text:p>
          </table:table-cell>
          <table:covered-table-cell/>
          <table:covered-table-cell/>
          <table:covered-table-cell/>
          <table:covered-table-cell/>
          <table:table-cell table:style-name="TableCell1171" table:number-columns-spanned="13">
            <text:p text:style-name="P11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73">
          <table:table-cell table:style-name="TableCell1174">
            <text:p text:style-name="P1175">Врач</text:p>
          </table:table-cell>
          <table:table-cell table:style-name="TableCell1176" table:number-columns-spanned="10">
            <text:p text:style-name="P117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>
            <text:p text:style-name="P1177"/>
          </table:table-cell>
          <table:table-cell>
            <text:p text:style-name="P1177"/>
          </table:table-cell>
          <table:table-cell>
            <text:p text:style-name="P1177"/>
          </table:table-cell>
          <table:table-cell>
            <text:p text:style-name="P1177"/>
          </table:table-cell>
          <table:table-cell>
            <text:p text:style-name="P1177"/>
          </table:table-cell>
          <table:table-cell>
            <text:p text:style-name="P1177"/>
          </table:table-cell>
          <table:table-cell>
            <text:p text:style-name="P1177"/>
          </table:table-cell>
        </table:table-row>
      </table:table>
      <text:soft-page-break/>
      <text:p text:style-name="P1178"><text:span text:style-name="T1179">стр. 8 ф. 025/у</text:span></text:p>
      <text:p text:style-name="P1180"/>
      <text:p text:style-name="P1181">27. Консультация заведующего отделением</text:p>
      <table:table table:style-name="Table1182">
        <table:table-columns>
          <table:table-column table:style-name="TableColumn1183"/>
          <table:table-column table:style-name="TableColumn1184"/>
          <table:table-column table:style-name="TableColumn1185"/>
          <table:table-column table:style-name="TableColumn1186"/>
          <table:table-column table:style-name="TableColumn1187"/>
          <table:table-column table:style-name="TableColumn1188"/>
          <table:table-column table:style-name="TableColumn1189"/>
          <table:table-column table:style-name="TableColumn1190"/>
          <table:table-column table:style-name="TableColumn1191"/>
          <table:table-column table:style-name="TableColumn1192"/>
          <table:table-column table:style-name="TableColumn1193"/>
          <table:table-column table:style-name="TableColumn1194"/>
          <table:table-column table:style-name="TableColumn1195"/>
          <table:table-column table:style-name="TableColumn1196"/>
          <table:table-column table:style-name="TableColumn1197"/>
          <table:table-column table:style-name="TableColumn1198"/>
          <table:table-column table:style-name="TableColumn1199"/>
          <table:table-column table:style-name="TableColumn1200"/>
          <table:table-column table:style-name="TableColumn1201"/>
          <table:table-column table:style-name="TableColumn1202"/>
        </table:table-columns>
        <table:table-row table:style-name="TableRow1203">
          <table:table-cell table:style-name="TableCell1204">
            <text:p text:style-name="P1205">Дата</text:p>
          </table:table-cell>
          <table:table-cell table:style-name="TableCell1206" table:number-columns-spanned="3">
            <text:p text:style-name="P1207"/>
          </table:table-cell>
          <table:covered-table-cell/>
          <table:covered-table-cell/>
          <table:table-cell table:style-name="TableCell1208" table:number-columns-spanned="8">
            <text:p text:style-name="P1209">Временная нетрудоспособность 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10" table:number-columns-spanned="4">
            <text:p text:style-name="P1211"/>
          </table:table-cell>
          <table:covered-table-cell/>
          <table:covered-table-cell/>
          <table:covered-table-cell/>
          <table:table-cell table:style-name="TableCell1212">
            <text:p text:style-name="P1213">(</text:p>
          </table:table-cell>
          <table:table-cell table:style-name="TableCell1214">
            <text:p text:style-name="P1215"/>
          </table:table-cell>
          <table:table-cell table:style-name="TableCell1216" table:number-columns-spanned="2">
            <text:p text:style-name="P1217"><text:s/>дней).</text:p>
          </table:table-cell>
          <table:covered-table-cell/>
        </table:table-row>
        <table:table-row table:style-name="TableRow1218">
          <table:table-cell table:style-name="TableCell1219" table:number-columns-spanned="7">
            <text:p text:style-name="P1220">Жалобы и динамика состоя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21" table:number-columns-spanned="13">
            <text:p text:style-name="P12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23">
          <table:table-cell table:style-name="TableCell1224" table:number-columns-spanned="20">
            <text:p text:style-name="P12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26">
          <table:table-cell table:style-name="TableCell1227" table:number-columns-spanned="20">
            <text:p text:style-name="P12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29">
          <table:table-cell table:style-name="TableCell1230" table:number-columns-spanned="20">
            <text:p text:style-name="P12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32">
          <table:table-cell table:style-name="TableCell1233" table:number-columns-spanned="20">
            <text:p text:style-name="P12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35">
          <table:table-cell table:style-name="TableCell1236" table:number-columns-spanned="9">
            <text:p text:style-name="P1237">Проведенное обследование и лечени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38" table:number-columns-spanned="11">
            <text:p text:style-name="P12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40">
          <table:table-cell table:style-name="TableCell1241" table:number-columns-spanned="20">
            <text:p text:style-name="P12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43">
          <table:table-cell table:style-name="TableCell1244" table:number-columns-spanned="20">
            <text:p text:style-name="P12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46">
          <table:table-cell table:style-name="TableCell1247" table:number-columns-spanned="20">
            <text:p text:style-name="P124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49">
          <table:table-cell table:style-name="TableCell1250" table:number-columns-spanned="20">
            <text:p text:style-name="P12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52">
          <table:table-cell table:style-name="TableCell1253" table:number-columns-spanned="8">
            <text:p text:style-name="P1254">Диагноз основного заболевания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55" table:number-columns-spanned="7">
            <text:p text:style-name="P12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57" table:number-columns-spanned="4">
            <text:p text:style-name="P1258">код по МКБ-10</text:p>
          </table:table-cell>
          <table:covered-table-cell/>
          <table:covered-table-cell/>
          <table:covered-table-cell/>
          <table:table-cell table:style-name="TableCell1259">
            <text:p text:style-name="P1260"/>
          </table:table-cell>
        </table:table-row>
        <table:table-row table:style-name="TableRow1261">
          <table:table-cell table:style-name="TableCell1262" table:number-columns-spanned="20">
            <text:p text:style-name="P12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64">
          <table:table-cell table:style-name="TableCell1265" table:number-columns-spanned="2">
            <text:p text:style-name="P1266">Осложнения:</text:p>
          </table:table-cell>
          <table:covered-table-cell/>
          <table:table-cell table:style-name="TableCell1267" table:number-columns-spanned="18">
            <text:p text:style-name="P12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69">
          <table:table-cell table:style-name="TableCell1270" table:number-columns-spanned="20">
            <text:p text:style-name="P127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272">
          <table:table-cell table:style-name="TableCell1273" table:number-columns-spanned="6">
            <text:p text:style-name="P1274">Сопутствующие заболевания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275" table:number-columns-spanned="9">
            <text:p text:style-name="P12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77" table:number-columns-spanned="4">
            <text:p text:style-name="P1278">код по МКБ-10</text:p>
          </table:table-cell>
          <table:covered-table-cell/>
          <table:covered-table-cell/>
          <table:covered-table-cell/>
          <table:table-cell table:style-name="TableCell1279">
            <text:p text:style-name="P1280"/>
          </table:table-cell>
        </table:table-row>
        <table:table-row table:style-name="TableRow1281">
          <table:table-cell table:style-name="TableCell1282" table:number-columns-spanned="15">
            <text:p text:style-name="P12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84" table:number-columns-spanned="4">
            <text:p text:style-name="P1285">код по МКБ-10</text:p>
          </table:table-cell>
          <table:covered-table-cell/>
          <table:covered-table-cell/>
          <table:covered-table-cell/>
          <table:table-cell table:style-name="TableCell1286">
            <text:p text:style-name="P1287"/>
          </table:table-cell>
        </table:table-row>
        <table:table-row table:style-name="TableRow1288">
          <table:table-cell table:style-name="TableCell1289" table:number-columns-spanned="15">
            <text:p text:style-name="P129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91" table:number-columns-spanned="4">
            <text:p text:style-name="P1292">код по МКБ-10</text:p>
          </table:table-cell>
          <table:covered-table-cell/>
          <table:covered-table-cell/>
          <table:covered-table-cell/>
          <table:table-cell table:style-name="TableCell1293">
            <text:p text:style-name="P1294"/>
          </table:table-cell>
        </table:table-row>
        <table:table-row table:style-name="TableRow1295">
          <table:table-cell table:style-name="TableCell1296" table:number-columns-spanned="10">
            <text:p text:style-name="P1297">Внешняя причина при травмах (отравлениях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298" table:number-columns-spanned="10">
            <text:p text:style-name="P129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00">
          <table:table-cell table:style-name="TableCell1301" table:number-columns-spanned="15">
            <text:p text:style-name="P13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303" table:number-columns-spanned="4">
            <text:p text:style-name="P1304">код по МКБ-10</text:p>
          </table:table-cell>
          <table:covered-table-cell/>
          <table:covered-table-cell/>
          <table:covered-table-cell/>
          <table:table-cell table:style-name="TableCell1305">
            <text:p text:style-name="P1306"/>
          </table:table-cell>
        </table:table-row>
        <table:table-row table:style-name="TableRow1307">
          <table:table-cell table:style-name="TableCell1308" table:number-columns-spanned="13">
            <text:p text:style-name="P1309">Рекомендации<text:s/>по дальнейшему наблюдению, дообследованию и лечени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310" table:number-columns-spanned="7">
            <text:p text:style-name="P131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12">
          <table:table-cell table:style-name="TableCell1313" table:number-columns-spanned="20">
            <text:p text:style-name="P13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15">
          <table:table-cell table:style-name="TableCell1316" table:number-columns-spanned="20">
            <text:p text:style-name="P13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18">
          <table:table-cell table:style-name="TableCell1319" table:number-columns-spanned="20">
            <text:p text:style-name="P13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21">
          <table:table-cell table:style-name="TableCell1322" table:number-columns-spanned="5">
            <text:p text:style-name="P1323">Листок нетрудоспособности</text:p>
          </table:table-cell>
          <table:covered-table-cell/>
          <table:covered-table-cell/>
          <table:covered-table-cell/>
          <table:covered-table-cell/>
          <table:table-cell table:style-name="TableCell1324" table:number-columns-spanned="15">
            <text:p text:style-name="P13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26">
          <table:table-cell table:style-name="TableCell1327" table:number-columns-spanned="3">
            <text:p text:style-name="P1328">Зав. отделением</text:p>
          </table:table-cell>
          <table:covered-table-cell/>
          <table:covered-table-cell/>
          <table:table-cell table:style-name="TableCell1329" table:number-columns-spanned="8">
            <text:p text:style-name="P13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331" table:number-columns-spanned="3">
            <text:p text:style-name="P1332">Лечащий врач</text:p>
          </table:table-cell>
          <table:covered-table-cell/>
          <table:covered-table-cell/>
          <table:table-cell table:style-name="TableCell1333" table:number-columns-spanned="6">
            <text:p text:style-name="P1334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soft-page-break/>
      <text:p text:style-name="P1335"><text:span text:style-name="T1336">стр. 9 ф. 025/у</text:span></text:p>
      <text:p text:style-name="P1337">28. Заключение врачебной комиссии</text:p>
      <table:table table:style-name="Table1338">
        <table:table-columns>
          <table:table-column table:style-name="TableColumn1339"/>
          <table:table-column table:style-name="TableColumn1340"/>
          <table:table-column table:style-name="TableColumn1341"/>
          <table:table-column table:style-name="TableColumn1342"/>
          <table:table-column table:style-name="TableColumn1343"/>
          <table:table-column table:style-name="TableColumn1344"/>
          <table:table-column table:style-name="TableColumn1345"/>
          <table:table-column table:style-name="TableColumn1346"/>
          <table:table-column table:style-name="TableColumn1347"/>
          <table:table-column table:style-name="TableColumn1348"/>
          <table:table-column table:style-name="TableColumn1349"/>
          <table:table-column table:style-name="TableColumn1350"/>
          <table:table-column table:style-name="TableColumn1351"/>
          <table:table-column table:style-name="TableColumn1352"/>
          <table:table-column table:style-name="TableColumn1353"/>
        </table:table-columns>
        <table:table-row table:style-name="TableRow1354">
          <table:table-cell table:style-name="TableCell1355">
            <text:p text:style-name="P1356">Дата</text:p>
          </table:table-cell>
          <table:table-cell table:style-name="TableCell1357" table:number-columns-spanned="3">
            <text:p text:style-name="P1358"/>
          </table:table-cell>
          <table:covered-table-cell/>
          <table:covered-table-cell/>
          <table:table-cell>
            <text:p text:style-name="P1358"/>
          </table:table-cell>
          <table:table-cell>
            <text:p text:style-name="P1358"/>
          </table:table-cell>
          <table:table-cell>
            <text:p text:style-name="P1358"/>
          </table:table-cell>
          <table:table-cell>
            <text:p text:style-name="P1358"/>
          </table:table-cell>
          <table:table-cell>
            <text:p text:style-name="P1358"/>
          </table:table-cell>
          <table:table-cell>
            <text:p text:style-name="P1358"/>
          </table:table-cell>
          <table:table-cell>
            <text:p text:style-name="P1358"/>
          </table:table-cell>
          <table:table-cell>
            <text:p text:style-name="P1358"/>
          </table:table-cell>
          <table:table-cell>
            <text:p text:style-name="P1358"/>
          </table:table-cell>
          <table:table-cell>
            <text:p text:style-name="P1358"/>
          </table:table-cell>
          <table:table-cell>
            <text:p text:style-name="P1358"/>
          </table:table-cell>
        </table:table-row>
        <table:table-row table:style-name="TableRow1359">
          <table:table-cell table:style-name="TableCell1360" table:number-columns-spanned="6">
            <text:p text:style-name="P1361">Жалобы и динамика состояния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362" table:number-columns-spanned="9">
            <text:p text:style-name="P13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64">
          <table:table-cell table:style-name="TableCell1365" table:number-columns-spanned="15">
            <text:p text:style-name="P136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67">
          <table:table-cell table:style-name="TableCell1368" table:number-columns-spanned="15">
            <text:p text:style-name="P136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70">
          <table:table-cell table:style-name="TableCell1371" table:number-columns-spanned="15">
            <text:p text:style-name="P13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73">
          <table:table-cell table:style-name="TableCell1374" table:number-columns-spanned="15">
            <text:p text:style-name="P13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76">
          <table:table-cell table:style-name="TableCell1377" table:number-columns-spanned="9">
            <text:p text:style-name="P1378">Проведенное обследование и лечени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379" table:number-columns-spanned="6">
            <text:p text:style-name="P138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381">
          <table:table-cell table:style-name="TableCell1382" table:number-columns-spanned="15">
            <text:p text:style-name="P13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84">
          <table:table-cell table:style-name="TableCell1385" table:number-columns-spanned="15">
            <text:p text:style-name="P13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87">
          <table:table-cell table:style-name="TableCell1388" table:number-columns-spanned="15">
            <text:p text:style-name="P138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90">
          <table:table-cell table:style-name="TableCell1391" table:number-columns-spanned="15">
            <text:p text:style-name="P139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93">
          <table:table-cell table:style-name="TableCell1394" table:number-columns-spanned="15">
            <text:p text:style-name="P139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96">
          <table:table-cell table:style-name="TableCell1397" table:number-columns-spanned="7">
            <text:p text:style-name="P1398">Диагноз основного заболевания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399" table:number-columns-spanned="6">
            <text:p text:style-name="P1400"/>
          </table:table-cell>
          <table:covered-table-cell/>
          <table:covered-table-cell/>
          <table:covered-table-cell/>
          <table:covered-table-cell/>
          <table:covered-table-cell/>
          <table:table-cell table:style-name="TableCell1401">
            <text:p text:style-name="P1402">код по МКБ-10</text:p>
          </table:table-cell>
          <table:table-cell table:style-name="TableCell1403">
            <text:p text:style-name="P1404"/>
          </table:table-cell>
        </table:table-row>
        <table:table-row table:style-name="TableRow1405">
          <table:table-cell table:style-name="TableCell1406" table:number-columns-spanned="15">
            <text:p text:style-name="P140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08">
          <table:table-cell table:style-name="TableCell1409" table:number-columns-spanned="2">
            <text:p text:style-name="P1410">Осложнения:</text:p>
          </table:table-cell>
          <table:covered-table-cell/>
          <table:table-cell table:style-name="TableCell1411" table:number-columns-spanned="13">
            <text:p text:style-name="P14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13">
          <table:table-cell table:style-name="TableCell1414" table:number-columns-spanned="15">
            <text:p text:style-name="P14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16">
          <table:table-cell table:style-name="TableCell1417" table:number-columns-spanned="5">
            <text:p text:style-name="P1418">Сопутствующие заболевания</text:p>
          </table:table-cell>
          <table:covered-table-cell/>
          <table:covered-table-cell/>
          <table:covered-table-cell/>
          <table:covered-table-cell/>
          <table:table-cell table:style-name="TableCell1419" table:number-columns-spanned="8">
            <text:p text:style-name="P14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421">
            <text:p text:style-name="P1422">код по МКБ-10</text:p>
          </table:table-cell>
          <table:table-cell table:style-name="TableCell1423">
            <text:p text:style-name="P1424"/>
          </table:table-cell>
        </table:table-row>
        <table:table-row table:style-name="TableRow1425">
          <table:table-cell table:style-name="TableCell1426" table:number-columns-spanned="13">
            <text:p text:style-name="P14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428">
            <text:p text:style-name="P1429">код по МКБ-10</text:p>
          </table:table-cell>
          <table:table-cell table:style-name="TableCell1430">
            <text:p text:style-name="P1431"/>
          </table:table-cell>
        </table:table-row>
        <table:table-row table:style-name="TableRow1432">
          <table:table-cell table:style-name="TableCell1433" table:number-columns-spanned="13">
            <text:p text:style-name="P14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435">
            <text:p text:style-name="P1436">код по МКБ-10</text:p>
          </table:table-cell>
          <table:table-cell table:style-name="TableCell1437">
            <text:p text:style-name="P1438"/>
          </table:table-cell>
        </table:table-row>
        <table:table-row table:style-name="TableRow1439">
          <table:table-cell table:style-name="TableCell1440" table:number-columns-spanned="10">
            <text:p text:style-name="P1441">Внешняя причина при травмах (отравлениях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442" table:number-columns-spanned="5">
            <text:p text:style-name="P1443"/>
          </table:table-cell>
          <table:covered-table-cell/>
          <table:covered-table-cell/>
          <table:covered-table-cell/>
          <table:covered-table-cell/>
        </table:table-row>
        <table:table-row table:style-name="TableRow1444">
          <table:table-cell table:style-name="TableCell1445" table:number-columns-spanned="13">
            <text:p text:style-name="P14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447">
            <text:p text:style-name="P1448">код по МКБ-10</text:p>
          </table:table-cell>
          <table:table-cell table:style-name="TableCell1449">
            <text:p text:style-name="P1450"/>
          </table:table-cell>
        </table:table-row>
        <table:table-row table:style-name="TableRow1451">
          <table:table-cell table:style-name="TableCell1452" table:number-columns-spanned="8">
            <text:p text:style-name="P1453">Заключение<text:s/>врачебной комиссии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454" table:number-columns-spanned="7">
            <text:p text:style-name="P145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56">
          <table:table-cell table:style-name="TableCell1457" table:number-columns-spanned="15">
            <text:p text:style-name="P145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59">
          <table:table-cell table:style-name="TableCell1460" table:number-columns-spanned="15">
            <text:p text:style-name="P14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62">
          <table:table-cell table:style-name="TableCell1463" table:number-columns-spanned="15">
            <text:p text:style-name="P14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65">
          <table:table-cell table:style-name="TableCell1466" table:number-columns-spanned="15">
            <text:p text:style-name="P14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68">
          <table:table-cell table:style-name="TableCell1469" table:number-columns-spanned="3">
            <text:p text:style-name="P1470">Рекомендации</text:p>
          </table:table-cell>
          <table:covered-table-cell/>
          <table:covered-table-cell/>
          <table:table-cell table:style-name="TableCell1471" table:number-columns-spanned="12">
            <text:p text:style-name="P14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73">
          <table:table-cell table:style-name="TableCell1474" table:number-columns-spanned="15">
            <text:p text:style-name="P14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76">
          <table:table-cell table:style-name="TableCell1477" table:number-columns-spanned="15">
            <text:p text:style-name="P14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479">
          <table:table-cell table:style-name="TableCell1480" table:number-columns-spanned="3">
            <text:p text:style-name="P1481">Председатель</text:p>
          </table:table-cell>
          <table:covered-table-cell/>
          <table:covered-table-cell/>
          <table:table-cell table:style-name="TableCell1482" table:number-columns-spanned="8">
            <text:p text:style-name="P14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484">
            <text:p text:style-name="P1485">Члены комиссии</text:p>
          </table:table-cell>
          <table:table-cell table:style-name="TableCell1486" table:number-columns-spanned="3">
            <text:p text:style-name="P1487"/>
          </table:table-cell>
          <table:covered-table-cell/>
          <table:covered-table-cell/>
        </table:table-row>
      </table:table>
      <text:soft-page-break/>
      <text:p text:style-name="P1488"><text:span text:style-name="T1489">стр. 10 ф. 025/у</text:span></text:p>
      <text:p text:style-name="P1490"/>
      <text:p text:style-name="P1491">29. Диспансерное наблюдение</text:p>
      <table:table table:style-name="Table1492">
        <table:table-columns>
          <table:table-column table:style-name="TableColumn1493"/>
          <table:table-column table:style-name="TableColumn1494"/>
          <table:table-column table:style-name="TableColumn1495"/>
          <table:table-column table:style-name="TableColumn1496"/>
          <table:table-column table:style-name="TableColumn1497"/>
          <table:table-column table:style-name="TableColumn1498"/>
          <table:table-column table:style-name="TableColumn1499"/>
          <table:table-column table:style-name="TableColumn1500"/>
          <table:table-column table:style-name="TableColumn1501"/>
          <table:table-column table:style-name="TableColumn1502"/>
          <table:table-column table:style-name="TableColumn1503"/>
          <table:table-column table:style-name="TableColumn1504"/>
          <table:table-column table:style-name="TableColumn1505"/>
        </table:table-columns>
        <table:table-row table:style-name="TableRow1506">
          <table:table-cell table:style-name="TableCell1507">
            <text:p text:style-name="P1508">Дата</text:p>
          </table:table-cell>
          <table:table-cell table:style-name="TableCell1509" table:number-columns-spanned="2">
            <text:p text:style-name="P1510"/>
          </table:table-cell>
          <table:covered-table-cell/>
          <table:table-cell>
            <text:p text:style-name="P1510"/>
          </table:table-cell>
          <table:table-cell>
            <text:p text:style-name="P1510"/>
          </table:table-cell>
          <table:table-cell>
            <text:p text:style-name="P1510"/>
          </table:table-cell>
          <table:table-cell>
            <text:p text:style-name="P1510"/>
          </table:table-cell>
          <table:table-cell>
            <text:p text:style-name="P1510"/>
          </table:table-cell>
          <table:table-cell>
            <text:p text:style-name="P1510"/>
          </table:table-cell>
          <table:table-cell>
            <text:p text:style-name="P1510"/>
          </table:table-cell>
          <table:table-cell>
            <text:p text:style-name="P1510"/>
          </table:table-cell>
          <table:table-cell>
            <text:p text:style-name="P1510"/>
          </table:table-cell>
          <table:table-cell>
            <text:p text:style-name="P1510"/>
          </table:table-cell>
        </table:table-row>
        <table:table-row table:style-name="TableRow1511">
          <table:table-cell table:style-name="TableCell1512" table:number-columns-spanned="5">
            <text:p text:style-name="P1513">Жалобы и динамика состояния</text:p>
          </table:table-cell>
          <table:covered-table-cell/>
          <table:covered-table-cell/>
          <table:covered-table-cell/>
          <table:covered-table-cell/>
          <table:table-cell table:style-name="TableCell1514" table:number-columns-spanned="8">
            <text:p text:style-name="P15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16">
          <table:table-cell table:style-name="TableCell1517" table:number-columns-spanned="13">
            <text:p text:style-name="P15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19">
          <table:table-cell table:style-name="TableCell1520" table:number-columns-spanned="13">
            <text:p text:style-name="P15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22">
          <table:table-cell table:style-name="TableCell1523" table:number-columns-spanned="13">
            <text:p text:style-name="P15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25">
          <table:table-cell table:style-name="TableCell1526" table:number-columns-spanned="13">
            <text:p text:style-name="P15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28">
          <table:table-cell table:style-name="TableCell1529" table:number-columns-spanned="9">
            <text:p text:style-name="P1530">Проводимые лечебно-профилактические мероприят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531" table:number-columns-spanned="4">
            <text:p text:style-name="P1532"/>
          </table:table-cell>
          <table:covered-table-cell/>
          <table:covered-table-cell/>
          <table:covered-table-cell/>
        </table:table-row>
        <table:table-row table:style-name="TableRow1533">
          <table:table-cell table:style-name="TableCell1534" table:number-columns-spanned="13">
            <text:p text:style-name="P15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36">
          <table:table-cell table:style-name="TableCell1537" table:number-columns-spanned="13">
            <text:p text:style-name="P153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39">
          <table:table-cell table:style-name="TableCell1540" table:number-columns-spanned="13">
            <text:p text:style-name="P15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42">
          <table:table-cell table:style-name="TableCell1543" table:number-columns-spanned="13">
            <text:p text:style-name="P154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45">
          <table:table-cell table:style-name="TableCell1546" table:number-columns-spanned="13">
            <text:p text:style-name="P154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48">
          <table:table-cell table:style-name="TableCell1549" table:number-columns-spanned="6">
            <text:p text:style-name="P1550">Диагноз основного заболевания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551" table:number-columns-spanned="5">
            <text:p text:style-name="P1552"/>
          </table:table-cell>
          <table:covered-table-cell/>
          <table:covered-table-cell/>
          <table:covered-table-cell/>
          <table:covered-table-cell/>
          <table:table-cell table:style-name="TableCell1553">
            <text:p text:style-name="P1554">код по МКБ-10</text:p>
          </table:table-cell>
          <table:table-cell table:style-name="TableCell1555">
            <text:p text:style-name="P1556"/>
          </table:table-cell>
        </table:table-row>
        <table:table-row table:style-name="TableRow1557">
          <table:table-cell table:style-name="TableCell1558" table:number-columns-spanned="13">
            <text:p text:style-name="P15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60">
          <table:table-cell table:style-name="TableCell1561" table:number-columns-spanned="2">
            <text:p text:style-name="P1562">Осложнения:</text:p>
          </table:table-cell>
          <table:covered-table-cell/>
          <table:table-cell table:style-name="TableCell1563" table:number-columns-spanned="11">
            <text:p text:style-name="P15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65">
          <table:table-cell table:style-name="TableCell1566" table:number-columns-spanned="13">
            <text:p text:style-name="P156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68">
          <table:table-cell table:style-name="TableCell1569" table:number-columns-spanned="4">
            <text:p text:style-name="P1570">Сопутствующие заболевания</text:p>
          </table:table-cell>
          <table:covered-table-cell/>
          <table:covered-table-cell/>
          <table:covered-table-cell/>
          <table:table-cell table:style-name="TableCell1571" table:number-columns-spanned="7">
            <text:p text:style-name="P15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573">
            <text:p text:style-name="P1574">код по МКБ-10</text:p>
          </table:table-cell>
          <table:table-cell table:style-name="TableCell1575">
            <text:p text:style-name="P1576"/>
          </table:table-cell>
        </table:table-row>
        <table:table-row table:style-name="TableRow1577">
          <table:table-cell table:style-name="TableCell1578" table:number-columns-spanned="11">
            <text:p text:style-name="P157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580">
            <text:p text:style-name="P1581">код по МКБ-10</text:p>
          </table:table-cell>
          <table:table-cell table:style-name="TableCell1582">
            <text:p text:style-name="P1583"/>
          </table:table-cell>
        </table:table-row>
        <table:table-row table:style-name="TableRow1584">
          <table:table-cell table:style-name="TableCell1585" table:number-columns-spanned="11">
            <text:p text:style-name="P15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587">
            <text:p text:style-name="P1588">код по МКБ-10</text:p>
          </table:table-cell>
          <table:table-cell table:style-name="TableCell1589">
            <text:p text:style-name="P1590"/>
          </table:table-cell>
        </table:table-row>
        <table:table-row table:style-name="TableRow1591">
          <table:table-cell table:style-name="TableCell1592" table:number-columns-spanned="7">
            <text:p text:style-name="P1593">Внешняя причина при травмах (отравлениях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594" table:number-columns-spanned="6">
            <text:p text:style-name="P159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96">
          <table:table-cell table:style-name="TableCell1597" table:number-columns-spanned="11">
            <text:p text:style-name="P15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599">
            <text:p text:style-name="P1600">код по МКБ-10</text:p>
          </table:table-cell>
          <table:table-cell table:style-name="TableCell1601">
            <text:p text:style-name="P1602"/>
          </table:table-cell>
        </table:table-row>
        <table:table-row table:style-name="TableRow1603">
          <table:table-cell table:style-name="TableCell1604" table:number-columns-spanned="10">
            <text:p text:style-name="P1605">Рекомендации и дата следующего диспансерного осмотра, консультаци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606" table:number-columns-spanned="3">
            <text:p text:style-name="P1607"/>
          </table:table-cell>
          <table:covered-table-cell/>
          <table:covered-table-cell/>
        </table:table-row>
        <table:table-row table:style-name="TableRow1608">
          <table:table-cell table:style-name="TableCell1609" table:number-columns-spanned="13">
            <text:p text:style-name="P16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11">
          <table:table-cell table:style-name="TableCell1612" table:number-columns-spanned="13">
            <text:p text:style-name="P16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14">
          <table:table-cell table:style-name="TableCell1615" table:number-columns-spanned="13">
            <text:p text:style-name="P16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17">
          <table:table-cell table:style-name="TableCell1618" table:number-columns-spanned="13">
            <text:p text:style-name="P16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20">
          <table:table-cell table:style-name="TableCell1621">
            <text:p text:style-name="P1622">Врач</text:p>
          </table:table-cell>
          <table:table-cell table:style-name="TableCell1623" table:number-columns-spanned="7">
            <text:p text:style-name="P16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>
            <text:p text:style-name="P1624"/>
          </table:table-cell>
          <table:table-cell>
            <text:p text:style-name="P1624"/>
          </table:table-cell>
          <table:table-cell>
            <text:p text:style-name="P1624"/>
          </table:table-cell>
          <table:table-cell>
            <text:p text:style-name="P1624"/>
          </table:table-cell>
          <table:table-cell>
            <text:p text:style-name="P1624"/>
          </table:table-cell>
        </table:table-row>
      </table:table>
      <text:soft-page-break/>
      <text:p text:style-name="P1625"><text:span text:style-name="T1626">стр. 11 ф. № 025/у</text:span></text:p>
      <text:p text:style-name="P1627"/>
      <text:p text:style-name="P1628">30. Сведения<text:s/>о госпитализациях</text:p>
      <table:table table:style-name="Table1629">
        <table:table-columns>
          <table:table-column table:style-name="TableColumn1630"/>
          <table:table-column table:style-name="TableColumn1631"/>
          <table:table-column table:style-name="TableColumn1632"/>
        </table:table-columns>
        <table:table-row table:style-name="TableRow1633">
          <table:table-cell table:style-name="TableCell1634">
            <text:p text:style-name="P1635">Дата</text:p>
            <text:p text:style-name="P1636">поступления</text:p>
            <text:p text:style-name="P1637">и выписки</text:p>
          </table:table-cell>
          <table:table-cell table:style-name="TableCell1638">
            <text:p text:style-name="P1639">Медицинская организация, в которой была</text:p>
            <text:p text:style-name="P1640">оказана мед. помощь в стационарных условиях</text:p>
          </table:table-cell>
          <table:table-cell table:style-name="TableCell1641">
            <text:p text:style-name="P1642">Заключительный</text:p>
            <text:p text:style-name="P1643">клинический диагноз</text:p>
          </table:table-cell>
        </table:table-row>
        <table:table-row table:style-name="TableRow1644">
          <table:table-cell table:style-name="TableCell1645">
            <text:p text:style-name="P1646"/>
          </table:table-cell>
          <table:table-cell table:style-name="TableCell1647">
            <text:p text:style-name="P1648"/>
          </table:table-cell>
          <table:table-cell table:style-name="TableCell1649">
            <text:p text:style-name="P1650"/>
          </table:table-cell>
        </table:table-row>
        <table:table-row table:style-name="TableRow1651">
          <table:table-cell table:style-name="TableCell1652">
            <text:p text:style-name="P1653"/>
          </table:table-cell>
          <table:table-cell table:style-name="TableCell1654">
            <text:p text:style-name="P1655"/>
          </table:table-cell>
          <table:table-cell table:style-name="TableCell1656">
            <text:p text:style-name="P1657"/>
          </table:table-cell>
        </table:table-row>
        <table:table-row table:style-name="TableRow1658">
          <table:table-cell table:style-name="TableCell1659">
            <text:p text:style-name="P1660"/>
          </table:table-cell>
          <table:table-cell table:style-name="TableCell1661">
            <text:p text:style-name="P1662"/>
          </table:table-cell>
          <table:table-cell table:style-name="TableCell1663">
            <text:p text:style-name="P1664"/>
          </table:table-cell>
        </table:table-row>
        <table:table-row table:style-name="TableRow1665">
          <table:table-cell table:style-name="TableCell1666">
            <text:p text:style-name="P1667"/>
          </table:table-cell>
          <table:table-cell table:style-name="TableCell1668">
            <text:p text:style-name="P1669"/>
          </table:table-cell>
          <table:table-cell table:style-name="TableCell1670">
            <text:p text:style-name="P1671"/>
          </table:table-cell>
        </table:table-row>
        <table:table-row table:style-name="TableRow1672">
          <table:table-cell table:style-name="TableCell1673">
            <text:p text:style-name="P1674"/>
          </table:table-cell>
          <table:table-cell table:style-name="TableCell1675">
            <text:p text:style-name="P1676"/>
          </table:table-cell>
          <table:table-cell table:style-name="TableCell1677">
            <text:p text:style-name="P1678"/>
          </table:table-cell>
        </table:table-row>
        <table:table-row table:style-name="TableRow1679">
          <table:table-cell table:style-name="TableCell1680">
            <text:p text:style-name="P1681"/>
          </table:table-cell>
          <table:table-cell table:style-name="TableCell1682">
            <text:p text:style-name="P1683"/>
          </table:table-cell>
          <table:table-cell table:style-name="TableCell1684">
            <text:p text:style-name="P1685"/>
          </table:table-cell>
        </table:table-row>
      </table:table>
      <text:p text:style-name="P1686"/>
      <text:p text:style-name="P1687">31. Сведения о проведенных оперативных вмешательствах в амбулаторных условиях</text:p>
      <table:table table:style-name="Table1688">
        <table:table-columns>
          <table:table-column table:style-name="TableColumn1689"/>
          <table:table-column table:style-name="TableColumn1690"/>
          <table:table-column table:style-name="TableColumn1691"/>
        </table:table-columns>
        <table:table-row table:style-name="TableRow1692">
          <table:table-cell table:style-name="TableCell1693">
            <text:p text:style-name="P1694">Дата</text:p>
            <text:p text:style-name="P1695">проведения</text:p>
          </table:table-cell>
          <table:table-cell table:style-name="TableCell1696">
            <text:p text:style-name="P1697">Название оперативного вмешательства</text:p>
          </table:table-cell>
          <table:table-cell table:style-name="TableCell1698">
            <text:p text:style-name="P1699">Врач</text:p>
          </table:table-cell>
        </table:table-row>
        <table:table-row table:style-name="TableRow1700">
          <table:table-cell table:style-name="TableCell1701">
            <text:p text:style-name="P1702"/>
          </table:table-cell>
          <table:table-cell table:style-name="TableCell1703">
            <text:p text:style-name="P1704"/>
          </table:table-cell>
          <table:table-cell table:style-name="TableCell1705">
            <text:p text:style-name="P1706"/>
          </table:table-cell>
        </table:table-row>
        <table:table-row table:style-name="TableRow1707">
          <table:table-cell table:style-name="TableCell1708">
            <text:p text:style-name="P1709"/>
          </table:table-cell>
          <table:table-cell table:style-name="TableCell1710">
            <text:p text:style-name="P1711"/>
          </table:table-cell>
          <table:table-cell table:style-name="TableCell1712">
            <text:p text:style-name="P1713"/>
          </table:table-cell>
        </table:table-row>
        <table:table-row table:style-name="TableRow1714">
          <table:table-cell table:style-name="TableCell1715">
            <text:p text:style-name="P1716"/>
          </table:table-cell>
          <table:table-cell table:style-name="TableCell1717">
            <text:p text:style-name="P1718"/>
          </table:table-cell>
          <table:table-cell table:style-name="TableCell1719">
            <text:p text:style-name="P1720"/>
          </table:table-cell>
        </table:table-row>
        <table:table-row table:style-name="TableRow1721">
          <table:table-cell table:style-name="TableCell1722">
            <text:p text:style-name="P1723"/>
          </table:table-cell>
          <table:table-cell table:style-name="TableCell1724">
            <text:p text:style-name="P1725"/>
          </table:table-cell>
          <table:table-cell table:style-name="TableCell1726">
            <text:p text:style-name="P1727"/>
          </table:table-cell>
        </table:table-row>
        <table:table-row table:style-name="TableRow1728">
          <table:table-cell table:style-name="TableCell1729">
            <text:p text:style-name="P1730"/>
          </table:table-cell>
          <table:table-cell table:style-name="TableCell1731">
            <text:p text:style-name="P1732"/>
          </table:table-cell>
          <table:table-cell table:style-name="TableCell1733">
            <text:p text:style-name="P1734"/>
          </table:table-cell>
        </table:table-row>
      </table:table>
      <text:p text:style-name="P1735"/>
      <text:p text:style-name="P1736">32. Лист учета доз<text:s/>облучения<text:s/>при рентгенологических исследованиях</text:p>
      <table:table table:style-name="Table1737">
        <table:table-columns>
          <table:table-column table:style-name="TableColumn1738"/>
          <table:table-column table:style-name="TableColumn1739"/>
          <table:table-column table:style-name="TableColumn1740"/>
        </table:table-columns>
        <table:table-row table:style-name="TableRow1741">
          <table:table-cell table:style-name="TableCell1742">
            <text:p text:style-name="P1743">Дата</text:p>
            <text:p text:style-name="P1744">проведения</text:p>
          </table:table-cell>
          <table:table-cell table:style-name="TableCell1745">
            <text:p text:style-name="P1746">Название рентгенологического исследования</text:p>
          </table:table-cell>
          <table:table-cell table:style-name="TableCell1747">
            <text:p text:style-name="P1748">Доза облучения</text:p>
          </table:table-cell>
        </table:table-row>
        <table:table-row table:style-name="TableRow1749">
          <table:table-cell table:style-name="TableCell1750">
            <text:p text:style-name="P1751"/>
          </table:table-cell>
          <table:table-cell table:style-name="TableCell1752">
            <text:p text:style-name="P1753"/>
          </table:table-cell>
          <table:table-cell table:style-name="TableCell1754">
            <text:p text:style-name="P1755"/>
          </table:table-cell>
        </table:table-row>
        <table:table-row table:style-name="TableRow1756">
          <table:table-cell table:style-name="TableCell1757">
            <text:p text:style-name="P1758"/>
          </table:table-cell>
          <table:table-cell table:style-name="TableCell1759">
            <text:p text:style-name="P1760"/>
          </table:table-cell>
          <table:table-cell table:style-name="TableCell1761">
            <text:p text:style-name="P1762"/>
          </table:table-cell>
        </table:table-row>
        <table:table-row table:style-name="TableRow1763">
          <table:table-cell table:style-name="TableCell1764">
            <text:p text:style-name="P1765"/>
          </table:table-cell>
          <table:table-cell table:style-name="TableCell1766">
            <text:p text:style-name="P1767"/>
          </table:table-cell>
          <table:table-cell table:style-name="TableCell1768">
            <text:p text:style-name="P1769"/>
          </table:table-cell>
        </table:table-row>
        <table:table-row table:style-name="TableRow1770">
          <table:table-cell table:style-name="TableCell1771">
            <text:p text:style-name="P1772"/>
          </table:table-cell>
          <table:table-cell table:style-name="TableCell1773">
            <text:p text:style-name="P1774"/>
          </table:table-cell>
          <table:table-cell table:style-name="TableCell1775">
            <text:p text:style-name="P1776"/>
          </table:table-cell>
        </table:table-row>
        <table:table-row table:style-name="TableRow1777">
          <table:table-cell table:style-name="TableCell1778">
            <text:p text:style-name="P1779"/>
          </table:table-cell>
          <table:table-cell table:style-name="TableCell1780">
            <text:p text:style-name="P1781"/>
          </table:table-cell>
          <table:table-cell table:style-name="TableCell1782">
            <text:p text:style-name="P1783"/>
          </table:table-cell>
        </table:table-row>
        <table:table-row table:style-name="TableRow1784">
          <table:table-cell table:style-name="TableCell1785">
            <text:p text:style-name="P1786"/>
          </table:table-cell>
          <table:table-cell table:style-name="TableCell1787">
            <text:p text:style-name="P1788"/>
          </table:table-cell>
          <table:table-cell table:style-name="TableCell1789">
            <text:p text:style-name="P1790"/>
          </table:table-cell>
        </table:table-row>
      </table:table>
      <text:soft-page-break/>
      <text:p text:style-name="P1791"><text:span text:style-name="T1792">стр. 12 ф. № 025/у</text:span></text:p>
      <text:p text:style-name="P1793"/>
      <text:p text:style-name="P1794">33. Результаты функциональных методов исследования:</text:p>
      <text:p text:style-name="P1795"/>
      <text:p text:style-name="P1796"/>
      <text:p text:style-name="P1797"/>
      <text:soft-page-break/>
      <text:p text:style-name="P1798"><text:span text:style-name="T1799">стр. 13 ф. 025/у</text:span></text:p>
      <text:p text:style-name="P1800"/>
      <text:p text:style-name="P1801">34. Результаты лабораторных методов исследования:</text:p>
      <text:p text:style-name="P1802"/>
      <text:p text:style-name="P1803"/>
      <text:p text:style-name="P1804"/>
      <text:soft-page-break/>
      <text:p text:style-name="P1805"><text:span text:style-name="T1806">стр. 14 ф. № 025/у</text:span></text:p>
      <text:p text:style-name="P1807"/>
      <text:p text:style-name="P1808">35. Эпикриз</text:p>
      <text:p text:style-name="P180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style:text-autospace="none" fo:text-align="center" fo:margin-top="0.075in" fo:margin-bottom="0.075in"/>
      <style:text-properties style:font-name="Arial" style:font-name-complex="Arial" fo:font-weight="bold" style:font-weight-asian="bold" style:font-weight-complex="bold" fo:color="#26282F" fo:hyphenate="true"/>
    </style:style>
    <style:style style:name="Обычный" style:display-name="Обычный" style:family="paragraph">
      <style:paragraph-properties fo:margin-bottom="0in" fo:line-height="100%"/>
      <style:text-properties fo:font-size="12pt" style:font-size-asian="12pt" style:font-size-complex="12pt" fo:hyphenate="tru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Arial" style:font-name-complex="Arial" fo:font-weight="bold" style:font-weight-asian="bold" style:font-weight-complex="bold" fo:color="#26282F" fo:font-size="12pt" style:font-size-asian="12pt" style:font-size-complex="12pt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tru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name-complex="Times New Roman" fo:font-size="12pt" style:font-size-asian="12pt" style:font-size-complex="12pt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true"/>
    </style:style>
    <style:style style:name="НижнийколонтитулЗнак" style:display-name="Нижний колонтитул Знак" style:family="text" style:parent-style-name="Основнойшрифтабзаца">
      <style:text-properties style:font-name-complex="Times New Roman" fo:font-size="12pt" style:font-size-asian="12pt" style:font-size-complex="12pt"/>
    </style:style>
    <style:style style:name="Цветовоевыделение" style:display-name="Цветовое выделение" style:family="text">
      <style:text-properties fo:font-weight="bold" style:font-weight-asian="bold" fo:color="#000080"/>
    </style:style>
    <style:style style:name="Гипертекстоваяссылка" style:display-name="Гипертекстовая ссылка" style:family="text" style:parent-style-name="Цветовоевыделение">
      <style:text-properties style:font-name-complex="Times New Roman" fo:font-weight="normal" style:font-weight-asian="normal" fo:color="#008000"/>
    </style:style>
    <style:style style:name="Гиперссылка" style:display-name="Гиперссылка" style:family="text" style:parent-style-name="Основнойшрифтабзаца">
      <style:text-properties style:font-name-complex="Times New Roman" fo:color="#0000FF" style:text-underline-type="single" style:text-underline-style="solid" style:text-underline-width="auto" style:text-underline-mode="continuous"/>
    </style:style>
    <style:style style:name="Таблицымоноширинный" style:display-name="Таблицы (моноширинный)" style:family="paragraph" style:parent-style-name="Обычный" style:next-style-name="Обычный">
      <style:paragraph-properties style:text-autospace="none" fo:text-align="justify"/>
      <style:text-properties style:font-name="Courier New" style:font-name-complex="Courier New" fo:hyphenate="true"/>
    </style:style>
    <style:style style:name="Текстсноски" style:display-name="Текст сноски" style:family="paragraph" style:parent-style-name="Обычный">
      <style:text-properties fo:font-size="10pt" style:font-size-asian="10pt" style:font-size-complex="10pt" fo:hyphenate="true"/>
    </style:style>
    <style:style style:name="ТекстсноскиЗнак" style:display-name="Текст сноски Знак" style:family="text" style:parent-style-name="Основнойшрифтабзаца">
      <style:text-properties style:font-name-complex="Times New Roman" fo:font-size="10pt" style:font-size-asian="10pt" style:font-size-complex="10pt"/>
    </style:style>
    <style:style style:name="Знаксноски" style:display-name="Знак сноски" style:family="text" style:parent-style-name="Основнойшрифтабзаца">
      <style:text-properties style:font-name-complex="Times New Roman" style:text-position="super 63.6%"/>
    </style:style>
    <style:style style:name="Комментарий" style:display-name="Комментарий" style:family="paragraph" style:parent-style-name="Обычный" style:next-style-name="Обычный">
      <style:paragraph-properties style:text-autospace="none" fo:text-align="justify" fo:margin-top="0.052in"/>
      <style:text-properties style:font-name="Arial" style:font-name-complex="Arial" fo:color="#353842" fo:background-color="#F0F0F0" fo:hyphenate="true"/>
    </style:style>
    <style:style style:name="Продолжениессылки" style:display-name="Продолжение ссылки" style:family="text"/>
    <text:notes-configuration text:note-class="footnote" text:citation-style-name="Знаксноски" text:citation-body-style-name="Знаксноски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756in" fo:margin-left="0.7875in" fo:margin-bottom="0.2756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152in"/>
      </style:header-style>
      <style:footer-style>
        <style:header-footer-properties style:dynamic-spacing="true" fo:min-height="0.118in"/>
      </style:footer-style>
    </style:page-layout>
    <style:style style:name="P2" style:parent-style-name="Верхнийколонтитул" style:family="paragraph">
      <style:text-properties style:font-name="Arial" style:font-name-complex="Arial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Подготовлено с использованием системы ГАРАНТ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ena shcheglova</meta:initial-creator>
    <dc:creator>Admin</dc:creator>
    <meta:creation-date>2017-12-05T08:38:00Z</meta:creation-date>
    <dc:date>2017-12-05T08:38:00Z</dc:date>
    <meta:print-date>2013-05-29T09:53:00Z</meta:print-date>
    <meta:template xlink:href="Normal" xlink:type="simple"/>
    <meta:editing-cycles>2</meta:editing-cycles>
    <meta:editing-duration>PT0S</meta:editing-duration>
    <meta:document-statistic meta:page-count="14" meta:paragraph-count="12" meta:word-count="956" meta:character-count="6397" meta:row-count="45" meta:non-whitespace-character-count="5453"/>
  </office:meta>
</office:document-meta>
</file>